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text/xml" manifest:full-path="styles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5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00ff00"/>
    </style:style>
    <style:style style:name="ce5" style:family="table-cell" style:parent-style-name="Default" style:data-style-name="N2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ole-draw-aspect="1"/>
    </style:style>
  </office:automatic-styles>
  <office:body>
    <office:spreadsheet>
      <table:table table:name="java ricerca soglia mergesort" table:style-name="ta1">
        <table:shapes>
          <draw:frame draw:z-index="0" draw:style-name="gr1" svg:width="39.28cm" svg:height="26.79cm" svg:x="11.048cm" svg:y="2.158cm">
            <draw:object draw:notify-on-update-of-ranges="'java ricerca soglia mergesort'.A3:'java ricerca soglia mergesort'.A302 'java ricerca soglia mergesort'.B2:'java ricerca soglia mergesort'.B2 'java ricerca soglia mergesort'.B3:'java ricerca soglia mergesort'.B302 'java ricerca soglia mergesort'.C2:'java ricerca soglia mergesort'.C2 'java ricerca soglia mergesort'.C3:'java ricerca soglia mergesort'.C302 'java ricerca soglia mergesort'.D2:'java ricerca soglia mergesort'.D2 'java ricerca soglia mergesort'.D3:'java ricerca soglia mergesort'.D302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table:number-columns-spanned="3" table:number-rows-spanned="1">
            <text:p>Tempi e soglie per quicksort + isort</text:p>
          </table:table-cell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>
            <text:p>Soglia</text:p>
          </table:table-cell>
          <table:table-cell table:style-name="Default" office:value-type="string">
            <text:p>Tempo (ms)</text:p>
          </table:table-cell>
          <table:table-cell office:value-type="string">
            <text:p>Tempo mergesort</text:p>
          </table:table-cell>
          <table:table-cell office:value-type="string">
            <text:p>Minimo:</text:p>
          </table:table-cell>
          <table:table-cell office:value-type="string">
            <text:p>Soglia: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30.29">
            <text:p>630,29</text:p>
          </table:table-cell>
          <table:table-cell table:style-name="ce3" office:value-type="float" office:value="451.77">
            <text:p>451,77</text:p>
          </table:table-cell>
          <table:table-cell table:formula="of:=MIN([.B3:.B302])" office:value-type="float" office:value="272.43">
            <text:p>272,43</text:p>
          </table:table-cell>
          <table:table-cell table:style-name="ce6" office:value-type="float" office:value="1966">
            <text:p>196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96.72">
            <text:p>496,72</text:p>
          </table:table-cell>
          <table:table-cell table:formula="of:=[.C3]" office:value-type="float" office:value="451.77">
            <text:p>451,77</text:p>
          </table:table-cell>
          <table:table-cell table:formula="of:=[.D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39.66">
            <text:p>439,66</text:p>
          </table:table-cell>
          <table:table-cell table:formula="of:=[.C4]" office:value-type="float" office:value="451.77">
            <text:p>451,77</text:p>
          </table:table-cell>
          <table:table-cell table:formula="of:=[.D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4.98">
            <text:p>434,98</text:p>
          </table:table-cell>
          <table:table-cell table:formula="of:=[.C5]" office:value-type="float" office:value="451.77">
            <text:p>451,77</text:p>
          </table:table-cell>
          <table:table-cell table:formula="of:=[.D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2.87">
            <text:p>422,87</text:p>
          </table:table-cell>
          <table:table-cell table:formula="of:=[.C6]" office:value-type="float" office:value="451.77">
            <text:p>451,77</text:p>
          </table:table-cell>
          <table:table-cell table:formula="of:=[.D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4.57">
            <text:p>424,57</text:p>
          </table:table-cell>
          <table:table-cell table:formula="of:=[.C7]" office:value-type="float" office:value="451.77">
            <text:p>451,77</text:p>
          </table:table-cell>
          <table:table-cell table:formula="of:=[.D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4.54">
            <text:p>364,54</text:p>
          </table:table-cell>
          <table:table-cell table:formula="of:=[.C8]" office:value-type="float" office:value="451.77">
            <text:p>451,77</text:p>
          </table:table-cell>
          <table:table-cell table:formula="of:=[.D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60.16">
            <text:p>360,16</text:p>
          </table:table-cell>
          <table:table-cell table:formula="of:=[.C9]" office:value-type="float" office:value="451.77">
            <text:p>451,77</text:p>
          </table:table-cell>
          <table:table-cell table:formula="of:=[.D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7.29">
            <text:p>347,29</text:p>
          </table:table-cell>
          <table:table-cell table:formula="of:=[.C10]" office:value-type="float" office:value="451.77">
            <text:p>451,77</text:p>
          </table:table-cell>
          <table:table-cell table:formula="of:=[.D1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45.59">
            <text:p>345,59</text:p>
          </table:table-cell>
          <table:table-cell table:formula="of:=[.C11]" office:value-type="float" office:value="451.77">
            <text:p>451,77</text:p>
          </table:table-cell>
          <table:table-cell table:formula="of:=[.D1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5.43">
            <text:p>335,43</text:p>
          </table:table-cell>
          <table:table-cell table:formula="of:=[.C12]" office:value-type="float" office:value="451.77">
            <text:p>451,77</text:p>
          </table:table-cell>
          <table:table-cell table:formula="of:=[.D1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5.31">
            <text:p>335,31</text:p>
          </table:table-cell>
          <table:table-cell table:formula="of:=[.C13]" office:value-type="float" office:value="451.77">
            <text:p>451,77</text:p>
          </table:table-cell>
          <table:table-cell table:formula="of:=[.D1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6.77">
            <text:p>326,77</text:p>
          </table:table-cell>
          <table:table-cell table:formula="of:=[.C14]" office:value-type="float" office:value="451.77">
            <text:p>451,77</text:p>
          </table:table-cell>
          <table:table-cell table:formula="of:=[.D1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23.31">
            <text:p>323,31</text:p>
          </table:table-cell>
          <table:table-cell table:formula="of:=[.C15]" office:value-type="float" office:value="451.77">
            <text:p>451,77</text:p>
          </table:table-cell>
          <table:table-cell table:formula="of:=[.D1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17.41">
            <text:p>317,41</text:p>
          </table:table-cell>
          <table:table-cell table:formula="of:=[.C16]" office:value-type="float" office:value="451.77">
            <text:p>451,77</text:p>
          </table:table-cell>
          <table:table-cell table:formula="of:=[.D1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14.18">
            <text:p>314,18</text:p>
          </table:table-cell>
          <table:table-cell table:formula="of:=[.C17]" office:value-type="float" office:value="451.77">
            <text:p>451,77</text:p>
          </table:table-cell>
          <table:table-cell table:formula="of:=[.D1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11.29">
            <text:p>311,29</text:p>
          </table:table-cell>
          <table:table-cell table:formula="of:=[.C18]" office:value-type="float" office:value="451.77">
            <text:p>451,77</text:p>
          </table:table-cell>
          <table:table-cell table:formula="of:=[.D1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9.42">
            <text:p>309,42</text:p>
          </table:table-cell>
          <table:table-cell table:formula="of:=[.C19]" office:value-type="float" office:value="451.77">
            <text:p>451,77</text:p>
          </table:table-cell>
          <table:table-cell table:formula="of:=[.D1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8.35">
            <text:p>308,35</text:p>
          </table:table-cell>
          <table:table-cell table:formula="of:=[.C20]" office:value-type="float" office:value="451.77">
            <text:p>451,77</text:p>
          </table:table-cell>
          <table:table-cell table:formula="of:=[.D2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4.45">
            <text:p>304,45</text:p>
          </table:table-cell>
          <table:table-cell table:formula="of:=[.C21]" office:value-type="float" office:value="451.77">
            <text:p>451,77</text:p>
          </table:table-cell>
          <table:table-cell table:formula="of:=[.D2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6.45">
            <text:p>316,45</text:p>
          </table:table-cell>
          <table:table-cell table:formula="of:=[.C22]" office:value-type="float" office:value="451.77">
            <text:p>451,77</text:p>
          </table:table-cell>
          <table:table-cell table:formula="of:=[.D2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0.43">
            <text:p>310,43</text:p>
          </table:table-cell>
          <table:table-cell table:formula="of:=[.C23]" office:value-type="float" office:value="451.77">
            <text:p>451,77</text:p>
          </table:table-cell>
          <table:table-cell table:formula="of:=[.D2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9.12">
            <text:p>309,12</text:p>
          </table:table-cell>
          <table:table-cell table:formula="of:=[.C24]" office:value-type="float" office:value="451.77">
            <text:p>451,77</text:p>
          </table:table-cell>
          <table:table-cell table:formula="of:=[.D2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7.18">
            <text:p>307,18</text:p>
          </table:table-cell>
          <table:table-cell table:formula="of:=[.C25]" office:value-type="float" office:value="451.77">
            <text:p>451,77</text:p>
          </table:table-cell>
          <table:table-cell table:formula="of:=[.D2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02.78">
            <text:p>302,78</text:p>
          </table:table-cell>
          <table:table-cell table:formula="of:=[.C26]" office:value-type="float" office:value="451.77">
            <text:p>451,77</text:p>
          </table:table-cell>
          <table:table-cell table:formula="of:=[.D2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00.89">
            <text:p>300,89</text:p>
          </table:table-cell>
          <table:table-cell table:formula="of:=[.C27]" office:value-type="float" office:value="451.77">
            <text:p>451,77</text:p>
          </table:table-cell>
          <table:table-cell table:formula="of:=[.D2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00.97">
            <text:p>300,97</text:p>
          </table:table-cell>
          <table:table-cell table:formula="of:=[.C28]" office:value-type="float" office:value="451.77">
            <text:p>451,77</text:p>
          </table:table-cell>
          <table:table-cell table:formula="of:=[.D2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04.57">
            <text:p>304,57</text:p>
          </table:table-cell>
          <table:table-cell table:formula="of:=[.C29]" office:value-type="float" office:value="451.77">
            <text:p>451,77</text:p>
          </table:table-cell>
          <table:table-cell table:formula="of:=[.D2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97.75">
            <text:p>297,75</text:p>
          </table:table-cell>
          <table:table-cell table:formula="of:=[.C30]" office:value-type="float" office:value="451.77">
            <text:p>451,77</text:p>
          </table:table-cell>
          <table:table-cell table:formula="of:=[.D3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91.95">
            <text:p>291,95</text:p>
          </table:table-cell>
          <table:table-cell table:formula="of:=[.C31]" office:value-type="float" office:value="451.77">
            <text:p>451,77</text:p>
          </table:table-cell>
          <table:table-cell table:formula="of:=[.D3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89.34">
            <text:p>289,34</text:p>
          </table:table-cell>
          <table:table-cell table:formula="of:=[.C32]" office:value-type="float" office:value="451.77">
            <text:p>451,77</text:p>
          </table:table-cell>
          <table:table-cell table:formula="of:=[.D3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90.36">
            <text:p>290,36</text:p>
          </table:table-cell>
          <table:table-cell table:formula="of:=[.C33]" office:value-type="float" office:value="451.77">
            <text:p>451,77</text:p>
          </table:table-cell>
          <table:table-cell table:formula="of:=[.D3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9.86">
            <text:p>289,86</text:p>
          </table:table-cell>
          <table:table-cell table:formula="of:=[.C34]" office:value-type="float" office:value="451.77">
            <text:p>451,77</text:p>
          </table:table-cell>
          <table:table-cell table:formula="of:=[.D3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1.48">
            <text:p>291,48</text:p>
          </table:table-cell>
          <table:table-cell table:formula="of:=[.C35]" office:value-type="float" office:value="451.77">
            <text:p>451,77</text:p>
          </table:table-cell>
          <table:table-cell table:formula="of:=[.D3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86.92">
            <text:p>286,92</text:p>
          </table:table-cell>
          <table:table-cell table:formula="of:=[.C36]" office:value-type="float" office:value="451.77">
            <text:p>451,77</text:p>
          </table:table-cell>
          <table:table-cell table:formula="of:=[.D3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89.27">
            <text:p>289,27</text:p>
          </table:table-cell>
          <table:table-cell table:formula="of:=[.C37]" office:value-type="float" office:value="451.77">
            <text:p>451,77</text:p>
          </table:table-cell>
          <table:table-cell table:formula="of:=[.D3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5.3">
            <text:p>285,30</text:p>
          </table:table-cell>
          <table:table-cell table:formula="of:=[.C38]" office:value-type="float" office:value="451.77">
            <text:p>451,77</text:p>
          </table:table-cell>
          <table:table-cell table:formula="of:=[.D3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6.11">
            <text:p>286,11</text:p>
          </table:table-cell>
          <table:table-cell table:formula="of:=[.C39]" office:value-type="float" office:value="451.77">
            <text:p>451,77</text:p>
          </table:table-cell>
          <table:table-cell table:formula="of:=[.D3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3.85">
            <text:p>283,85</text:p>
          </table:table-cell>
          <table:table-cell table:formula="of:=[.C40]" office:value-type="float" office:value="451.77">
            <text:p>451,77</text:p>
          </table:table-cell>
          <table:table-cell table:formula="of:=[.D4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4.22">
            <text:p>284,22</text:p>
          </table:table-cell>
          <table:table-cell table:formula="of:=[.C41]" office:value-type="float" office:value="451.77">
            <text:p>451,77</text:p>
          </table:table-cell>
          <table:table-cell table:formula="of:=[.D4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2.83">
            <text:p>282,83</text:p>
          </table:table-cell>
          <table:table-cell table:formula="of:=[.C42]" office:value-type="float" office:value="451.77">
            <text:p>451,77</text:p>
          </table:table-cell>
          <table:table-cell table:formula="of:=[.D4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7.33">
            <text:p>287,33</text:p>
          </table:table-cell>
          <table:table-cell table:formula="of:=[.C43]" office:value-type="float" office:value="451.77">
            <text:p>451,77</text:p>
          </table:table-cell>
          <table:table-cell table:formula="of:=[.D4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3.96">
            <text:p>283,96</text:p>
          </table:table-cell>
          <table:table-cell table:formula="of:=[.C44]" office:value-type="float" office:value="451.77">
            <text:p>451,77</text:p>
          </table:table-cell>
          <table:table-cell table:formula="of:=[.D4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3.03">
            <text:p>283,03</text:p>
          </table:table-cell>
          <table:table-cell table:formula="of:=[.C45]" office:value-type="float" office:value="451.77">
            <text:p>451,77</text:p>
          </table:table-cell>
          <table:table-cell table:formula="of:=[.D4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81.07">
            <text:p>281,07</text:p>
          </table:table-cell>
          <table:table-cell table:formula="of:=[.C46]" office:value-type="float" office:value="451.77">
            <text:p>451,77</text:p>
          </table:table-cell>
          <table:table-cell table:formula="of:=[.D4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9.59">
            <text:p>279,59</text:p>
          </table:table-cell>
          <table:table-cell table:formula="of:=[.C47]" office:value-type="float" office:value="451.77">
            <text:p>451,77</text:p>
          </table:table-cell>
          <table:table-cell table:formula="of:=[.D4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9.34">
            <text:p>279,34</text:p>
          </table:table-cell>
          <table:table-cell table:formula="of:=[.C48]" office:value-type="float" office:value="451.77">
            <text:p>451,77</text:p>
          </table:table-cell>
          <table:table-cell table:formula="of:=[.D4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79.58">
            <text:p>279,58</text:p>
          </table:table-cell>
          <table:table-cell table:formula="of:=[.C49]" office:value-type="float" office:value="451.77">
            <text:p>451,77</text:p>
          </table:table-cell>
          <table:table-cell table:formula="of:=[.D4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81.73">
            <text:p>281,73</text:p>
          </table:table-cell>
          <table:table-cell table:formula="of:=[.C50]" office:value-type="float" office:value="451.77">
            <text:p>451,77</text:p>
          </table:table-cell>
          <table:table-cell table:formula="of:=[.D5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77.77">
            <text:p>277,77</text:p>
          </table:table-cell>
          <table:table-cell table:formula="of:=[.C51]" office:value-type="float" office:value="451.77">
            <text:p>451,77</text:p>
          </table:table-cell>
          <table:table-cell table:formula="of:=[.D5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5.19">
            <text:p>285,19</text:p>
          </table:table-cell>
          <table:table-cell table:formula="of:=[.C52]" office:value-type="float" office:value="451.77">
            <text:p>451,77</text:p>
          </table:table-cell>
          <table:table-cell table:formula="of:=[.D5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79.87">
            <text:p>279,87</text:p>
          </table:table-cell>
          <table:table-cell table:formula="of:=[.C53]" office:value-type="float" office:value="451.77">
            <text:p>451,77</text:p>
          </table:table-cell>
          <table:table-cell table:formula="of:=[.D5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79.2">
            <text:p>279,20</text:p>
          </table:table-cell>
          <table:table-cell table:formula="of:=[.C54]" office:value-type="float" office:value="451.77">
            <text:p>451,77</text:p>
          </table:table-cell>
          <table:table-cell table:formula="of:=[.D5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75.93">
            <text:p>275,93</text:p>
          </table:table-cell>
          <table:table-cell table:formula="of:=[.C55]" office:value-type="float" office:value="451.77">
            <text:p>451,77</text:p>
          </table:table-cell>
          <table:table-cell table:formula="of:=[.D5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79.86">
            <text:p>279,86</text:p>
          </table:table-cell>
          <table:table-cell table:formula="of:=[.C56]" office:value-type="float" office:value="451.77">
            <text:p>451,77</text:p>
          </table:table-cell>
          <table:table-cell table:formula="of:=[.D5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78.94">
            <text:p>278,94</text:p>
          </table:table-cell>
          <table:table-cell table:formula="of:=[.C57]" office:value-type="float" office:value="451.77">
            <text:p>451,77</text:p>
          </table:table-cell>
          <table:table-cell table:formula="of:=[.D5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78.6">
            <text:p>278,60</text:p>
          </table:table-cell>
          <table:table-cell table:formula="of:=[.C58]" office:value-type="float" office:value="451.77">
            <text:p>451,77</text:p>
          </table:table-cell>
          <table:table-cell table:formula="of:=[.D5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77.04">
            <text:p>277,04</text:p>
          </table:table-cell>
          <table:table-cell table:formula="of:=[.C59]" office:value-type="float" office:value="451.77">
            <text:p>451,77</text:p>
          </table:table-cell>
          <table:table-cell table:formula="of:=[.D5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76.66">
            <text:p>276,66</text:p>
          </table:table-cell>
          <table:table-cell table:formula="of:=[.C60]" office:value-type="float" office:value="451.77">
            <text:p>451,77</text:p>
          </table:table-cell>
          <table:table-cell table:formula="of:=[.D6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76.47">
            <text:p>276,47</text:p>
          </table:table-cell>
          <table:table-cell table:formula="of:=[.C61]" office:value-type="float" office:value="451.77">
            <text:p>451,77</text:p>
          </table:table-cell>
          <table:table-cell table:formula="of:=[.D6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77.04">
            <text:p>277,04</text:p>
          </table:table-cell>
          <table:table-cell table:formula="of:=[.C62]" office:value-type="float" office:value="451.77">
            <text:p>451,77</text:p>
          </table:table-cell>
          <table:table-cell table:formula="of:=[.D6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76.57">
            <text:p>276,57</text:p>
          </table:table-cell>
          <table:table-cell table:formula="of:=[.C63]" office:value-type="float" office:value="451.77">
            <text:p>451,77</text:p>
          </table:table-cell>
          <table:table-cell table:formula="of:=[.D6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75.96">
            <text:p>275,96</text:p>
          </table:table-cell>
          <table:table-cell table:formula="of:=[.C64]" office:value-type="float" office:value="451.77">
            <text:p>451,77</text:p>
          </table:table-cell>
          <table:table-cell table:formula="of:=[.D6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76.34">
            <text:p>276,34</text:p>
          </table:table-cell>
          <table:table-cell table:formula="of:=[.C65]" office:value-type="float" office:value="451.77">
            <text:p>451,77</text:p>
          </table:table-cell>
          <table:table-cell table:formula="of:=[.D6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5.53">
            <text:p>275,53</text:p>
          </table:table-cell>
          <table:table-cell table:formula="of:=[.C66]" office:value-type="float" office:value="451.77">
            <text:p>451,77</text:p>
          </table:table-cell>
          <table:table-cell table:formula="of:=[.D6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74.83">
            <text:p>274,83</text:p>
          </table:table-cell>
          <table:table-cell table:formula="of:=[.C67]" office:value-type="float" office:value="451.77">
            <text:p>451,77</text:p>
          </table:table-cell>
          <table:table-cell table:formula="of:=[.D6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75.38">
            <text:p>275,38</text:p>
          </table:table-cell>
          <table:table-cell table:formula="of:=[.C68]" office:value-type="float" office:value="451.77">
            <text:p>451,77</text:p>
          </table:table-cell>
          <table:table-cell table:formula="of:=[.D6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74.21">
            <text:p>274,21</text:p>
          </table:table-cell>
          <table:table-cell table:formula="of:=[.C69]" office:value-type="float" office:value="451.77">
            <text:p>451,77</text:p>
          </table:table-cell>
          <table:table-cell table:formula="of:=[.D6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4.48">
            <text:p>274,48</text:p>
          </table:table-cell>
          <table:table-cell table:formula="of:=[.C70]" office:value-type="float" office:value="451.77">
            <text:p>451,77</text:p>
          </table:table-cell>
          <table:table-cell table:formula="of:=[.D70]" office:value-type="float" office:value="272.43">
            <text:p>272,43</text:p>
          </table:table-cell>
          <table:table-cell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4" office:value-type="float" office:value="272.43">
            <text:p>272,43</text:p>
          </table:table-cell>
          <table:table-cell table:style-name="ce1" table:formula="of:=[.C71]" office:value-type="float" office:value="451.77">
            <text:p>451,77</text:p>
          </table:table-cell>
          <table:table-cell table:style-name="ce1" table:formula="of:=[.D71]" office:value-type="float" office:value="272.43">
            <text:p>272,43</text:p>
          </table:table-cell>
          <table:table-cell office:value-type="string">
            <text:p>MINIMO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77.89">
            <text:p>277,89</text:p>
          </table:table-cell>
          <table:table-cell table:formula="of:=[.C72]" office:value-type="float" office:value="451.77">
            <text:p>451,77</text:p>
          </table:table-cell>
          <table:table-cell table:formula="of:=[.D7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74.11">
            <text:p>274,11</text:p>
          </table:table-cell>
          <table:table-cell table:formula="of:=[.C73]" office:value-type="float" office:value="451.77">
            <text:p>451,77</text:p>
          </table:table-cell>
          <table:table-cell table:formula="of:=[.D7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75.07">
            <text:p>275,07</text:p>
          </table:table-cell>
          <table:table-cell table:formula="of:=[.C74]" office:value-type="float" office:value="451.77">
            <text:p>451,77</text:p>
          </table:table-cell>
          <table:table-cell table:formula="of:=[.D7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73.79">
            <text:p>273,79</text:p>
          </table:table-cell>
          <table:table-cell table:formula="of:=[.C75]" office:value-type="float" office:value="451.77">
            <text:p>451,77</text:p>
          </table:table-cell>
          <table:table-cell table:formula="of:=[.D7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73.94">
            <text:p>273,94</text:p>
          </table:table-cell>
          <table:table-cell table:formula="of:=[.C76]" office:value-type="float" office:value="451.77">
            <text:p>451,77</text:p>
          </table:table-cell>
          <table:table-cell table:formula="of:=[.D7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74.9">
            <text:p>274,90</text:p>
          </table:table-cell>
          <table:table-cell table:formula="of:=[.C77]" office:value-type="float" office:value="451.77">
            <text:p>451,77</text:p>
          </table:table-cell>
          <table:table-cell table:formula="of:=[.D7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74.19">
            <text:p>274,19</text:p>
          </table:table-cell>
          <table:table-cell table:formula="of:=[.C78]" office:value-type="float" office:value="451.77">
            <text:p>451,77</text:p>
          </table:table-cell>
          <table:table-cell table:formula="of:=[.D7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75.9">
            <text:p>275,90</text:p>
          </table:table-cell>
          <table:table-cell table:formula="of:=[.C79]" office:value-type="float" office:value="451.77">
            <text:p>451,77</text:p>
          </table:table-cell>
          <table:table-cell table:formula="of:=[.D7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3.61">
            <text:p>273,61</text:p>
          </table:table-cell>
          <table:table-cell table:formula="of:=[.C80]" office:value-type="float" office:value="451.77">
            <text:p>451,77</text:p>
          </table:table-cell>
          <table:table-cell table:formula="of:=[.D8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4.08">
            <text:p>274,08</text:p>
          </table:table-cell>
          <table:table-cell table:formula="of:=[.C81]" office:value-type="float" office:value="451.77">
            <text:p>451,77</text:p>
          </table:table-cell>
          <table:table-cell table:formula="of:=[.D8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2.63">
            <text:p>272,63</text:p>
          </table:table-cell>
          <table:table-cell table:formula="of:=[.C82]" office:value-type="float" office:value="451.77">
            <text:p>451,77</text:p>
          </table:table-cell>
          <table:table-cell table:formula="of:=[.D8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73.79">
            <text:p>273,79</text:p>
          </table:table-cell>
          <table:table-cell table:formula="of:=[.C83]" office:value-type="float" office:value="451.77">
            <text:p>451,77</text:p>
          </table:table-cell>
          <table:table-cell table:formula="of:=[.D8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74.36">
            <text:p>274,36</text:p>
          </table:table-cell>
          <table:table-cell table:formula="of:=[.C84]" office:value-type="float" office:value="451.77">
            <text:p>451,77</text:p>
          </table:table-cell>
          <table:table-cell table:formula="of:=[.D8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73.99">
            <text:p>273,99</text:p>
          </table:table-cell>
          <table:table-cell table:formula="of:=[.C85]" office:value-type="float" office:value="451.77">
            <text:p>451,77</text:p>
          </table:table-cell>
          <table:table-cell table:formula="of:=[.D8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78.14">
            <text:p>278,14</text:p>
          </table:table-cell>
          <table:table-cell table:formula="of:=[.C86]" office:value-type="float" office:value="451.77">
            <text:p>451,77</text:p>
          </table:table-cell>
          <table:table-cell table:formula="of:=[.D8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95.67">
            <text:p>295,67</text:p>
          </table:table-cell>
          <table:table-cell table:formula="of:=[.C87]" office:value-type="float" office:value="451.77">
            <text:p>451,77</text:p>
          </table:table-cell>
          <table:table-cell table:formula="of:=[.D8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75.06">
            <text:p>275,06</text:p>
          </table:table-cell>
          <table:table-cell table:formula="of:=[.C88]" office:value-type="float" office:value="451.77">
            <text:p>451,77</text:p>
          </table:table-cell>
          <table:table-cell table:formula="of:=[.D8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73.25">
            <text:p>273,25</text:p>
          </table:table-cell>
          <table:table-cell table:formula="of:=[.C89]" office:value-type="float" office:value="451.77">
            <text:p>451,77</text:p>
          </table:table-cell>
          <table:table-cell table:formula="of:=[.D8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73.96">
            <text:p>273,96</text:p>
          </table:table-cell>
          <table:table-cell table:formula="of:=[.C90]" office:value-type="float" office:value="451.77">
            <text:p>451,77</text:p>
          </table:table-cell>
          <table:table-cell table:formula="of:=[.D9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77.32">
            <text:p>277,32</text:p>
          </table:table-cell>
          <table:table-cell table:formula="of:=[.C91]" office:value-type="float" office:value="451.77">
            <text:p>451,77</text:p>
          </table:table-cell>
          <table:table-cell table:formula="of:=[.D9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76.61">
            <text:p>276,61</text:p>
          </table:table-cell>
          <table:table-cell table:formula="of:=[.C92]" office:value-type="float" office:value="451.77">
            <text:p>451,77</text:p>
          </table:table-cell>
          <table:table-cell table:formula="of:=[.D9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75.49">
            <text:p>275,49</text:p>
          </table:table-cell>
          <table:table-cell table:formula="of:=[.C93]" office:value-type="float" office:value="451.77">
            <text:p>451,77</text:p>
          </table:table-cell>
          <table:table-cell table:formula="of:=[.D9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76.1">
            <text:p>276,10</text:p>
          </table:table-cell>
          <table:table-cell table:formula="of:=[.C94]" office:value-type="float" office:value="451.77">
            <text:p>451,77</text:p>
          </table:table-cell>
          <table:table-cell table:formula="of:=[.D9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76.11">
            <text:p>276,11</text:p>
          </table:table-cell>
          <table:table-cell table:formula="of:=[.C95]" office:value-type="float" office:value="451.77">
            <text:p>451,77</text:p>
          </table:table-cell>
          <table:table-cell table:formula="of:=[.D9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77.58">
            <text:p>277,58</text:p>
          </table:table-cell>
          <table:table-cell table:formula="of:=[.C96]" office:value-type="float" office:value="451.77">
            <text:p>451,77</text:p>
          </table:table-cell>
          <table:table-cell table:formula="of:=[.D9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75.77">
            <text:p>275,77</text:p>
          </table:table-cell>
          <table:table-cell table:formula="of:=[.C97]" office:value-type="float" office:value="451.77">
            <text:p>451,77</text:p>
          </table:table-cell>
          <table:table-cell table:formula="of:=[.D9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76.12">
            <text:p>276,12</text:p>
          </table:table-cell>
          <table:table-cell table:formula="of:=[.C98]" office:value-type="float" office:value="451.77">
            <text:p>451,77</text:p>
          </table:table-cell>
          <table:table-cell table:formula="of:=[.D9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76.66">
            <text:p>276,66</text:p>
          </table:table-cell>
          <table:table-cell table:formula="of:=[.C99]" office:value-type="float" office:value="451.77">
            <text:p>451,77</text:p>
          </table:table-cell>
          <table:table-cell table:formula="of:=[.D9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78.87">
            <text:p>278,87</text:p>
          </table:table-cell>
          <table:table-cell table:formula="of:=[.C100]" office:value-type="float" office:value="451.77">
            <text:p>451,77</text:p>
          </table:table-cell>
          <table:table-cell table:formula="of:=[.D10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00.54">
            <text:p>300,54</text:p>
          </table:table-cell>
          <table:table-cell table:formula="of:=[.C101]" office:value-type="float" office:value="451.77">
            <text:p>451,77</text:p>
          </table:table-cell>
          <table:table-cell table:formula="of:=[.D10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73.93">
            <text:p>273,93</text:p>
          </table:table-cell>
          <table:table-cell table:formula="of:=[.C102]" office:value-type="float" office:value="451.77">
            <text:p>451,77</text:p>
          </table:table-cell>
          <table:table-cell table:formula="of:=[.D10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74.57">
            <text:p>274,57</text:p>
          </table:table-cell>
          <table:table-cell table:formula="of:=[.C103]" office:value-type="float" office:value="451.77">
            <text:p>451,77</text:p>
          </table:table-cell>
          <table:table-cell table:formula="of:=[.D10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77.49">
            <text:p>277,49</text:p>
          </table:table-cell>
          <table:table-cell table:formula="of:=[.C104]" office:value-type="float" office:value="451.77">
            <text:p>451,77</text:p>
          </table:table-cell>
          <table:table-cell table:formula="of:=[.D10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74.31">
            <text:p>274,31</text:p>
          </table:table-cell>
          <table:table-cell table:formula="of:=[.C105]" office:value-type="float" office:value="451.77">
            <text:p>451,77</text:p>
          </table:table-cell>
          <table:table-cell table:formula="of:=[.D10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74.67">
            <text:p>274,67</text:p>
          </table:table-cell>
          <table:table-cell table:formula="of:=[.C106]" office:value-type="float" office:value="451.77">
            <text:p>451,77</text:p>
          </table:table-cell>
          <table:table-cell table:formula="of:=[.D10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73.23">
            <text:p>273,23</text:p>
          </table:table-cell>
          <table:table-cell table:formula="of:=[.C107]" office:value-type="float" office:value="451.77">
            <text:p>451,77</text:p>
          </table:table-cell>
          <table:table-cell table:formula="of:=[.D10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75.09">
            <text:p>275,09</text:p>
          </table:table-cell>
          <table:table-cell table:formula="of:=[.C108]" office:value-type="float" office:value="451.77">
            <text:p>451,77</text:p>
          </table:table-cell>
          <table:table-cell table:formula="of:=[.D10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78.02">
            <text:p>278,02</text:p>
          </table:table-cell>
          <table:table-cell table:formula="of:=[.C109]" office:value-type="float" office:value="451.77">
            <text:p>451,77</text:p>
          </table:table-cell>
          <table:table-cell table:formula="of:=[.D10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73.87">
            <text:p>273,87</text:p>
          </table:table-cell>
          <table:table-cell table:formula="of:=[.C110]" office:value-type="float" office:value="451.77">
            <text:p>451,77</text:p>
          </table:table-cell>
          <table:table-cell table:formula="of:=[.D11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76.31">
            <text:p>276,31</text:p>
          </table:table-cell>
          <table:table-cell table:formula="of:=[.C111]" office:value-type="float" office:value="451.77">
            <text:p>451,77</text:p>
          </table:table-cell>
          <table:table-cell table:formula="of:=[.D11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75.9">
            <text:p>275,90</text:p>
          </table:table-cell>
          <table:table-cell table:formula="of:=[.C112]" office:value-type="float" office:value="451.77">
            <text:p>451,77</text:p>
          </table:table-cell>
          <table:table-cell table:formula="of:=[.D11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74.29">
            <text:p>274,29</text:p>
          </table:table-cell>
          <table:table-cell table:formula="of:=[.C113]" office:value-type="float" office:value="451.77">
            <text:p>451,77</text:p>
          </table:table-cell>
          <table:table-cell table:formula="of:=[.D11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73.12">
            <text:p>273,12</text:p>
          </table:table-cell>
          <table:table-cell table:formula="of:=[.C114]" office:value-type="float" office:value="451.77">
            <text:p>451,77</text:p>
          </table:table-cell>
          <table:table-cell table:formula="of:=[.D11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74.78">
            <text:p>274,78</text:p>
          </table:table-cell>
          <table:table-cell table:formula="of:=[.C115]" office:value-type="float" office:value="451.77">
            <text:p>451,77</text:p>
          </table:table-cell>
          <table:table-cell table:formula="of:=[.D11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73.76">
            <text:p>273,76</text:p>
          </table:table-cell>
          <table:table-cell table:formula="of:=[.C116]" office:value-type="float" office:value="451.77">
            <text:p>451,77</text:p>
          </table:table-cell>
          <table:table-cell table:formula="of:=[.D11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272.97">
            <text:p>272,97</text:p>
          </table:table-cell>
          <table:table-cell table:formula="of:=[.C117]" office:value-type="float" office:value="451.77">
            <text:p>451,77</text:p>
          </table:table-cell>
          <table:table-cell table:formula="of:=[.D11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74.86">
            <text:p>274,86</text:p>
          </table:table-cell>
          <table:table-cell table:formula="of:=[.C118]" office:value-type="float" office:value="451.77">
            <text:p>451,77</text:p>
          </table:table-cell>
          <table:table-cell table:formula="of:=[.D11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80.6">
            <text:p>280,60</text:p>
          </table:table-cell>
          <table:table-cell table:formula="of:=[.C119]" office:value-type="float" office:value="451.77">
            <text:p>451,77</text:p>
          </table:table-cell>
          <table:table-cell table:formula="of:=[.D11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73.93">
            <text:p>273,93</text:p>
          </table:table-cell>
          <table:table-cell table:formula="of:=[.C120]" office:value-type="float" office:value="451.77">
            <text:p>451,77</text:p>
          </table:table-cell>
          <table:table-cell table:formula="of:=[.D12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76.14">
            <text:p>276,14</text:p>
          </table:table-cell>
          <table:table-cell table:formula="of:=[.C121]" office:value-type="float" office:value="451.77">
            <text:p>451,77</text:p>
          </table:table-cell>
          <table:table-cell table:formula="of:=[.D12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277.69">
            <text:p>277,69</text:p>
          </table:table-cell>
          <table:table-cell table:formula="of:=[.C122]" office:value-type="float" office:value="451.77">
            <text:p>451,77</text:p>
          </table:table-cell>
          <table:table-cell table:formula="of:=[.D12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78.59">
            <text:p>278,59</text:p>
          </table:table-cell>
          <table:table-cell table:formula="of:=[.C123]" office:value-type="float" office:value="451.77">
            <text:p>451,77</text:p>
          </table:table-cell>
          <table:table-cell table:formula="of:=[.D12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274.68">
            <text:p>274,68</text:p>
          </table:table-cell>
          <table:table-cell table:formula="of:=[.C124]" office:value-type="float" office:value="451.77">
            <text:p>451,77</text:p>
          </table:table-cell>
          <table:table-cell table:formula="of:=[.D12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276.91">
            <text:p>276,91</text:p>
          </table:table-cell>
          <table:table-cell table:formula="of:=[.C125]" office:value-type="float" office:value="451.77">
            <text:p>451,77</text:p>
          </table:table-cell>
          <table:table-cell table:formula="of:=[.D12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75.34">
            <text:p>275,34</text:p>
          </table:table-cell>
          <table:table-cell table:formula="of:=[.C126]" office:value-type="float" office:value="451.77">
            <text:p>451,77</text:p>
          </table:table-cell>
          <table:table-cell table:formula="of:=[.D12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76.5">
            <text:p>276,50</text:p>
          </table:table-cell>
          <table:table-cell table:formula="of:=[.C127]" office:value-type="float" office:value="451.77">
            <text:p>451,77</text:p>
          </table:table-cell>
          <table:table-cell table:formula="of:=[.D12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75.26">
            <text:p>275,26</text:p>
          </table:table-cell>
          <table:table-cell table:formula="of:=[.C128]" office:value-type="float" office:value="451.77">
            <text:p>451,77</text:p>
          </table:table-cell>
          <table:table-cell table:formula="of:=[.D12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275.88">
            <text:p>275,88</text:p>
          </table:table-cell>
          <table:table-cell table:formula="of:=[.C129]" office:value-type="float" office:value="451.77">
            <text:p>451,77</text:p>
          </table:table-cell>
          <table:table-cell table:formula="of:=[.D12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76.49">
            <text:p>276,49</text:p>
          </table:table-cell>
          <table:table-cell table:formula="of:=[.C130]" office:value-type="float" office:value="451.77">
            <text:p>451,77</text:p>
          </table:table-cell>
          <table:table-cell table:formula="of:=[.D13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76.44">
            <text:p>276,44</text:p>
          </table:table-cell>
          <table:table-cell table:formula="of:=[.C131]" office:value-type="float" office:value="451.77">
            <text:p>451,77</text:p>
          </table:table-cell>
          <table:table-cell table:formula="of:=[.D13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279.16">
            <text:p>279,16</text:p>
          </table:table-cell>
          <table:table-cell table:formula="of:=[.C132]" office:value-type="float" office:value="451.77">
            <text:p>451,77</text:p>
          </table:table-cell>
          <table:table-cell table:formula="of:=[.D13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276.54">
            <text:p>276,54</text:p>
          </table:table-cell>
          <table:table-cell table:formula="of:=[.C133]" office:value-type="float" office:value="451.77">
            <text:p>451,77</text:p>
          </table:table-cell>
          <table:table-cell table:formula="of:=[.D13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278.01">
            <text:p>278,01</text:p>
          </table:table-cell>
          <table:table-cell table:formula="of:=[.C134]" office:value-type="float" office:value="451.77">
            <text:p>451,77</text:p>
          </table:table-cell>
          <table:table-cell table:formula="of:=[.D13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274.98">
            <text:p>274,98</text:p>
          </table:table-cell>
          <table:table-cell table:formula="of:=[.C135]" office:value-type="float" office:value="451.77">
            <text:p>451,77</text:p>
          </table:table-cell>
          <table:table-cell table:formula="of:=[.D13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286.41">
            <text:p>286,41</text:p>
          </table:table-cell>
          <table:table-cell table:formula="of:=[.C136]" office:value-type="float" office:value="451.77">
            <text:p>451,77</text:p>
          </table:table-cell>
          <table:table-cell table:formula="of:=[.D13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277.52">
            <text:p>277,52</text:p>
          </table:table-cell>
          <table:table-cell table:formula="of:=[.C137]" office:value-type="float" office:value="451.77">
            <text:p>451,77</text:p>
          </table:table-cell>
          <table:table-cell table:formula="of:=[.D13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282.35">
            <text:p>282,35</text:p>
          </table:table-cell>
          <table:table-cell table:formula="of:=[.C138]" office:value-type="float" office:value="451.77">
            <text:p>451,77</text:p>
          </table:table-cell>
          <table:table-cell table:formula="of:=[.D13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276.5">
            <text:p>276,50</text:p>
          </table:table-cell>
          <table:table-cell table:formula="of:=[.C139]" office:value-type="float" office:value="451.77">
            <text:p>451,77</text:p>
          </table:table-cell>
          <table:table-cell table:formula="of:=[.D13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278.35">
            <text:p>278,35</text:p>
          </table:table-cell>
          <table:table-cell table:formula="of:=[.C140]" office:value-type="float" office:value="451.77">
            <text:p>451,77</text:p>
          </table:table-cell>
          <table:table-cell table:formula="of:=[.D14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79.05">
            <text:p>279,05</text:p>
          </table:table-cell>
          <table:table-cell table:formula="of:=[.C141]" office:value-type="float" office:value="451.77">
            <text:p>451,77</text:p>
          </table:table-cell>
          <table:table-cell table:formula="of:=[.D14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76.35">
            <text:p>276,35</text:p>
          </table:table-cell>
          <table:table-cell table:formula="of:=[.C142]" office:value-type="float" office:value="451.77">
            <text:p>451,77</text:p>
          </table:table-cell>
          <table:table-cell table:formula="of:=[.D14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278.12">
            <text:p>278,12</text:p>
          </table:table-cell>
          <table:table-cell table:formula="of:=[.C143]" office:value-type="float" office:value="451.77">
            <text:p>451,77</text:p>
          </table:table-cell>
          <table:table-cell table:formula="of:=[.D14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276.21">
            <text:p>276,21</text:p>
          </table:table-cell>
          <table:table-cell table:formula="of:=[.C144]" office:value-type="float" office:value="451.77">
            <text:p>451,77</text:p>
          </table:table-cell>
          <table:table-cell table:formula="of:=[.D14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278.25">
            <text:p>278,25</text:p>
          </table:table-cell>
          <table:table-cell table:formula="of:=[.C145]" office:value-type="float" office:value="451.77">
            <text:p>451,77</text:p>
          </table:table-cell>
          <table:table-cell table:formula="of:=[.D14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277.47">
            <text:p>277,47</text:p>
          </table:table-cell>
          <table:table-cell table:formula="of:=[.C146]" office:value-type="float" office:value="451.77">
            <text:p>451,77</text:p>
          </table:table-cell>
          <table:table-cell table:formula="of:=[.D14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75.59">
            <text:p>275,59</text:p>
          </table:table-cell>
          <table:table-cell table:formula="of:=[.C147]" office:value-type="float" office:value="451.77">
            <text:p>451,77</text:p>
          </table:table-cell>
          <table:table-cell table:formula="of:=[.D14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277.53">
            <text:p>277,53</text:p>
          </table:table-cell>
          <table:table-cell table:formula="of:=[.C148]" office:value-type="float" office:value="451.77">
            <text:p>451,77</text:p>
          </table:table-cell>
          <table:table-cell table:formula="of:=[.D14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78.15">
            <text:p>278,15</text:p>
          </table:table-cell>
          <table:table-cell table:formula="of:=[.C149]" office:value-type="float" office:value="451.77">
            <text:p>451,77</text:p>
          </table:table-cell>
          <table:table-cell table:formula="of:=[.D14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80.96">
            <text:p>280,96</text:p>
          </table:table-cell>
          <table:table-cell table:formula="of:=[.C150]" office:value-type="float" office:value="451.77">
            <text:p>451,77</text:p>
          </table:table-cell>
          <table:table-cell table:formula="of:=[.D15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277.58">
            <text:p>277,58</text:p>
          </table:table-cell>
          <table:table-cell table:formula="of:=[.C151]" office:value-type="float" office:value="451.77">
            <text:p>451,77</text:p>
          </table:table-cell>
          <table:table-cell table:formula="of:=[.D15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82.28">
            <text:p>282,28</text:p>
          </table:table-cell>
          <table:table-cell table:formula="of:=[.C152]" office:value-type="float" office:value="451.77">
            <text:p>451,77</text:p>
          </table:table-cell>
          <table:table-cell table:formula="of:=[.D15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277.91">
            <text:p>277,91</text:p>
          </table:table-cell>
          <table:table-cell table:formula="of:=[.C153]" office:value-type="float" office:value="451.77">
            <text:p>451,77</text:p>
          </table:table-cell>
          <table:table-cell table:formula="of:=[.D15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283.01">
            <text:p>283,01</text:p>
          </table:table-cell>
          <table:table-cell table:formula="of:=[.C154]" office:value-type="float" office:value="451.77">
            <text:p>451,77</text:p>
          </table:table-cell>
          <table:table-cell table:formula="of:=[.D15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279.49">
            <text:p>279,49</text:p>
          </table:table-cell>
          <table:table-cell table:formula="of:=[.C155]" office:value-type="float" office:value="451.77">
            <text:p>451,77</text:p>
          </table:table-cell>
          <table:table-cell table:formula="of:=[.D15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278.04">
            <text:p>278,04</text:p>
          </table:table-cell>
          <table:table-cell table:formula="of:=[.C156]" office:value-type="float" office:value="451.77">
            <text:p>451,77</text:p>
          </table:table-cell>
          <table:table-cell table:formula="of:=[.D15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276.46">
            <text:p>276,46</text:p>
          </table:table-cell>
          <table:table-cell table:formula="of:=[.C157]" office:value-type="float" office:value="451.77">
            <text:p>451,77</text:p>
          </table:table-cell>
          <table:table-cell table:formula="of:=[.D15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76.5">
            <text:p>276,50</text:p>
          </table:table-cell>
          <table:table-cell table:formula="of:=[.C158]" office:value-type="float" office:value="451.77">
            <text:p>451,77</text:p>
          </table:table-cell>
          <table:table-cell table:formula="of:=[.D15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279.07">
            <text:p>279,07</text:p>
          </table:table-cell>
          <table:table-cell table:formula="of:=[.C159]" office:value-type="float" office:value="451.77">
            <text:p>451,77</text:p>
          </table:table-cell>
          <table:table-cell table:formula="of:=[.D15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80.67">
            <text:p>280,67</text:p>
          </table:table-cell>
          <table:table-cell table:formula="of:=[.C160]" office:value-type="float" office:value="451.77">
            <text:p>451,77</text:p>
          </table:table-cell>
          <table:table-cell table:formula="of:=[.D16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280.41">
            <text:p>280,41</text:p>
          </table:table-cell>
          <table:table-cell table:formula="of:=[.C161]" office:value-type="float" office:value="451.77">
            <text:p>451,77</text:p>
          </table:table-cell>
          <table:table-cell table:formula="of:=[.D16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279.77">
            <text:p>279,77</text:p>
          </table:table-cell>
          <table:table-cell table:formula="of:=[.C162]" office:value-type="float" office:value="451.77">
            <text:p>451,77</text:p>
          </table:table-cell>
          <table:table-cell table:formula="of:=[.D16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80.47">
            <text:p>280,47</text:p>
          </table:table-cell>
          <table:table-cell table:formula="of:=[.C163]" office:value-type="float" office:value="451.77">
            <text:p>451,77</text:p>
          </table:table-cell>
          <table:table-cell table:formula="of:=[.D16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78.64">
            <text:p>278,64</text:p>
          </table:table-cell>
          <table:table-cell table:formula="of:=[.C164]" office:value-type="float" office:value="451.77">
            <text:p>451,77</text:p>
          </table:table-cell>
          <table:table-cell table:formula="of:=[.D16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280.07">
            <text:p>280,07</text:p>
          </table:table-cell>
          <table:table-cell table:formula="of:=[.C165]" office:value-type="float" office:value="451.77">
            <text:p>451,77</text:p>
          </table:table-cell>
          <table:table-cell table:formula="of:=[.D16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278.88">
            <text:p>278,88</text:p>
          </table:table-cell>
          <table:table-cell table:formula="of:=[.C166]" office:value-type="float" office:value="451.77">
            <text:p>451,77</text:p>
          </table:table-cell>
          <table:table-cell table:formula="of:=[.D16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279.6">
            <text:p>279,60</text:p>
          </table:table-cell>
          <table:table-cell table:formula="of:=[.C167]" office:value-type="float" office:value="451.77">
            <text:p>451,77</text:p>
          </table:table-cell>
          <table:table-cell table:formula="of:=[.D16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283.15">
            <text:p>283,15</text:p>
          </table:table-cell>
          <table:table-cell table:formula="of:=[.C168]" office:value-type="float" office:value="451.77">
            <text:p>451,77</text:p>
          </table:table-cell>
          <table:table-cell table:formula="of:=[.D16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282.08">
            <text:p>282,08</text:p>
          </table:table-cell>
          <table:table-cell table:formula="of:=[.C169]" office:value-type="float" office:value="451.77">
            <text:p>451,77</text:p>
          </table:table-cell>
          <table:table-cell table:formula="of:=[.D16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81.98">
            <text:p>281,98</text:p>
          </table:table-cell>
          <table:table-cell table:formula="of:=[.C170]" office:value-type="float" office:value="451.77">
            <text:p>451,77</text:p>
          </table:table-cell>
          <table:table-cell table:formula="of:=[.D17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279.22">
            <text:p>279,22</text:p>
          </table:table-cell>
          <table:table-cell table:formula="of:=[.C171]" office:value-type="float" office:value="451.77">
            <text:p>451,77</text:p>
          </table:table-cell>
          <table:table-cell table:formula="of:=[.D17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81.74">
            <text:p>281,74</text:p>
          </table:table-cell>
          <table:table-cell table:formula="of:=[.C172]" office:value-type="float" office:value="451.77">
            <text:p>451,77</text:p>
          </table:table-cell>
          <table:table-cell table:formula="of:=[.D17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280.49">
            <text:p>280,49</text:p>
          </table:table-cell>
          <table:table-cell table:formula="of:=[.C173]" office:value-type="float" office:value="451.77">
            <text:p>451,77</text:p>
          </table:table-cell>
          <table:table-cell table:formula="of:=[.D17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279.96">
            <text:p>279,96</text:p>
          </table:table-cell>
          <table:table-cell table:formula="of:=[.C174]" office:value-type="float" office:value="451.77">
            <text:p>451,77</text:p>
          </table:table-cell>
          <table:table-cell table:formula="of:=[.D17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281.53">
            <text:p>281,53</text:p>
          </table:table-cell>
          <table:table-cell table:formula="of:=[.C175]" office:value-type="float" office:value="451.77">
            <text:p>451,77</text:p>
          </table:table-cell>
          <table:table-cell table:formula="of:=[.D17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281.75">
            <text:p>281,75</text:p>
          </table:table-cell>
          <table:table-cell table:formula="of:=[.C176]" office:value-type="float" office:value="451.77">
            <text:p>451,77</text:p>
          </table:table-cell>
          <table:table-cell table:formula="of:=[.D17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282.61">
            <text:p>282,61</text:p>
          </table:table-cell>
          <table:table-cell table:formula="of:=[.C177]" office:value-type="float" office:value="451.77">
            <text:p>451,77</text:p>
          </table:table-cell>
          <table:table-cell table:formula="of:=[.D17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280.72">
            <text:p>280,72</text:p>
          </table:table-cell>
          <table:table-cell table:formula="of:=[.C178]" office:value-type="float" office:value="451.77">
            <text:p>451,77</text:p>
          </table:table-cell>
          <table:table-cell table:formula="of:=[.D17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280.69">
            <text:p>280,69</text:p>
          </table:table-cell>
          <table:table-cell table:formula="of:=[.C179]" office:value-type="float" office:value="451.77">
            <text:p>451,77</text:p>
          </table:table-cell>
          <table:table-cell table:formula="of:=[.D17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80.62">
            <text:p>280,62</text:p>
          </table:table-cell>
          <table:table-cell table:formula="of:=[.C180]" office:value-type="float" office:value="451.77">
            <text:p>451,77</text:p>
          </table:table-cell>
          <table:table-cell table:formula="of:=[.D18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284.64">
            <text:p>284,64</text:p>
          </table:table-cell>
          <table:table-cell table:formula="of:=[.C181]" office:value-type="float" office:value="451.77">
            <text:p>451,77</text:p>
          </table:table-cell>
          <table:table-cell table:formula="of:=[.D18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81.92">
            <text:p>281,92</text:p>
          </table:table-cell>
          <table:table-cell table:formula="of:=[.C182]" office:value-type="float" office:value="451.77">
            <text:p>451,77</text:p>
          </table:table-cell>
          <table:table-cell table:formula="of:=[.D18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285.11">
            <text:p>285,11</text:p>
          </table:table-cell>
          <table:table-cell table:formula="of:=[.C183]" office:value-type="float" office:value="451.77">
            <text:p>451,77</text:p>
          </table:table-cell>
          <table:table-cell table:formula="of:=[.D18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85">
            <text:p>285,00</text:p>
          </table:table-cell>
          <table:table-cell table:formula="of:=[.C184]" office:value-type="float" office:value="451.77">
            <text:p>451,77</text:p>
          </table:table-cell>
          <table:table-cell table:formula="of:=[.D18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284.05">
            <text:p>284,05</text:p>
          </table:table-cell>
          <table:table-cell table:formula="of:=[.C185]" office:value-type="float" office:value="451.77">
            <text:p>451,77</text:p>
          </table:table-cell>
          <table:table-cell table:formula="of:=[.D18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80.24">
            <text:p>280,24</text:p>
          </table:table-cell>
          <table:table-cell table:formula="of:=[.C186]" office:value-type="float" office:value="451.77">
            <text:p>451,77</text:p>
          </table:table-cell>
          <table:table-cell table:formula="of:=[.D18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284.09">
            <text:p>284,09</text:p>
          </table:table-cell>
          <table:table-cell table:formula="of:=[.C187]" office:value-type="float" office:value="451.77">
            <text:p>451,77</text:p>
          </table:table-cell>
          <table:table-cell table:formula="of:=[.D18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283.52">
            <text:p>283,52</text:p>
          </table:table-cell>
          <table:table-cell table:formula="of:=[.C188]" office:value-type="float" office:value="451.77">
            <text:p>451,77</text:p>
          </table:table-cell>
          <table:table-cell table:formula="of:=[.D18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284.17">
            <text:p>284,17</text:p>
          </table:table-cell>
          <table:table-cell table:formula="of:=[.C189]" office:value-type="float" office:value="451.77">
            <text:p>451,77</text:p>
          </table:table-cell>
          <table:table-cell table:formula="of:=[.D18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283.44">
            <text:p>283,44</text:p>
          </table:table-cell>
          <table:table-cell table:formula="of:=[.C190]" office:value-type="float" office:value="451.77">
            <text:p>451,77</text:p>
          </table:table-cell>
          <table:table-cell table:formula="of:=[.D19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85.65">
            <text:p>285,65</text:p>
          </table:table-cell>
          <table:table-cell table:formula="of:=[.C191]" office:value-type="float" office:value="451.77">
            <text:p>451,77</text:p>
          </table:table-cell>
          <table:table-cell table:formula="of:=[.D19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84.58">
            <text:p>284,58</text:p>
          </table:table-cell>
          <table:table-cell table:formula="of:=[.C192]" office:value-type="float" office:value="451.77">
            <text:p>451,77</text:p>
          </table:table-cell>
          <table:table-cell table:formula="of:=[.D19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84.82">
            <text:p>284,82</text:p>
          </table:table-cell>
          <table:table-cell table:formula="of:=[.C193]" office:value-type="float" office:value="451.77">
            <text:p>451,77</text:p>
          </table:table-cell>
          <table:table-cell table:formula="of:=[.D19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87.05">
            <text:p>287,05</text:p>
          </table:table-cell>
          <table:table-cell table:formula="of:=[.C194]" office:value-type="float" office:value="451.77">
            <text:p>451,77</text:p>
          </table:table-cell>
          <table:table-cell table:formula="of:=[.D19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284.76">
            <text:p>284,76</text:p>
          </table:table-cell>
          <table:table-cell table:formula="of:=[.C195]" office:value-type="float" office:value="451.77">
            <text:p>451,77</text:p>
          </table:table-cell>
          <table:table-cell table:formula="of:=[.D19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86.02">
            <text:p>286,02</text:p>
          </table:table-cell>
          <table:table-cell table:formula="of:=[.C196]" office:value-type="float" office:value="451.77">
            <text:p>451,77</text:p>
          </table:table-cell>
          <table:table-cell table:formula="of:=[.D19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286.54">
            <text:p>286,54</text:p>
          </table:table-cell>
          <table:table-cell table:formula="of:=[.C197]" office:value-type="float" office:value="451.77">
            <text:p>451,77</text:p>
          </table:table-cell>
          <table:table-cell table:formula="of:=[.D19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84.37">
            <text:p>284,37</text:p>
          </table:table-cell>
          <table:table-cell table:formula="of:=[.C198]" office:value-type="float" office:value="451.77">
            <text:p>451,77</text:p>
          </table:table-cell>
          <table:table-cell table:formula="of:=[.D19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289.8">
            <text:p>289,80</text:p>
          </table:table-cell>
          <table:table-cell table:formula="of:=[.C199]" office:value-type="float" office:value="451.77">
            <text:p>451,77</text:p>
          </table:table-cell>
          <table:table-cell table:formula="of:=[.D19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284.43">
            <text:p>284,43</text:p>
          </table:table-cell>
          <table:table-cell table:formula="of:=[.C200]" office:value-type="float" office:value="451.77">
            <text:p>451,77</text:p>
          </table:table-cell>
          <table:table-cell table:formula="of:=[.D20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284.39">
            <text:p>284,39</text:p>
          </table:table-cell>
          <table:table-cell table:formula="of:=[.C201]" office:value-type="float" office:value="451.77">
            <text:p>451,77</text:p>
          </table:table-cell>
          <table:table-cell table:formula="of:=[.D20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90.19">
            <text:p>290,19</text:p>
          </table:table-cell>
          <table:table-cell table:formula="of:=[.C202]" office:value-type="float" office:value="451.77">
            <text:p>451,77</text:p>
          </table:table-cell>
          <table:table-cell table:formula="of:=[.D20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85.67">
            <text:p>285,67</text:p>
          </table:table-cell>
          <table:table-cell table:formula="of:=[.C203]" office:value-type="float" office:value="451.77">
            <text:p>451,77</text:p>
          </table:table-cell>
          <table:table-cell table:formula="of:=[.D20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287.9">
            <text:p>287,90</text:p>
          </table:table-cell>
          <table:table-cell table:formula="of:=[.C204]" office:value-type="float" office:value="451.77">
            <text:p>451,77</text:p>
          </table:table-cell>
          <table:table-cell table:formula="of:=[.D20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287.89">
            <text:p>287,89</text:p>
          </table:table-cell>
          <table:table-cell table:formula="of:=[.C205]" office:value-type="float" office:value="451.77">
            <text:p>451,77</text:p>
          </table:table-cell>
          <table:table-cell table:formula="of:=[.D20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290.02">
            <text:p>290,02</text:p>
          </table:table-cell>
          <table:table-cell table:formula="of:=[.C206]" office:value-type="float" office:value="451.77">
            <text:p>451,77</text:p>
          </table:table-cell>
          <table:table-cell table:formula="of:=[.D20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86.3">
            <text:p>286,30</text:p>
          </table:table-cell>
          <table:table-cell table:formula="of:=[.C207]" office:value-type="float" office:value="451.77">
            <text:p>451,77</text:p>
          </table:table-cell>
          <table:table-cell table:formula="of:=[.D20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287.24">
            <text:p>287,24</text:p>
          </table:table-cell>
          <table:table-cell table:formula="of:=[.C208]" office:value-type="float" office:value="451.77">
            <text:p>451,77</text:p>
          </table:table-cell>
          <table:table-cell table:formula="of:=[.D20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290.54">
            <text:p>290,54</text:p>
          </table:table-cell>
          <table:table-cell table:formula="of:=[.C209]" office:value-type="float" office:value="451.77">
            <text:p>451,77</text:p>
          </table:table-cell>
          <table:table-cell table:formula="of:=[.D20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86.9">
            <text:p>286,90</text:p>
          </table:table-cell>
          <table:table-cell table:formula="of:=[.C210]" office:value-type="float" office:value="451.77">
            <text:p>451,77</text:p>
          </table:table-cell>
          <table:table-cell table:formula="of:=[.D21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88.32">
            <text:p>288,32</text:p>
          </table:table-cell>
          <table:table-cell table:formula="of:=[.C211]" office:value-type="float" office:value="451.77">
            <text:p>451,77</text:p>
          </table:table-cell>
          <table:table-cell table:formula="of:=[.D21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89.05">
            <text:p>289,05</text:p>
          </table:table-cell>
          <table:table-cell table:formula="of:=[.C212]" office:value-type="float" office:value="451.77">
            <text:p>451,77</text:p>
          </table:table-cell>
          <table:table-cell table:formula="of:=[.D21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289.29">
            <text:p>289,29</text:p>
          </table:table-cell>
          <table:table-cell table:formula="of:=[.C213]" office:value-type="float" office:value="451.77">
            <text:p>451,77</text:p>
          </table:table-cell>
          <table:table-cell table:formula="of:=[.D21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288.12">
            <text:p>288,12</text:p>
          </table:table-cell>
          <table:table-cell table:formula="of:=[.C214]" office:value-type="float" office:value="451.77">
            <text:p>451,77</text:p>
          </table:table-cell>
          <table:table-cell table:formula="of:=[.D21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289.41">
            <text:p>289,41</text:p>
          </table:table-cell>
          <table:table-cell table:formula="of:=[.C215]" office:value-type="float" office:value="451.77">
            <text:p>451,77</text:p>
          </table:table-cell>
          <table:table-cell table:formula="of:=[.D21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291.18">
            <text:p>291,18</text:p>
          </table:table-cell>
          <table:table-cell table:formula="of:=[.C216]" office:value-type="float" office:value="451.77">
            <text:p>451,77</text:p>
          </table:table-cell>
          <table:table-cell table:formula="of:=[.D21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288.42">
            <text:p>288,42</text:p>
          </table:table-cell>
          <table:table-cell table:formula="of:=[.C217]" office:value-type="float" office:value="451.77">
            <text:p>451,77</text:p>
          </table:table-cell>
          <table:table-cell table:formula="of:=[.D21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88.62">
            <text:p>288,62</text:p>
          </table:table-cell>
          <table:table-cell table:formula="of:=[.C218]" office:value-type="float" office:value="451.77">
            <text:p>451,77</text:p>
          </table:table-cell>
          <table:table-cell table:formula="of:=[.D21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289.16">
            <text:p>289,16</text:p>
          </table:table-cell>
          <table:table-cell table:formula="of:=[.C219]" office:value-type="float" office:value="451.77">
            <text:p>451,77</text:p>
          </table:table-cell>
          <table:table-cell table:formula="of:=[.D21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91.79">
            <text:p>291,79</text:p>
          </table:table-cell>
          <table:table-cell table:formula="of:=[.C220]" office:value-type="float" office:value="451.77">
            <text:p>451,77</text:p>
          </table:table-cell>
          <table:table-cell table:formula="of:=[.D22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290.09">
            <text:p>290,09</text:p>
          </table:table-cell>
          <table:table-cell table:formula="of:=[.C221]" office:value-type="float" office:value="451.77">
            <text:p>451,77</text:p>
          </table:table-cell>
          <table:table-cell table:formula="of:=[.D22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89.58">
            <text:p>289,58</text:p>
          </table:table-cell>
          <table:table-cell table:formula="of:=[.C222]" office:value-type="float" office:value="451.77">
            <text:p>451,77</text:p>
          </table:table-cell>
          <table:table-cell table:formula="of:=[.D22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288.45">
            <text:p>288,45</text:p>
          </table:table-cell>
          <table:table-cell table:formula="of:=[.C223]" office:value-type="float" office:value="451.77">
            <text:p>451,77</text:p>
          </table:table-cell>
          <table:table-cell table:formula="of:=[.D22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294">
            <text:p>294,00</text:p>
          </table:table-cell>
          <table:table-cell table:formula="of:=[.C224]" office:value-type="float" office:value="451.77">
            <text:p>451,77</text:p>
          </table:table-cell>
          <table:table-cell table:formula="of:=[.D22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292.05">
            <text:p>292,05</text:p>
          </table:table-cell>
          <table:table-cell table:formula="of:=[.C225]" office:value-type="float" office:value="451.77">
            <text:p>451,77</text:p>
          </table:table-cell>
          <table:table-cell table:formula="of:=[.D22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90.29">
            <text:p>290,29</text:p>
          </table:table-cell>
          <table:table-cell table:formula="of:=[.C226]" office:value-type="float" office:value="451.77">
            <text:p>451,77</text:p>
          </table:table-cell>
          <table:table-cell table:formula="of:=[.D22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291.33">
            <text:p>291,33</text:p>
          </table:table-cell>
          <table:table-cell table:formula="of:=[.C227]" office:value-type="float" office:value="451.77">
            <text:p>451,77</text:p>
          </table:table-cell>
          <table:table-cell table:formula="of:=[.D22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91.7">
            <text:p>291,70</text:p>
          </table:table-cell>
          <table:table-cell table:formula="of:=[.C228]" office:value-type="float" office:value="451.77">
            <text:p>451,77</text:p>
          </table:table-cell>
          <table:table-cell table:formula="of:=[.D22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293.77">
            <text:p>293,77</text:p>
          </table:table-cell>
          <table:table-cell table:formula="of:=[.C229]" office:value-type="float" office:value="451.77">
            <text:p>451,77</text:p>
          </table:table-cell>
          <table:table-cell table:formula="of:=[.D22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291.21">
            <text:p>291,21</text:p>
          </table:table-cell>
          <table:table-cell table:formula="of:=[.C230]" office:value-type="float" office:value="451.77">
            <text:p>451,77</text:p>
          </table:table-cell>
          <table:table-cell table:formula="of:=[.D23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292.59">
            <text:p>292,59</text:p>
          </table:table-cell>
          <table:table-cell table:formula="of:=[.C231]" office:value-type="float" office:value="451.77">
            <text:p>451,77</text:p>
          </table:table-cell>
          <table:table-cell table:formula="of:=[.D23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93.99">
            <text:p>293,99</text:p>
          </table:table-cell>
          <table:table-cell table:formula="of:=[.C232]" office:value-type="float" office:value="451.77">
            <text:p>451,77</text:p>
          </table:table-cell>
          <table:table-cell table:formula="of:=[.D23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91.79">
            <text:p>291,79</text:p>
          </table:table-cell>
          <table:table-cell table:formula="of:=[.C233]" office:value-type="float" office:value="451.77">
            <text:p>451,77</text:p>
          </table:table-cell>
          <table:table-cell table:formula="of:=[.D23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292.32">
            <text:p>292,32</text:p>
          </table:table-cell>
          <table:table-cell table:formula="of:=[.C234]" office:value-type="float" office:value="451.77">
            <text:p>451,77</text:p>
          </table:table-cell>
          <table:table-cell table:formula="of:=[.D23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90.14">
            <text:p>290,14</text:p>
          </table:table-cell>
          <table:table-cell table:formula="of:=[.C235]" office:value-type="float" office:value="451.77">
            <text:p>451,77</text:p>
          </table:table-cell>
          <table:table-cell table:formula="of:=[.D23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292.79">
            <text:p>292,79</text:p>
          </table:table-cell>
          <table:table-cell table:formula="of:=[.C236]" office:value-type="float" office:value="451.77">
            <text:p>451,77</text:p>
          </table:table-cell>
          <table:table-cell table:formula="of:=[.D23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292.66">
            <text:p>292,66</text:p>
          </table:table-cell>
          <table:table-cell table:formula="of:=[.C237]" office:value-type="float" office:value="451.77">
            <text:p>451,77</text:p>
          </table:table-cell>
          <table:table-cell table:formula="of:=[.D23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92.49">
            <text:p>292,49</text:p>
          </table:table-cell>
          <table:table-cell table:formula="of:=[.C238]" office:value-type="float" office:value="451.77">
            <text:p>451,77</text:p>
          </table:table-cell>
          <table:table-cell table:formula="of:=[.D23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293.87">
            <text:p>293,87</text:p>
          </table:table-cell>
          <table:table-cell table:formula="of:=[.C239]" office:value-type="float" office:value="451.77">
            <text:p>451,77</text:p>
          </table:table-cell>
          <table:table-cell table:formula="of:=[.D23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292.01">
            <text:p>292,01</text:p>
          </table:table-cell>
          <table:table-cell table:formula="of:=[.C240]" office:value-type="float" office:value="451.77">
            <text:p>451,77</text:p>
          </table:table-cell>
          <table:table-cell table:formula="of:=[.D24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293.77">
            <text:p>293,77</text:p>
          </table:table-cell>
          <table:table-cell table:formula="of:=[.C241]" office:value-type="float" office:value="451.77">
            <text:p>451,77</text:p>
          </table:table-cell>
          <table:table-cell table:formula="of:=[.D24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300.37">
            <text:p>300,37</text:p>
          </table:table-cell>
          <table:table-cell table:formula="of:=[.C242]" office:value-type="float" office:value="451.77">
            <text:p>451,77</text:p>
          </table:table-cell>
          <table:table-cell table:formula="of:=[.D24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95.04">
            <text:p>295,04</text:p>
          </table:table-cell>
          <table:table-cell table:formula="of:=[.C243]" office:value-type="float" office:value="451.77">
            <text:p>451,77</text:p>
          </table:table-cell>
          <table:table-cell table:formula="of:=[.D24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292.16">
            <text:p>292,16</text:p>
          </table:table-cell>
          <table:table-cell table:formula="of:=[.C244]" office:value-type="float" office:value="451.77">
            <text:p>451,77</text:p>
          </table:table-cell>
          <table:table-cell table:formula="of:=[.D24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94.96">
            <text:p>294,96</text:p>
          </table:table-cell>
          <table:table-cell table:formula="of:=[.C245]" office:value-type="float" office:value="451.77">
            <text:p>451,77</text:p>
          </table:table-cell>
          <table:table-cell table:formula="of:=[.D24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294.09">
            <text:p>294,09</text:p>
          </table:table-cell>
          <table:table-cell table:formula="of:=[.C246]" office:value-type="float" office:value="451.77">
            <text:p>451,77</text:p>
          </table:table-cell>
          <table:table-cell table:formula="of:=[.D24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298.22">
            <text:p>298,22</text:p>
          </table:table-cell>
          <table:table-cell table:formula="of:=[.C247]" office:value-type="float" office:value="451.77">
            <text:p>451,77</text:p>
          </table:table-cell>
          <table:table-cell table:formula="of:=[.D24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95.84">
            <text:p>295,84</text:p>
          </table:table-cell>
          <table:table-cell table:formula="of:=[.C248]" office:value-type="float" office:value="451.77">
            <text:p>451,77</text:p>
          </table:table-cell>
          <table:table-cell table:formula="of:=[.D24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293.84">
            <text:p>293,84</text:p>
          </table:table-cell>
          <table:table-cell table:formula="of:=[.C249]" office:value-type="float" office:value="451.77">
            <text:p>451,77</text:p>
          </table:table-cell>
          <table:table-cell table:formula="of:=[.D24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95.62">
            <text:p>295,62</text:p>
          </table:table-cell>
          <table:table-cell table:formula="of:=[.C250]" office:value-type="float" office:value="451.77">
            <text:p>451,77</text:p>
          </table:table-cell>
          <table:table-cell table:formula="of:=[.D25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298.97">
            <text:p>298,97</text:p>
          </table:table-cell>
          <table:table-cell table:formula="of:=[.C251]" office:value-type="float" office:value="451.77">
            <text:p>451,77</text:p>
          </table:table-cell>
          <table:table-cell table:formula="of:=[.D25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97.37">
            <text:p>297,37</text:p>
          </table:table-cell>
          <table:table-cell table:formula="of:=[.C252]" office:value-type="float" office:value="451.77">
            <text:p>451,77</text:p>
          </table:table-cell>
          <table:table-cell table:formula="of:=[.D25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95.81">
            <text:p>295,81</text:p>
          </table:table-cell>
          <table:table-cell table:formula="of:=[.C253]" office:value-type="float" office:value="451.77">
            <text:p>451,77</text:p>
          </table:table-cell>
          <table:table-cell table:formula="of:=[.D25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296.94">
            <text:p>296,94</text:p>
          </table:table-cell>
          <table:table-cell table:formula="of:=[.C254]" office:value-type="float" office:value="451.77">
            <text:p>451,77</text:p>
          </table:table-cell>
          <table:table-cell table:formula="of:=[.D25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297.89">
            <text:p>297,89</text:p>
          </table:table-cell>
          <table:table-cell table:formula="of:=[.C255]" office:value-type="float" office:value="451.77">
            <text:p>451,77</text:p>
          </table:table-cell>
          <table:table-cell table:formula="of:=[.D25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300.24">
            <text:p>300,24</text:p>
          </table:table-cell>
          <table:table-cell table:formula="of:=[.C256]" office:value-type="float" office:value="451.77">
            <text:p>451,77</text:p>
          </table:table-cell>
          <table:table-cell table:formula="of:=[.D25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99.99">
            <text:p>299,99</text:p>
          </table:table-cell>
          <table:table-cell table:formula="of:=[.C257]" office:value-type="float" office:value="451.77">
            <text:p>451,77</text:p>
          </table:table-cell>
          <table:table-cell table:formula="of:=[.D25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99.83">
            <text:p>299,83</text:p>
          </table:table-cell>
          <table:table-cell table:formula="of:=[.C258]" office:value-type="float" office:value="451.77">
            <text:p>451,77</text:p>
          </table:table-cell>
          <table:table-cell table:formula="of:=[.D25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99.03">
            <text:p>299,03</text:p>
          </table:table-cell>
          <table:table-cell table:formula="of:=[.C259]" office:value-type="float" office:value="451.77">
            <text:p>451,77</text:p>
          </table:table-cell>
          <table:table-cell table:formula="of:=[.D25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299.49">
            <text:p>299,49</text:p>
          </table:table-cell>
          <table:table-cell table:formula="of:=[.C260]" office:value-type="float" office:value="451.77">
            <text:p>451,77</text:p>
          </table:table-cell>
          <table:table-cell table:formula="of:=[.D26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299.19">
            <text:p>299,19</text:p>
          </table:table-cell>
          <table:table-cell table:formula="of:=[.C261]" office:value-type="float" office:value="451.77">
            <text:p>451,77</text:p>
          </table:table-cell>
          <table:table-cell table:formula="of:=[.D26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97.16">
            <text:p>297,16</text:p>
          </table:table-cell>
          <table:table-cell table:formula="of:=[.C262]" office:value-type="float" office:value="451.77">
            <text:p>451,77</text:p>
          </table:table-cell>
          <table:table-cell table:formula="of:=[.D26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300.17">
            <text:p>300,17</text:p>
          </table:table-cell>
          <table:table-cell table:formula="of:=[.C263]" office:value-type="float" office:value="451.77">
            <text:p>451,77</text:p>
          </table:table-cell>
          <table:table-cell table:formula="of:=[.D26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309.63">
            <text:p>309,63</text:p>
          </table:table-cell>
          <table:table-cell table:formula="of:=[.C264]" office:value-type="float" office:value="451.77">
            <text:p>451,77</text:p>
          </table:table-cell>
          <table:table-cell table:formula="of:=[.D26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299.86">
            <text:p>299,86</text:p>
          </table:table-cell>
          <table:table-cell table:formula="of:=[.C265]" office:value-type="float" office:value="451.77">
            <text:p>451,77</text:p>
          </table:table-cell>
          <table:table-cell table:formula="of:=[.D26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99.91">
            <text:p>299,91</text:p>
          </table:table-cell>
          <table:table-cell table:formula="of:=[.C266]" office:value-type="float" office:value="451.77">
            <text:p>451,77</text:p>
          </table:table-cell>
          <table:table-cell table:formula="of:=[.D26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300.45">
            <text:p>300,45</text:p>
          </table:table-cell>
          <table:table-cell table:formula="of:=[.C267]" office:value-type="float" office:value="451.77">
            <text:p>451,77</text:p>
          </table:table-cell>
          <table:table-cell table:formula="of:=[.D26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300.21">
            <text:p>300,21</text:p>
          </table:table-cell>
          <table:table-cell table:formula="of:=[.C268]" office:value-type="float" office:value="451.77">
            <text:p>451,77</text:p>
          </table:table-cell>
          <table:table-cell table:formula="of:=[.D26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301.61">
            <text:p>301,61</text:p>
          </table:table-cell>
          <table:table-cell table:formula="of:=[.C269]" office:value-type="float" office:value="451.77">
            <text:p>451,77</text:p>
          </table:table-cell>
          <table:table-cell table:formula="of:=[.D26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297.95">
            <text:p>297,95</text:p>
          </table:table-cell>
          <table:table-cell table:formula="of:=[.C270]" office:value-type="float" office:value="451.77">
            <text:p>451,77</text:p>
          </table:table-cell>
          <table:table-cell table:formula="of:=[.D27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300.01">
            <text:p>300,01</text:p>
          </table:table-cell>
          <table:table-cell table:formula="of:=[.C271]" office:value-type="float" office:value="451.77">
            <text:p>451,77</text:p>
          </table:table-cell>
          <table:table-cell table:formula="of:=[.D27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300.76">
            <text:p>300,76</text:p>
          </table:table-cell>
          <table:table-cell table:formula="of:=[.C272]" office:value-type="float" office:value="451.77">
            <text:p>451,77</text:p>
          </table:table-cell>
          <table:table-cell table:formula="of:=[.D27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301.41">
            <text:p>301,41</text:p>
          </table:table-cell>
          <table:table-cell table:formula="of:=[.C273]" office:value-type="float" office:value="451.77">
            <text:p>451,77</text:p>
          </table:table-cell>
          <table:table-cell table:formula="of:=[.D27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300.16">
            <text:p>300,16</text:p>
          </table:table-cell>
          <table:table-cell table:formula="of:=[.C274]" office:value-type="float" office:value="451.77">
            <text:p>451,77</text:p>
          </table:table-cell>
          <table:table-cell table:formula="of:=[.D27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301.46">
            <text:p>301,46</text:p>
          </table:table-cell>
          <table:table-cell table:formula="of:=[.C275]" office:value-type="float" office:value="451.77">
            <text:p>451,77</text:p>
          </table:table-cell>
          <table:table-cell table:formula="of:=[.D27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304.05">
            <text:p>304,05</text:p>
          </table:table-cell>
          <table:table-cell table:formula="of:=[.C276]" office:value-type="float" office:value="451.77">
            <text:p>451,77</text:p>
          </table:table-cell>
          <table:table-cell table:formula="of:=[.D27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300.77">
            <text:p>300,77</text:p>
          </table:table-cell>
          <table:table-cell table:formula="of:=[.C277]" office:value-type="float" office:value="451.77">
            <text:p>451,77</text:p>
          </table:table-cell>
          <table:table-cell table:formula="of:=[.D27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303.6">
            <text:p>303,60</text:p>
          </table:table-cell>
          <table:table-cell table:formula="of:=[.C278]" office:value-type="float" office:value="451.77">
            <text:p>451,77</text:p>
          </table:table-cell>
          <table:table-cell table:formula="of:=[.D27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302.48">
            <text:p>302,48</text:p>
          </table:table-cell>
          <table:table-cell table:formula="of:=[.C279]" office:value-type="float" office:value="451.77">
            <text:p>451,77</text:p>
          </table:table-cell>
          <table:table-cell table:formula="of:=[.D27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305.35">
            <text:p>305,35</text:p>
          </table:table-cell>
          <table:table-cell table:formula="of:=[.C280]" office:value-type="float" office:value="451.77">
            <text:p>451,77</text:p>
          </table:table-cell>
          <table:table-cell table:formula="of:=[.D28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301.36">
            <text:p>301,36</text:p>
          </table:table-cell>
          <table:table-cell table:formula="of:=[.C281]" office:value-type="float" office:value="451.77">
            <text:p>451,77</text:p>
          </table:table-cell>
          <table:table-cell table:formula="of:=[.D28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301.48">
            <text:p>301,48</text:p>
          </table:table-cell>
          <table:table-cell table:formula="of:=[.C282]" office:value-type="float" office:value="451.77">
            <text:p>451,77</text:p>
          </table:table-cell>
          <table:table-cell table:formula="of:=[.D28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303.4">
            <text:p>303,40</text:p>
          </table:table-cell>
          <table:table-cell table:formula="of:=[.C283]" office:value-type="float" office:value="451.77">
            <text:p>451,77</text:p>
          </table:table-cell>
          <table:table-cell table:formula="of:=[.D28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304.28">
            <text:p>304,28</text:p>
          </table:table-cell>
          <table:table-cell table:formula="of:=[.C284]" office:value-type="float" office:value="451.77">
            <text:p>451,77</text:p>
          </table:table-cell>
          <table:table-cell table:formula="of:=[.D28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307.23">
            <text:p>307,23</text:p>
          </table:table-cell>
          <table:table-cell table:formula="of:=[.C285]" office:value-type="float" office:value="451.77">
            <text:p>451,77</text:p>
          </table:table-cell>
          <table:table-cell table:formula="of:=[.D28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304.19">
            <text:p>304,19</text:p>
          </table:table-cell>
          <table:table-cell table:formula="of:=[.C286]" office:value-type="float" office:value="451.77">
            <text:p>451,77</text:p>
          </table:table-cell>
          <table:table-cell table:formula="of:=[.D28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307.28">
            <text:p>307,28</text:p>
          </table:table-cell>
          <table:table-cell table:formula="of:=[.C287]" office:value-type="float" office:value="451.77">
            <text:p>451,77</text:p>
          </table:table-cell>
          <table:table-cell table:formula="of:=[.D28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325.25">
            <text:p>325,25</text:p>
          </table:table-cell>
          <table:table-cell table:formula="of:=[.C288]" office:value-type="float" office:value="451.77">
            <text:p>451,77</text:p>
          </table:table-cell>
          <table:table-cell table:formula="of:=[.D28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318.53">
            <text:p>318,53</text:p>
          </table:table-cell>
          <table:table-cell table:formula="of:=[.C289]" office:value-type="float" office:value="451.77">
            <text:p>451,77</text:p>
          </table:table-cell>
          <table:table-cell table:formula="of:=[.D28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311.15">
            <text:p>311,15</text:p>
          </table:table-cell>
          <table:table-cell table:formula="of:=[.C290]" office:value-type="float" office:value="451.77">
            <text:p>451,77</text:p>
          </table:table-cell>
          <table:table-cell table:formula="of:=[.D29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311.5">
            <text:p>311,50</text:p>
          </table:table-cell>
          <table:table-cell table:formula="of:=[.C291]" office:value-type="float" office:value="451.77">
            <text:p>451,77</text:p>
          </table:table-cell>
          <table:table-cell table:formula="of:=[.D29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321.08">
            <text:p>321,08</text:p>
          </table:table-cell>
          <table:table-cell table:formula="of:=[.C292]" office:value-type="float" office:value="451.77">
            <text:p>451,77</text:p>
          </table:table-cell>
          <table:table-cell table:formula="of:=[.D29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306.88">
            <text:p>306,88</text:p>
          </table:table-cell>
          <table:table-cell table:formula="of:=[.C293]" office:value-type="float" office:value="451.77">
            <text:p>451,77</text:p>
          </table:table-cell>
          <table:table-cell table:formula="of:=[.D293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307.03">
            <text:p>307,03</text:p>
          </table:table-cell>
          <table:table-cell table:formula="of:=[.C294]" office:value-type="float" office:value="451.77">
            <text:p>451,77</text:p>
          </table:table-cell>
          <table:table-cell table:formula="of:=[.D294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309.44">
            <text:p>309,44</text:p>
          </table:table-cell>
          <table:table-cell table:formula="of:=[.C295]" office:value-type="float" office:value="451.77">
            <text:p>451,77</text:p>
          </table:table-cell>
          <table:table-cell table:formula="of:=[.D295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305.73">
            <text:p>305,73</text:p>
          </table:table-cell>
          <table:table-cell table:formula="of:=[.C296]" office:value-type="float" office:value="451.77">
            <text:p>451,77</text:p>
          </table:table-cell>
          <table:table-cell table:formula="of:=[.D296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305.17">
            <text:p>305,17</text:p>
          </table:table-cell>
          <table:table-cell table:formula="of:=[.C297]" office:value-type="float" office:value="451.77">
            <text:p>451,77</text:p>
          </table:table-cell>
          <table:table-cell table:formula="of:=[.D297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309.79">
            <text:p>309,79</text:p>
          </table:table-cell>
          <table:table-cell table:formula="of:=[.C298]" office:value-type="float" office:value="451.77">
            <text:p>451,77</text:p>
          </table:table-cell>
          <table:table-cell table:formula="of:=[.D298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307.01">
            <text:p>307,01</text:p>
          </table:table-cell>
          <table:table-cell table:formula="of:=[.C299]" office:value-type="float" office:value="451.77">
            <text:p>451,77</text:p>
          </table:table-cell>
          <table:table-cell table:formula="of:=[.D299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307.07">
            <text:p>307,07</text:p>
          </table:table-cell>
          <table:table-cell table:formula="of:=[.C300]" office:value-type="float" office:value="451.77">
            <text:p>451,77</text:p>
          </table:table-cell>
          <table:table-cell table:formula="of:=[.D300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307.57">
            <text:p>307,57</text:p>
          </table:table-cell>
          <table:table-cell table:formula="of:=[.C301]" office:value-type="float" office:value="451.77">
            <text:p>451,77</text:p>
          </table:table-cell>
          <table:table-cell table:formula="of:=[.D301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85.91">
            <text:p>85,91</text:p>
          </table:table-cell>
          <table:table-cell table:formula="of:=[.C302]" office:value-type="float" office:value="451.77">
            <text:p>451,77</text:p>
          </table:table-cell>
          <table:table-cell table:formula="of:=[.D302]" office:value-type="float" office:value="272.43">
            <text:p>272,43</text:p>
          </table:table-cell>
          <table:table-cell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83.39">
            <text:p>83,39</text:p>
          </table:table-cell>
          <table:table-cell table:formula="of:=[.C3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83.53">
            <text:p>83,53</text:p>
          </table:table-cell>
          <table:table-cell table:formula="of:=[.C3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84.33">
            <text:p>84,33</text:p>
          </table:table-cell>
          <table:table-cell table:formula="of:=[.C3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88.83">
            <text:p>88,83</text:p>
          </table:table-cell>
          <table:table-cell table:formula="of:=[.C3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88.28">
            <text:p>88,28</text:p>
          </table:table-cell>
          <table:table-cell table:formula="of:=[.C3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82.41">
            <text:p>82,41</text:p>
          </table:table-cell>
          <table:table-cell table:formula="of:=[.C3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83.68">
            <text:p>83,68</text:p>
          </table:table-cell>
          <table:table-cell table:formula="of:=[.C3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83.82">
            <text:p>83,82</text:p>
          </table:table-cell>
          <table:table-cell table:formula="of:=[.C3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83.97">
            <text:p>83,97</text:p>
          </table:table-cell>
          <table:table-cell table:formula="of:=[.C3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83.14">
            <text:p>83,14</text:p>
          </table:table-cell>
          <table:table-cell table:formula="of:=[.C3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82.12">
            <text:p>82,12</text:p>
          </table:table-cell>
          <table:table-cell table:formula="of:=[.C3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82.11">
            <text:p>82,11</text:p>
          </table:table-cell>
          <table:table-cell table:formula="of:=[.C3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263.68">
            <text:p>263,68</text:p>
          </table:table-cell>
          <table:table-cell table:formula="of:=[.C3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88.42">
            <text:p>88,42</text:p>
          </table:table-cell>
          <table:table-cell table:formula="of:=[.C3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88.47">
            <text:p>88,47</text:p>
          </table:table-cell>
          <table:table-cell table:formula="of:=[.C3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82.94">
            <text:p>82,94</text:p>
          </table:table-cell>
          <table:table-cell table:formula="of:=[.C3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82.48">
            <text:p>82,48</text:p>
          </table:table-cell>
          <table:table-cell table:formula="of:=[.C3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83.64">
            <text:p>83,64</text:p>
          </table:table-cell>
          <table:table-cell table:formula="of:=[.C3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88.94">
            <text:p>88,94</text:p>
          </table:table-cell>
          <table:table-cell table:formula="of:=[.C3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82.22">
            <text:p>82,22</text:p>
          </table:table-cell>
          <table:table-cell table:formula="of:=[.C3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81.93">
            <text:p>81,93</text:p>
          </table:table-cell>
          <table:table-cell table:formula="of:=[.C3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91.72">
            <text:p>91,72</text:p>
          </table:table-cell>
          <table:table-cell table:formula="of:=[.C3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84.81">
            <text:p>84,81</text:p>
          </table:table-cell>
          <table:table-cell table:formula="of:=[.C3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84.75">
            <text:p>84,75</text:p>
          </table:table-cell>
          <table:table-cell table:formula="of:=[.C3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85.18">
            <text:p>85,18</text:p>
          </table:table-cell>
          <table:table-cell table:formula="of:=[.C3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83.95">
            <text:p>83,95</text:p>
          </table:table-cell>
          <table:table-cell table:formula="of:=[.C3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83.42">
            <text:p>83,42</text:p>
          </table:table-cell>
          <table:table-cell table:formula="of:=[.C3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87.6">
            <text:p>87,60</text:p>
          </table:table-cell>
          <table:table-cell table:formula="of:=[.C3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94.76">
            <text:p>94,76</text:p>
          </table:table-cell>
          <table:table-cell table:formula="of:=[.C3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82.73">
            <text:p>82,73</text:p>
          </table:table-cell>
          <table:table-cell table:formula="of:=[.C3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87.9">
            <text:p>87,90</text:p>
          </table:table-cell>
          <table:table-cell table:formula="of:=[.C3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83.06">
            <text:p>83,06</text:p>
          </table:table-cell>
          <table:table-cell table:formula="of:=[.C3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82.83">
            <text:p>82,83</text:p>
          </table:table-cell>
          <table:table-cell table:formula="of:=[.C3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88.81">
            <text:p>88,81</text:p>
          </table:table-cell>
          <table:table-cell table:formula="of:=[.C3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85.26">
            <text:p>85,26</text:p>
          </table:table-cell>
          <table:table-cell table:formula="of:=[.C3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81.93">
            <text:p>81,93</text:p>
          </table:table-cell>
          <table:table-cell table:formula="of:=[.C3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82.09">
            <text:p>82,09</text:p>
          </table:table-cell>
          <table:table-cell table:formula="of:=[.C3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83.39">
            <text:p>83,39</text:p>
          </table:table-cell>
          <table:table-cell table:formula="of:=[.C3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96.04">
            <text:p>96,04</text:p>
          </table:table-cell>
          <table:table-cell table:formula="of:=[.C3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80.78">
            <text:p>80,78</text:p>
          </table:table-cell>
          <table:table-cell table:formula="of:=[.C3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83.09">
            <text:p>83,09</text:p>
          </table:table-cell>
          <table:table-cell table:formula="of:=[.C3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84.03">
            <text:p>84,03</text:p>
          </table:table-cell>
          <table:table-cell table:formula="of:=[.C3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84.49">
            <text:p>84,49</text:p>
          </table:table-cell>
          <table:table-cell table:formula="of:=[.C3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85.49">
            <text:p>85,49</text:p>
          </table:table-cell>
          <table:table-cell table:formula="of:=[.C3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83.19">
            <text:p>83,19</text:p>
          </table:table-cell>
          <table:table-cell table:formula="of:=[.C3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84.1">
            <text:p>84,10</text:p>
          </table:table-cell>
          <table:table-cell table:formula="of:=[.C3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83.97">
            <text:p>83,97</text:p>
          </table:table-cell>
          <table:table-cell table:formula="of:=[.C3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82.63">
            <text:p>82,63</text:p>
          </table:table-cell>
          <table:table-cell table:formula="of:=[.C3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80.91">
            <text:p>80,91</text:p>
          </table:table-cell>
          <table:table-cell table:formula="of:=[.C3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82.86">
            <text:p>82,86</text:p>
          </table:table-cell>
          <table:table-cell table:formula="of:=[.C3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87.18">
            <text:p>87,18</text:p>
          </table:table-cell>
          <table:table-cell table:formula="of:=[.C3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81.41">
            <text:p>81,41</text:p>
          </table:table-cell>
          <table:table-cell table:formula="of:=[.C3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83.41">
            <text:p>83,41</text:p>
          </table:table-cell>
          <table:table-cell table:formula="of:=[.C3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82.92">
            <text:p>82,92</text:p>
          </table:table-cell>
          <table:table-cell table:formula="of:=[.C3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87.9">
            <text:p>87,90</text:p>
          </table:table-cell>
          <table:table-cell table:formula="of:=[.C3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82.58">
            <text:p>82,58</text:p>
          </table:table-cell>
          <table:table-cell table:formula="of:=[.C3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82.28">
            <text:p>82,28</text:p>
          </table:table-cell>
          <table:table-cell table:formula="of:=[.C3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87.51">
            <text:p>87,51</text:p>
          </table:table-cell>
          <table:table-cell table:formula="of:=[.C3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83.47">
            <text:p>83,47</text:p>
          </table:table-cell>
          <table:table-cell table:formula="of:=[.C3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87.72">
            <text:p>87,72</text:p>
          </table:table-cell>
          <table:table-cell table:formula="of:=[.C3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82.24">
            <text:p>82,24</text:p>
          </table:table-cell>
          <table:table-cell table:formula="of:=[.C3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84.5">
            <text:p>84,50</text:p>
          </table:table-cell>
          <table:table-cell table:formula="of:=[.C3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82.88">
            <text:p>82,88</text:p>
          </table:table-cell>
          <table:table-cell table:formula="of:=[.C3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82.48">
            <text:p>82,48</text:p>
          </table:table-cell>
          <table:table-cell table:formula="of:=[.C3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87.64">
            <text:p>87,64</text:p>
          </table:table-cell>
          <table:table-cell table:formula="of:=[.C3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82.39">
            <text:p>82,39</text:p>
          </table:table-cell>
          <table:table-cell table:formula="of:=[.C3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84.36">
            <text:p>84,36</text:p>
          </table:table-cell>
          <table:table-cell table:formula="of:=[.C3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82.08">
            <text:p>82,08</text:p>
          </table:table-cell>
          <table:table-cell table:formula="of:=[.C3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83.68">
            <text:p>83,68</text:p>
          </table:table-cell>
          <table:table-cell table:formula="of:=[.C3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86.89">
            <text:p>86,89</text:p>
          </table:table-cell>
          <table:table-cell table:formula="of:=[.C3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85.49">
            <text:p>85,49</text:p>
          </table:table-cell>
          <table:table-cell table:formula="of:=[.C3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256.55">
            <text:p>256,55</text:p>
          </table:table-cell>
          <table:table-cell table:formula="of:=[.C3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78.65">
            <text:p>78,65</text:p>
          </table:table-cell>
          <table:table-cell table:formula="of:=[.C3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87.61">
            <text:p>87,61</text:p>
          </table:table-cell>
          <table:table-cell table:formula="of:=[.C3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81.04">
            <text:p>81,04</text:p>
          </table:table-cell>
          <table:table-cell table:formula="of:=[.C3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81.9">
            <text:p>81,90</text:p>
          </table:table-cell>
          <table:table-cell table:formula="of:=[.C3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95.43">
            <text:p>95,43</text:p>
          </table:table-cell>
          <table:table-cell table:formula="of:=[.C3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83.33">
            <text:p>83,33</text:p>
          </table:table-cell>
          <table:table-cell table:formula="of:=[.C3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88.3">
            <text:p>88,30</text:p>
          </table:table-cell>
          <table:table-cell table:formula="of:=[.C3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97.14">
            <text:p>97,14</text:p>
          </table:table-cell>
          <table:table-cell table:formula="of:=[.C3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83.48">
            <text:p>83,48</text:p>
          </table:table-cell>
          <table:table-cell table:formula="of:=[.C3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85.07">
            <text:p>85,07</text:p>
          </table:table-cell>
          <table:table-cell table:formula="of:=[.C3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85.84">
            <text:p>85,84</text:p>
          </table:table-cell>
          <table:table-cell table:formula="of:=[.C3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83.26">
            <text:p>83,26</text:p>
          </table:table-cell>
          <table:table-cell table:formula="of:=[.C3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81.78">
            <text:p>81,78</text:p>
          </table:table-cell>
          <table:table-cell table:formula="of:=[.C3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84.41">
            <text:p>84,41</text:p>
          </table:table-cell>
          <table:table-cell table:formula="of:=[.C3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84.3">
            <text:p>84,30</text:p>
          </table:table-cell>
          <table:table-cell table:formula="of:=[.C3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81.35">
            <text:p>81,35</text:p>
          </table:table-cell>
          <table:table-cell table:formula="of:=[.C3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86.02">
            <text:p>86,02</text:p>
          </table:table-cell>
          <table:table-cell table:formula="of:=[.C3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82.16">
            <text:p>82,16</text:p>
          </table:table-cell>
          <table:table-cell table:formula="of:=[.C3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84.04">
            <text:p>84,04</text:p>
          </table:table-cell>
          <table:table-cell table:formula="of:=[.C3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82.34">
            <text:p>82,34</text:p>
          </table:table-cell>
          <table:table-cell table:formula="of:=[.C3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85.38">
            <text:p>85,38</text:p>
          </table:table-cell>
          <table:table-cell table:formula="of:=[.C3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84.34">
            <text:p>84,34</text:p>
          </table:table-cell>
          <table:table-cell table:formula="of:=[.C3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81.12">
            <text:p>81,12</text:p>
          </table:table-cell>
          <table:table-cell table:formula="of:=[.C3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82.4">
            <text:p>82,40</text:p>
          </table:table-cell>
          <table:table-cell table:formula="of:=[.C3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85.61">
            <text:p>85,61</text:p>
          </table:table-cell>
          <table:table-cell table:formula="of:=[.C3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83.5">
            <text:p>83,50</text:p>
          </table:table-cell>
          <table:table-cell table:formula="of:=[.C4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87.83">
            <text:p>87,83</text:p>
          </table:table-cell>
          <table:table-cell table:formula="of:=[.C4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85.05">
            <text:p>85,05</text:p>
          </table:table-cell>
          <table:table-cell table:formula="of:=[.C4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82.45">
            <text:p>82,45</text:p>
          </table:table-cell>
          <table:table-cell table:formula="of:=[.C4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86.04">
            <text:p>86,04</text:p>
          </table:table-cell>
          <table:table-cell table:formula="of:=[.C4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81.46">
            <text:p>81,46</text:p>
          </table:table-cell>
          <table:table-cell table:formula="of:=[.C4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89.64">
            <text:p>89,64</text:p>
          </table:table-cell>
          <table:table-cell table:formula="of:=[.C4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85.24">
            <text:p>85,24</text:p>
          </table:table-cell>
          <table:table-cell table:formula="of:=[.C4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94.25">
            <text:p>94,25</text:p>
          </table:table-cell>
          <table:table-cell table:formula="of:=[.C4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81.34">
            <text:p>81,34</text:p>
          </table:table-cell>
          <table:table-cell table:formula="of:=[.C4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81.9">
            <text:p>81,90</text:p>
          </table:table-cell>
          <table:table-cell table:formula="of:=[.C4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92.16">
            <text:p>92,16</text:p>
          </table:table-cell>
          <table:table-cell table:formula="of:=[.C4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82.2">
            <text:p>82,20</text:p>
          </table:table-cell>
          <table:table-cell table:formula="of:=[.C4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81.47">
            <text:p>81,47</text:p>
          </table:table-cell>
          <table:table-cell table:formula="of:=[.C4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84.04">
            <text:p>84,04</text:p>
          </table:table-cell>
          <table:table-cell table:formula="of:=[.C4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82.74">
            <text:p>82,74</text:p>
          </table:table-cell>
          <table:table-cell table:formula="of:=[.C4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88.5">
            <text:p>88,50</text:p>
          </table:table-cell>
          <table:table-cell table:formula="of:=[.C4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82.06">
            <text:p>82,06</text:p>
          </table:table-cell>
          <table:table-cell table:formula="of:=[.C4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83.99">
            <text:p>83,99</text:p>
          </table:table-cell>
          <table:table-cell table:formula="of:=[.C4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83.76">
            <text:p>83,76</text:p>
          </table:table-cell>
          <table:table-cell table:formula="of:=[.C4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86.5">
            <text:p>86,50</text:p>
          </table:table-cell>
          <table:table-cell table:formula="of:=[.C4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87.53">
            <text:p>87,53</text:p>
          </table:table-cell>
          <table:table-cell table:formula="of:=[.C4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80.97">
            <text:p>80,97</text:p>
          </table:table-cell>
          <table:table-cell table:formula="of:=[.C4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81.68">
            <text:p>81,68</text:p>
          </table:table-cell>
          <table:table-cell table:formula="of:=[.C4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82.14">
            <text:p>82,14</text:p>
          </table:table-cell>
          <table:table-cell table:formula="of:=[.C4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85.42">
            <text:p>85,42</text:p>
          </table:table-cell>
          <table:table-cell table:formula="of:=[.C4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85.91">
            <text:p>85,91</text:p>
          </table:table-cell>
          <table:table-cell table:formula="of:=[.C4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86.06">
            <text:p>86,06</text:p>
          </table:table-cell>
          <table:table-cell table:formula="of:=[.C4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89.66">
            <text:p>89,66</text:p>
          </table:table-cell>
          <table:table-cell table:formula="of:=[.C4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82.51">
            <text:p>82,51</text:p>
          </table:table-cell>
          <table:table-cell table:formula="of:=[.C4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83.08">
            <text:p>83,08</text:p>
          </table:table-cell>
          <table:table-cell table:formula="of:=[.C4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88.74">
            <text:p>88,74</text:p>
          </table:table-cell>
          <table:table-cell table:formula="of:=[.C4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82.35">
            <text:p>82,35</text:p>
          </table:table-cell>
          <table:table-cell table:formula="of:=[.C4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261.68">
            <text:p>261,68</text:p>
          </table:table-cell>
          <table:table-cell table:formula="of:=[.C4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79.62">
            <text:p>79,62</text:p>
          </table:table-cell>
          <table:table-cell table:formula="of:=[.C4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89.9">
            <text:p>89,90</text:p>
          </table:table-cell>
          <table:table-cell table:formula="of:=[.C4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84.09">
            <text:p>84,09</text:p>
          </table:table-cell>
          <table:table-cell table:formula="of:=[.C4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85.66">
            <text:p>85,66</text:p>
          </table:table-cell>
          <table:table-cell table:formula="of:=[.C4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83.17">
            <text:p>83,17</text:p>
          </table:table-cell>
          <table:table-cell table:formula="of:=[.C4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81.34">
            <text:p>81,34</text:p>
          </table:table-cell>
          <table:table-cell table:formula="of:=[.C4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92.38">
            <text:p>92,38</text:p>
          </table:table-cell>
          <table:table-cell table:formula="of:=[.C4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84.77">
            <text:p>84,77</text:p>
          </table:table-cell>
          <table:table-cell table:formula="of:=[.C4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83.82">
            <text:p>83,82</text:p>
          </table:table-cell>
          <table:table-cell table:formula="of:=[.C4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84.13">
            <text:p>84,13</text:p>
          </table:table-cell>
          <table:table-cell table:formula="of:=[.C4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83.27">
            <text:p>83,27</text:p>
          </table:table-cell>
          <table:table-cell table:formula="of:=[.C4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89.07">
            <text:p>89,07</text:p>
          </table:table-cell>
          <table:table-cell table:formula="of:=[.C4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85.96">
            <text:p>85,96</text:p>
          </table:table-cell>
          <table:table-cell table:formula="of:=[.C4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82.67">
            <text:p>82,67</text:p>
          </table:table-cell>
          <table:table-cell table:formula="of:=[.C4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81.29">
            <text:p>81,29</text:p>
          </table:table-cell>
          <table:table-cell table:formula="of:=[.C4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82.53">
            <text:p>82,53</text:p>
          </table:table-cell>
          <table:table-cell table:formula="of:=[.C4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89.94">
            <text:p>89,94</text:p>
          </table:table-cell>
          <table:table-cell table:formula="of:=[.C4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82.03">
            <text:p>82,03</text:p>
          </table:table-cell>
          <table:table-cell table:formula="of:=[.C4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82.35">
            <text:p>82,35</text:p>
          </table:table-cell>
          <table:table-cell table:formula="of:=[.C4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82.8">
            <text:p>82,80</text:p>
          </table:table-cell>
          <table:table-cell table:formula="of:=[.C4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84.37">
            <text:p>84,37</text:p>
          </table:table-cell>
          <table:table-cell table:formula="of:=[.C4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87.73">
            <text:p>87,73</text:p>
          </table:table-cell>
          <table:table-cell table:formula="of:=[.C4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82.46">
            <text:p>82,46</text:p>
          </table:table-cell>
          <table:table-cell table:formula="of:=[.C4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83.19">
            <text:p>83,19</text:p>
          </table:table-cell>
          <table:table-cell table:formula="of:=[.C4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83.77">
            <text:p>83,77</text:p>
          </table:table-cell>
          <table:table-cell table:formula="of:=[.C4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82.77">
            <text:p>82,77</text:p>
          </table:table-cell>
          <table:table-cell table:formula="of:=[.C4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88.64">
            <text:p>88,64</text:p>
          </table:table-cell>
          <table:table-cell table:formula="of:=[.C4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103.55">
            <text:p>103,55</text:p>
          </table:table-cell>
          <table:table-cell table:formula="of:=[.C4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84.91">
            <text:p>84,91</text:p>
          </table:table-cell>
          <table:table-cell table:formula="of:=[.C4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83.61">
            <text:p>83,61</text:p>
          </table:table-cell>
          <table:table-cell table:formula="of:=[.C4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83.38">
            <text:p>83,38</text:p>
          </table:table-cell>
          <table:table-cell table:formula="of:=[.C4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90.4">
            <text:p>90,40</text:p>
          </table:table-cell>
          <table:table-cell table:formula="of:=[.C4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92.1">
            <text:p>92,10</text:p>
          </table:table-cell>
          <table:table-cell table:formula="of:=[.C4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94.3">
            <text:p>94,30</text:p>
          </table:table-cell>
          <table:table-cell table:formula="of:=[.C4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105.46">
            <text:p>105,46</text:p>
          </table:table-cell>
          <table:table-cell table:formula="of:=[.C4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102.31">
            <text:p>102,31</text:p>
          </table:table-cell>
          <table:table-cell table:formula="of:=[.C4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96.85">
            <text:p>96,85</text:p>
          </table:table-cell>
          <table:table-cell table:formula="of:=[.C4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106.25">
            <text:p>106,25</text:p>
          </table:table-cell>
          <table:table-cell table:formula="of:=[.C4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108.91">
            <text:p>108,91</text:p>
          </table:table-cell>
          <table:table-cell table:formula="of:=[.C4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84.77">
            <text:p>84,77</text:p>
          </table:table-cell>
          <table:table-cell table:formula="of:=[.C4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87.82">
            <text:p>87,82</text:p>
          </table:table-cell>
          <table:table-cell table:formula="of:=[.C4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85.31">
            <text:p>85,31</text:p>
          </table:table-cell>
          <table:table-cell table:formula="of:=[.C4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82.72">
            <text:p>82,72</text:p>
          </table:table-cell>
          <table:table-cell table:formula="of:=[.C4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83.2">
            <text:p>83,20</text:p>
          </table:table-cell>
          <table:table-cell table:formula="of:=[.C4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87.25">
            <text:p>87,25</text:p>
          </table:table-cell>
          <table:table-cell table:formula="of:=[.C4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88.25">
            <text:p>88,25</text:p>
          </table:table-cell>
          <table:table-cell table:formula="of:=[.C4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83.36">
            <text:p>83,36</text:p>
          </table:table-cell>
          <table:table-cell table:formula="of:=[.C4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83.34">
            <text:p>83,34</text:p>
          </table:table-cell>
          <table:table-cell table:formula="of:=[.C4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81.49">
            <text:p>81,49</text:p>
          </table:table-cell>
          <table:table-cell table:formula="of:=[.C4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83.01">
            <text:p>83,01</text:p>
          </table:table-cell>
          <table:table-cell table:formula="of:=[.C4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91.41">
            <text:p>91,41</text:p>
          </table:table-cell>
          <table:table-cell table:formula="of:=[.C4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83.73">
            <text:p>83,73</text:p>
          </table:table-cell>
          <table:table-cell table:formula="of:=[.C4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82.87">
            <text:p>82,87</text:p>
          </table:table-cell>
          <table:table-cell table:formula="of:=[.C4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82.95">
            <text:p>82,95</text:p>
          </table:table-cell>
          <table:table-cell table:formula="of:=[.C4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84.18">
            <text:p>84,18</text:p>
          </table:table-cell>
          <table:table-cell table:formula="of:=[.C4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87.04">
            <text:p>87,04</text:p>
          </table:table-cell>
          <table:table-cell table:formula="of:=[.C4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79.63">
            <text:p>79,63</text:p>
          </table:table-cell>
          <table:table-cell table:formula="of:=[.C4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80.17">
            <text:p>80,17</text:p>
          </table:table-cell>
          <table:table-cell table:formula="of:=[.C4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259.78">
            <text:p>259,78</text:p>
          </table:table-cell>
          <table:table-cell table:formula="of:=[.C4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75.49">
            <text:p>75,49</text:p>
          </table:table-cell>
          <table:table-cell table:formula="of:=[.C4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79.66">
            <text:p>79,66</text:p>
          </table:table-cell>
          <table:table-cell table:formula="of:=[.C4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77.57">
            <text:p>77,57</text:p>
          </table:table-cell>
          <table:table-cell table:formula="of:=[.C4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81.88">
            <text:p>81,88</text:p>
          </table:table-cell>
          <table:table-cell table:formula="of:=[.C4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79.27">
            <text:p>79,27</text:p>
          </table:table-cell>
          <table:table-cell table:formula="of:=[.C4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84.91">
            <text:p>84,91</text:p>
          </table:table-cell>
          <table:table-cell table:formula="of:=[.C4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77.31">
            <text:p>77,31</text:p>
          </table:table-cell>
          <table:table-cell table:formula="of:=[.C4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78.71">
            <text:p>78,71</text:p>
          </table:table-cell>
          <table:table-cell table:formula="of:=[.C5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78.85">
            <text:p>78,85</text:p>
          </table:table-cell>
          <table:table-cell table:formula="of:=[.C5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81">
            <text:p>81,00</text:p>
          </table:table-cell>
          <table:table-cell table:formula="of:=[.C5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86.07">
            <text:p>86,07</text:p>
          </table:table-cell>
          <table:table-cell table:formula="of:=[.C5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78.52">
            <text:p>78,52</text:p>
          </table:table-cell>
          <table:table-cell table:formula="of:=[.C5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78.35">
            <text:p>78,35</text:p>
          </table:table-cell>
          <table:table-cell table:formula="of:=[.C5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80.02">
            <text:p>80,02</text:p>
          </table:table-cell>
          <table:table-cell table:formula="of:=[.C5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80.39">
            <text:p>80,39</text:p>
          </table:table-cell>
          <table:table-cell table:formula="of:=[.C5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76.77">
            <text:p>76,77</text:p>
          </table:table-cell>
          <table:table-cell table:formula="of:=[.C5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82.68">
            <text:p>82,68</text:p>
          </table:table-cell>
          <table:table-cell table:formula="of:=[.C5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80.34">
            <text:p>80,34</text:p>
          </table:table-cell>
          <table:table-cell table:formula="of:=[.C5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78.98">
            <text:p>78,98</text:p>
          </table:table-cell>
          <table:table-cell table:formula="of:=[.C5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78.53">
            <text:p>78,53</text:p>
          </table:table-cell>
          <table:table-cell table:formula="of:=[.C5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77.75">
            <text:p>77,75</text:p>
          </table:table-cell>
          <table:table-cell table:formula="of:=[.C5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83.71">
            <text:p>83,71</text:p>
          </table:table-cell>
          <table:table-cell table:formula="of:=[.C5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78.98">
            <text:p>78,98</text:p>
          </table:table-cell>
          <table:table-cell table:formula="of:=[.C5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79.05">
            <text:p>79,05</text:p>
          </table:table-cell>
          <table:table-cell table:formula="of:=[.C5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79.97">
            <text:p>79,97</text:p>
          </table:table-cell>
          <table:table-cell table:formula="of:=[.C5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76.77">
            <text:p>76,77</text:p>
          </table:table-cell>
          <table:table-cell table:formula="of:=[.C5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86.43">
            <text:p>86,43</text:p>
          </table:table-cell>
          <table:table-cell table:formula="of:=[.C5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78.7">
            <text:p>78,70</text:p>
          </table:table-cell>
          <table:table-cell table:formula="of:=[.C5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79.31">
            <text:p>79,31</text:p>
          </table:table-cell>
          <table:table-cell table:formula="of:=[.C5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77.51">
            <text:p>77,51</text:p>
          </table:table-cell>
          <table:table-cell table:formula="of:=[.C5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77.35">
            <text:p>77,35</text:p>
          </table:table-cell>
          <table:table-cell table:formula="of:=[.C5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84.95">
            <text:p>84,95</text:p>
          </table:table-cell>
          <table:table-cell table:formula="of:=[.C5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87.1">
            <text:p>87,10</text:p>
          </table:table-cell>
          <table:table-cell table:formula="of:=[.C5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79.01">
            <text:p>79,01</text:p>
          </table:table-cell>
          <table:table-cell table:formula="of:=[.C5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79.76">
            <text:p>79,76</text:p>
          </table:table-cell>
          <table:table-cell table:formula="of:=[.C5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78.5">
            <text:p>78,50</text:p>
          </table:table-cell>
          <table:table-cell table:formula="of:=[.C5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76.78">
            <text:p>76,78</text:p>
          </table:table-cell>
          <table:table-cell table:formula="of:=[.C5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82.78">
            <text:p>82,78</text:p>
          </table:table-cell>
          <table:table-cell table:formula="of:=[.C5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85.31">
            <text:p>85,31</text:p>
          </table:table-cell>
          <table:table-cell table:formula="of:=[.C5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79.44">
            <text:p>79,44</text:p>
          </table:table-cell>
          <table:table-cell table:formula="of:=[.C5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79.9">
            <text:p>79,90</text:p>
          </table:table-cell>
          <table:table-cell table:formula="of:=[.C5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79.59">
            <text:p>79,59</text:p>
          </table:table-cell>
          <table:table-cell table:formula="of:=[.C5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87.87">
            <text:p>87,87</text:p>
          </table:table-cell>
          <table:table-cell table:formula="of:=[.C5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79.1">
            <text:p>79,10</text:p>
          </table:table-cell>
          <table:table-cell table:formula="of:=[.C5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77.56">
            <text:p>77,56</text:p>
          </table:table-cell>
          <table:table-cell table:formula="of:=[.C5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85.2">
            <text:p>85,20</text:p>
          </table:table-cell>
          <table:table-cell table:formula="of:=[.C5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79.47">
            <text:p>79,47</text:p>
          </table:table-cell>
          <table:table-cell table:formula="of:=[.C5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78.1">
            <text:p>78,10</text:p>
          </table:table-cell>
          <table:table-cell table:formula="of:=[.C5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82.42">
            <text:p>82,42</text:p>
          </table:table-cell>
          <table:table-cell table:formula="of:=[.C5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78.54">
            <text:p>78,54</text:p>
          </table:table-cell>
          <table:table-cell table:formula="of:=[.C5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77.66">
            <text:p>77,66</text:p>
          </table:table-cell>
          <table:table-cell table:formula="of:=[.C5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78.59">
            <text:p>78,59</text:p>
          </table:table-cell>
          <table:table-cell table:formula="of:=[.C5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80.7">
            <text:p>80,70</text:p>
          </table:table-cell>
          <table:table-cell table:formula="of:=[.C5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84.97">
            <text:p>84,97</text:p>
          </table:table-cell>
          <table:table-cell table:formula="of:=[.C5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80.48">
            <text:p>80,48</text:p>
          </table:table-cell>
          <table:table-cell table:formula="of:=[.C5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80.29">
            <text:p>80,29</text:p>
          </table:table-cell>
          <table:table-cell table:formula="of:=[.C5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78.82">
            <text:p>78,82</text:p>
          </table:table-cell>
          <table:table-cell table:formula="of:=[.C5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80.75">
            <text:p>80,75</text:p>
          </table:table-cell>
          <table:table-cell table:formula="of:=[.C5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260.65">
            <text:p>260,65</text:p>
          </table:table-cell>
          <table:table-cell table:formula="of:=[.C5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78.48">
            <text:p>78,48</text:p>
          </table:table-cell>
          <table:table-cell table:formula="of:=[.C5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85.7">
            <text:p>85,70</text:p>
          </table:table-cell>
          <table:table-cell table:formula="of:=[.C5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83.8">
            <text:p>83,80</text:p>
          </table:table-cell>
          <table:table-cell table:formula="of:=[.C5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82.34">
            <text:p>82,34</text:p>
          </table:table-cell>
          <table:table-cell table:formula="of:=[.C5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80.65">
            <text:p>80,65</text:p>
          </table:table-cell>
          <table:table-cell table:formula="of:=[.C5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82.35">
            <text:p>82,35</text:p>
          </table:table-cell>
          <table:table-cell table:formula="of:=[.C5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79.63">
            <text:p>79,63</text:p>
          </table:table-cell>
          <table:table-cell table:formula="of:=[.C5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80.22">
            <text:p>80,22</text:p>
          </table:table-cell>
          <table:table-cell table:formula="of:=[.C5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86.29">
            <text:p>86,29</text:p>
          </table:table-cell>
          <table:table-cell table:formula="of:=[.C5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77.79">
            <text:p>77,79</text:p>
          </table:table-cell>
          <table:table-cell table:formula="of:=[.C5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77.96">
            <text:p>77,96</text:p>
          </table:table-cell>
          <table:table-cell table:formula="of:=[.C5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77.96">
            <text:p>77,96</text:p>
          </table:table-cell>
          <table:table-cell table:formula="of:=[.C5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80.57">
            <text:p>80,57</text:p>
          </table:table-cell>
          <table:table-cell table:formula="of:=[.C5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81.32">
            <text:p>81,32</text:p>
          </table:table-cell>
          <table:table-cell table:formula="of:=[.C5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78.86">
            <text:p>78,86</text:p>
          </table:table-cell>
          <table:table-cell table:formula="of:=[.C5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79.05">
            <text:p>79,05</text:p>
          </table:table-cell>
          <table:table-cell table:formula="of:=[.C5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80.62">
            <text:p>80,62</text:p>
          </table:table-cell>
          <table:table-cell table:formula="of:=[.C5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78.79">
            <text:p>78,79</text:p>
          </table:table-cell>
          <table:table-cell table:formula="of:=[.C5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78.97">
            <text:p>78,97</text:p>
          </table:table-cell>
          <table:table-cell table:formula="of:=[.C5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82.81">
            <text:p>82,81</text:p>
          </table:table-cell>
          <table:table-cell table:formula="of:=[.C5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79.42">
            <text:p>79,42</text:p>
          </table:table-cell>
          <table:table-cell table:formula="of:=[.C5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79.05">
            <text:p>79,05</text:p>
          </table:table-cell>
          <table:table-cell table:formula="of:=[.C5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78.27">
            <text:p>78,27</text:p>
          </table:table-cell>
          <table:table-cell table:formula="of:=[.C5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81.21">
            <text:p>81,21</text:p>
          </table:table-cell>
          <table:table-cell table:formula="of:=[.C5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86.19">
            <text:p>86,19</text:p>
          </table:table-cell>
          <table:table-cell table:formula="of:=[.C5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83.38">
            <text:p>83,38</text:p>
          </table:table-cell>
          <table:table-cell table:formula="of:=[.C5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83.46">
            <text:p>83,46</text:p>
          </table:table-cell>
          <table:table-cell table:formula="of:=[.C5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79.18">
            <text:p>79,18</text:p>
          </table:table-cell>
          <table:table-cell table:formula="of:=[.C5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79.93">
            <text:p>79,93</text:p>
          </table:table-cell>
          <table:table-cell table:formula="of:=[.C5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82.17">
            <text:p>82,17</text:p>
          </table:table-cell>
          <table:table-cell table:formula="of:=[.C5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76.99">
            <text:p>76,99</text:p>
          </table:table-cell>
          <table:table-cell table:formula="of:=[.C5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80.92">
            <text:p>80,92</text:p>
          </table:table-cell>
          <table:table-cell table:formula="of:=[.C5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83.77">
            <text:p>83,77</text:p>
          </table:table-cell>
          <table:table-cell table:formula="of:=[.C5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78.46">
            <text:p>78,46</text:p>
          </table:table-cell>
          <table:table-cell table:formula="of:=[.C5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78.14">
            <text:p>78,14</text:p>
          </table:table-cell>
          <table:table-cell table:formula="of:=[.C5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78.87">
            <text:p>78,87</text:p>
          </table:table-cell>
          <table:table-cell table:formula="of:=[.C5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77.93">
            <text:p>77,93</text:p>
          </table:table-cell>
          <table:table-cell table:formula="of:=[.C5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83.21">
            <text:p>83,21</text:p>
          </table:table-cell>
          <table:table-cell table:formula="of:=[.C5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79.6">
            <text:p>79,60</text:p>
          </table:table-cell>
          <table:table-cell table:formula="of:=[.C5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81.63">
            <text:p>81,63</text:p>
          </table:table-cell>
          <table:table-cell table:formula="of:=[.C5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82.66">
            <text:p>82,66</text:p>
          </table:table-cell>
          <table:table-cell table:formula="of:=[.C5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77.79">
            <text:p>77,79</text:p>
          </table:table-cell>
          <table:table-cell table:formula="of:=[.C5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78.03">
            <text:p>78,03</text:p>
          </table:table-cell>
          <table:table-cell table:formula="of:=[.C5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77.86">
            <text:p>77,86</text:p>
          </table:table-cell>
          <table:table-cell table:formula="of:=[.C5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80.23">
            <text:p>80,23</text:p>
          </table:table-cell>
          <table:table-cell table:formula="of:=[.C5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83.72">
            <text:p>83,72</text:p>
          </table:table-cell>
          <table:table-cell table:formula="of:=[.C5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80.18">
            <text:p>80,18</text:p>
          </table:table-cell>
          <table:table-cell table:formula="of:=[.C5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79.25">
            <text:p>79,25</text:p>
          </table:table-cell>
          <table:table-cell table:formula="of:=[.C5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78.28">
            <text:p>78,28</text:p>
          </table:table-cell>
          <table:table-cell table:formula="of:=[.C6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79.87">
            <text:p>79,87</text:p>
          </table:table-cell>
          <table:table-cell table:formula="of:=[.C6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78.73">
            <text:p>78,73</text:p>
          </table:table-cell>
          <table:table-cell table:formula="of:=[.C6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82.5">
            <text:p>82,50</text:p>
          </table:table-cell>
          <table:table-cell table:formula="of:=[.C6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78.09">
            <text:p>78,09</text:p>
          </table:table-cell>
          <table:table-cell table:formula="of:=[.C6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79.64">
            <text:p>79,64</text:p>
          </table:table-cell>
          <table:table-cell table:formula="of:=[.C6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80.95">
            <text:p>80,95</text:p>
          </table:table-cell>
          <table:table-cell table:formula="of:=[.C6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79.49">
            <text:p>79,49</text:p>
          </table:table-cell>
          <table:table-cell table:formula="of:=[.C6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85.47">
            <text:p>85,47</text:p>
          </table:table-cell>
          <table:table-cell table:formula="of:=[.C6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78.78">
            <text:p>78,78</text:p>
          </table:table-cell>
          <table:table-cell table:formula="of:=[.C6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258.31">
            <text:p>258,31</text:p>
          </table:table-cell>
          <table:table-cell table:formula="of:=[.C6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73.45">
            <text:p>73,45</text:p>
          </table:table-cell>
          <table:table-cell table:formula="of:=[.C6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87.67">
            <text:p>87,67</text:p>
          </table:table-cell>
          <table:table-cell table:formula="of:=[.C6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80.27">
            <text:p>80,27</text:p>
          </table:table-cell>
          <table:table-cell table:formula="of:=[.C6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78.09">
            <text:p>78,09</text:p>
          </table:table-cell>
          <table:table-cell table:formula="of:=[.C6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77.81">
            <text:p>77,81</text:p>
          </table:table-cell>
          <table:table-cell table:formula="of:=[.C6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79.64">
            <text:p>79,64</text:p>
          </table:table-cell>
          <table:table-cell table:formula="of:=[.C6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84.37">
            <text:p>84,37</text:p>
          </table:table-cell>
          <table:table-cell table:formula="of:=[.C6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78.03">
            <text:p>78,03</text:p>
          </table:table-cell>
          <table:table-cell table:formula="of:=[.C6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79.82">
            <text:p>79,82</text:p>
          </table:table-cell>
          <table:table-cell table:formula="of:=[.C6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79.91">
            <text:p>79,91</text:p>
          </table:table-cell>
          <table:table-cell table:formula="of:=[.C6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82.67">
            <text:p>82,67</text:p>
          </table:table-cell>
          <table:table-cell table:formula="of:=[.C6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82.15">
            <text:p>82,15</text:p>
          </table:table-cell>
          <table:table-cell table:formula="of:=[.C6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81.33">
            <text:p>81,33</text:p>
          </table:table-cell>
          <table:table-cell table:formula="of:=[.C6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89.75">
            <text:p>89,75</text:p>
          </table:table-cell>
          <table:table-cell table:formula="of:=[.C6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80.24">
            <text:p>80,24</text:p>
          </table:table-cell>
          <table:table-cell table:formula="of:=[.C6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78.2">
            <text:p>78,20</text:p>
          </table:table-cell>
          <table:table-cell table:formula="of:=[.C6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83.69">
            <text:p>83,69</text:p>
          </table:table-cell>
          <table:table-cell table:formula="of:=[.C6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78.44">
            <text:p>78,44</text:p>
          </table:table-cell>
          <table:table-cell table:formula="of:=[.C6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78.92">
            <text:p>78,92</text:p>
          </table:table-cell>
          <table:table-cell table:formula="of:=[.C6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79.84">
            <text:p>79,84</text:p>
          </table:table-cell>
          <table:table-cell table:formula="of:=[.C6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79.19">
            <text:p>79,19</text:p>
          </table:table-cell>
          <table:table-cell table:formula="of:=[.C6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77.9">
            <text:p>77,90</text:p>
          </table:table-cell>
          <table:table-cell table:formula="of:=[.C6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84.73">
            <text:p>84,73</text:p>
          </table:table-cell>
          <table:table-cell table:formula="of:=[.C6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78">
            <text:p>78,00</text:p>
          </table:table-cell>
          <table:table-cell table:formula="of:=[.C6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81.72">
            <text:p>81,72</text:p>
          </table:table-cell>
          <table:table-cell table:formula="of:=[.C6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78.97">
            <text:p>78,97</text:p>
          </table:table-cell>
          <table:table-cell table:formula="of:=[.C6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80.24">
            <text:p>80,24</text:p>
          </table:table-cell>
          <table:table-cell table:formula="of:=[.C6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87.72">
            <text:p>87,72</text:p>
          </table:table-cell>
          <table:table-cell table:formula="of:=[.C6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79.07">
            <text:p>79,07</text:p>
          </table:table-cell>
          <table:table-cell table:formula="of:=[.C6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77.45">
            <text:p>77,45</text:p>
          </table:table-cell>
          <table:table-cell table:formula="of:=[.C6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80.84">
            <text:p>80,84</text:p>
          </table:table-cell>
          <table:table-cell table:formula="of:=[.C6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79.37">
            <text:p>79,37</text:p>
          </table:table-cell>
          <table:table-cell table:formula="of:=[.C6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86.48">
            <text:p>86,48</text:p>
          </table:table-cell>
          <table:table-cell table:formula="of:=[.C6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78.72">
            <text:p>78,72</text:p>
          </table:table-cell>
          <table:table-cell table:formula="of:=[.C6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79.53">
            <text:p>79,53</text:p>
          </table:table-cell>
          <table:table-cell table:formula="of:=[.C6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77.57">
            <text:p>77,57</text:p>
          </table:table-cell>
          <table:table-cell table:formula="of:=[.C6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80.28">
            <text:p>80,28</text:p>
          </table:table-cell>
          <table:table-cell table:formula="of:=[.C6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78.04">
            <text:p>78,04</text:p>
          </table:table-cell>
          <table:table-cell table:formula="of:=[.C6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79.85">
            <text:p>79,85</text:p>
          </table:table-cell>
          <table:table-cell table:formula="of:=[.C6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78.05">
            <text:p>78,05</text:p>
          </table:table-cell>
          <table:table-cell table:formula="of:=[.C6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82.31">
            <text:p>82,31</text:p>
          </table:table-cell>
          <table:table-cell table:formula="of:=[.C6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79.24">
            <text:p>79,24</text:p>
          </table:table-cell>
          <table:table-cell table:formula="of:=[.C6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78.8">
            <text:p>78,80</text:p>
          </table:table-cell>
          <table:table-cell table:formula="of:=[.C6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82.44">
            <text:p>82,44</text:p>
          </table:table-cell>
          <table:table-cell table:formula="of:=[.C6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81.04">
            <text:p>81,04</text:p>
          </table:table-cell>
          <table:table-cell table:formula="of:=[.C6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79.02">
            <text:p>79,02</text:p>
          </table:table-cell>
          <table:table-cell table:formula="of:=[.C6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78.26">
            <text:p>78,26</text:p>
          </table:table-cell>
          <table:table-cell table:formula="of:=[.C6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78.8">
            <text:p>78,80</text:p>
          </table:table-cell>
          <table:table-cell table:formula="of:=[.C6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83.4">
            <text:p>83,40</text:p>
          </table:table-cell>
          <table:table-cell table:formula="of:=[.C6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80.28">
            <text:p>80,28</text:p>
          </table:table-cell>
          <table:table-cell table:formula="of:=[.C6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81.95">
            <text:p>81,95</text:p>
          </table:table-cell>
          <table:table-cell table:formula="of:=[.C6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84.15">
            <text:p>84,15</text:p>
          </table:table-cell>
          <table:table-cell table:formula="of:=[.C6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78.48">
            <text:p>78,48</text:p>
          </table:table-cell>
          <table:table-cell table:formula="of:=[.C6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90.79">
            <text:p>90,79</text:p>
          </table:table-cell>
          <table:table-cell table:formula="of:=[.C6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79.81">
            <text:p>79,81</text:p>
          </table:table-cell>
          <table:table-cell table:formula="of:=[.C6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83.35">
            <text:p>83,35</text:p>
          </table:table-cell>
          <table:table-cell table:formula="of:=[.C6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82.47">
            <text:p>82,47</text:p>
          </table:table-cell>
          <table:table-cell table:formula="of:=[.C6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79.4">
            <text:p>79,40</text:p>
          </table:table-cell>
          <table:table-cell table:formula="of:=[.C6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261.17">
            <text:p>261,17</text:p>
          </table:table-cell>
          <table:table-cell table:formula="of:=[.C6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73.6">
            <text:p>73,60</text:p>
          </table:table-cell>
          <table:table-cell table:formula="of:=[.C6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77.27">
            <text:p>77,27</text:p>
          </table:table-cell>
          <table:table-cell table:formula="of:=[.C6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79.66">
            <text:p>79,66</text:p>
          </table:table-cell>
          <table:table-cell table:formula="of:=[.C6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82.17">
            <text:p>82,17</text:p>
          </table:table-cell>
          <table:table-cell table:formula="of:=[.C6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78.41">
            <text:p>78,41</text:p>
          </table:table-cell>
          <table:table-cell table:formula="of:=[.C6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78.83">
            <text:p>78,83</text:p>
          </table:table-cell>
          <table:table-cell table:formula="of:=[.C6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78.41">
            <text:p>78,41</text:p>
          </table:table-cell>
          <table:table-cell table:formula="of:=[.C6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89.72">
            <text:p>89,72</text:p>
          </table:table-cell>
          <table:table-cell table:formula="of:=[.C6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77.81">
            <text:p>77,81</text:p>
          </table:table-cell>
          <table:table-cell table:formula="of:=[.C6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80.65">
            <text:p>80,65</text:p>
          </table:table-cell>
          <table:table-cell table:formula="of:=[.C6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80.1">
            <text:p>80,10</text:p>
          </table:table-cell>
          <table:table-cell table:formula="of:=[.C6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84.79">
            <text:p>84,79</text:p>
          </table:table-cell>
          <table:table-cell table:formula="of:=[.C6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78.62">
            <text:p>78,62</text:p>
          </table:table-cell>
          <table:table-cell table:formula="of:=[.C6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80.26">
            <text:p>80,26</text:p>
          </table:table-cell>
          <table:table-cell table:formula="of:=[.C6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82.75">
            <text:p>82,75</text:p>
          </table:table-cell>
          <table:table-cell table:formula="of:=[.C6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82.56">
            <text:p>82,56</text:p>
          </table:table-cell>
          <table:table-cell table:formula="of:=[.C6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79.5">
            <text:p>79,50</text:p>
          </table:table-cell>
          <table:table-cell table:formula="of:=[.C6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77.81">
            <text:p>77,81</text:p>
          </table:table-cell>
          <table:table-cell table:formula="of:=[.C6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78.51">
            <text:p>78,51</text:p>
          </table:table-cell>
          <table:table-cell table:formula="of:=[.C6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84.86">
            <text:p>84,86</text:p>
          </table:table-cell>
          <table:table-cell table:formula="of:=[.C6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79.03">
            <text:p>79,03</text:p>
          </table:table-cell>
          <table:table-cell table:formula="of:=[.C6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79.33">
            <text:p>79,33</text:p>
          </table:table-cell>
          <table:table-cell table:formula="of:=[.C6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80.39">
            <text:p>80,39</text:p>
          </table:table-cell>
          <table:table-cell table:formula="of:=[.C6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79.42">
            <text:p>79,42</text:p>
          </table:table-cell>
          <table:table-cell table:formula="of:=[.C6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80.1">
            <text:p>80,10</text:p>
          </table:table-cell>
          <table:table-cell table:formula="of:=[.C6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80.93">
            <text:p>80,93</text:p>
          </table:table-cell>
          <table:table-cell table:formula="of:=[.C6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79.43">
            <text:p>79,43</text:p>
          </table:table-cell>
          <table:table-cell table:formula="of:=[.C6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77.08">
            <text:p>77,08</text:p>
          </table:table-cell>
          <table:table-cell table:formula="of:=[.C6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81.78">
            <text:p>81,78</text:p>
          </table:table-cell>
          <table:table-cell table:formula="of:=[.C6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78.03">
            <text:p>78,03</text:p>
          </table:table-cell>
          <table:table-cell table:formula="of:=[.C6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83.56">
            <text:p>83,56</text:p>
          </table:table-cell>
          <table:table-cell table:formula="of:=[.C7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78.49">
            <text:p>78,49</text:p>
          </table:table-cell>
          <table:table-cell table:formula="of:=[.C7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79.43">
            <text:p>79,43</text:p>
          </table:table-cell>
          <table:table-cell table:formula="of:=[.C7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79.31">
            <text:p>79,31</text:p>
          </table:table-cell>
          <table:table-cell table:formula="of:=[.C7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79.85">
            <text:p>79,85</text:p>
          </table:table-cell>
          <table:table-cell table:formula="of:=[.C7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84.48">
            <text:p>84,48</text:p>
          </table:table-cell>
          <table:table-cell table:formula="of:=[.C7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78.39">
            <text:p>78,39</text:p>
          </table:table-cell>
          <table:table-cell table:formula="of:=[.C7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77.17">
            <text:p>77,17</text:p>
          </table:table-cell>
          <table:table-cell table:formula="of:=[.C7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79.71">
            <text:p>79,71</text:p>
          </table:table-cell>
          <table:table-cell table:formula="of:=[.C7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78.59">
            <text:p>78,59</text:p>
          </table:table-cell>
          <table:table-cell table:formula="of:=[.C7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79.37">
            <text:p>79,37</text:p>
          </table:table-cell>
          <table:table-cell table:formula="of:=[.C7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85.48">
            <text:p>85,48</text:p>
          </table:table-cell>
          <table:table-cell table:formula="of:=[.C7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80.03">
            <text:p>80,03</text:p>
          </table:table-cell>
          <table:table-cell table:formula="of:=[.C7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80.53">
            <text:p>80,53</text:p>
          </table:table-cell>
          <table:table-cell table:formula="of:=[.C7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81.69">
            <text:p>81,69</text:p>
          </table:table-cell>
          <table:table-cell table:formula="of:=[.C7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78.61">
            <text:p>78,61</text:p>
          </table:table-cell>
          <table:table-cell table:formula="of:=[.C7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83.37">
            <text:p>83,37</text:p>
          </table:table-cell>
          <table:table-cell table:formula="of:=[.C7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78.32">
            <text:p>78,32</text:p>
          </table:table-cell>
          <table:table-cell table:formula="of:=[.C7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78.64">
            <text:p>78,64</text:p>
          </table:table-cell>
          <table:table-cell table:formula="of:=[.C7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84.03">
            <text:p>84,03</text:p>
          </table:table-cell>
          <table:table-cell table:formula="of:=[.C7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78.99">
            <text:p>78,99</text:p>
          </table:table-cell>
          <table:table-cell table:formula="of:=[.C7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82.06">
            <text:p>82,06</text:p>
          </table:table-cell>
          <table:table-cell table:formula="of:=[.C7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79.59">
            <text:p>79,59</text:p>
          </table:table-cell>
          <table:table-cell table:formula="of:=[.C7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80.01">
            <text:p>80,01</text:p>
          </table:table-cell>
          <table:table-cell table:formula="of:=[.C7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79.12">
            <text:p>79,12</text:p>
          </table:table-cell>
          <table:table-cell table:formula="of:=[.C7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78.62">
            <text:p>78,62</text:p>
          </table:table-cell>
          <table:table-cell table:formula="of:=[.C7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78.04">
            <text:p>78,04</text:p>
          </table:table-cell>
          <table:table-cell table:formula="of:=[.C7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87.62">
            <text:p>87,62</text:p>
          </table:table-cell>
          <table:table-cell table:formula="of:=[.C7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257.43">
            <text:p>257,43</text:p>
          </table:table-cell>
          <table:table-cell table:formula="of:=[.C7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75.42">
            <text:p>75,42</text:p>
          </table:table-cell>
          <table:table-cell table:formula="of:=[.C7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86.11">
            <text:p>86,11</text:p>
          </table:table-cell>
          <table:table-cell table:formula="of:=[.C7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81.77">
            <text:p>81,77</text:p>
          </table:table-cell>
          <table:table-cell table:formula="of:=[.C7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77.84">
            <text:p>77,84</text:p>
          </table:table-cell>
          <table:table-cell table:formula="of:=[.C7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78.88">
            <text:p>78,88</text:p>
          </table:table-cell>
          <table:table-cell table:formula="of:=[.C7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81.19">
            <text:p>81,19</text:p>
          </table:table-cell>
          <table:table-cell table:formula="of:=[.C7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79.8">
            <text:p>79,80</text:p>
          </table:table-cell>
          <table:table-cell table:formula="of:=[.C7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78.9">
            <text:p>78,90</text:p>
          </table:table-cell>
          <table:table-cell table:formula="of:=[.C7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78.96">
            <text:p>78,96</text:p>
          </table:table-cell>
          <table:table-cell table:formula="of:=[.C7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83.15">
            <text:p>83,15</text:p>
          </table:table-cell>
          <table:table-cell table:formula="of:=[.C7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77.85">
            <text:p>77,85</text:p>
          </table:table-cell>
          <table:table-cell table:formula="of:=[.C7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79.51">
            <text:p>79,51</text:p>
          </table:table-cell>
          <table:table-cell table:formula="of:=[.C7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87.07">
            <text:p>87,07</text:p>
          </table:table-cell>
          <table:table-cell table:formula="of:=[.C7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80.65">
            <text:p>80,65</text:p>
          </table:table-cell>
          <table:table-cell table:formula="of:=[.C7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81.13">
            <text:p>81,13</text:p>
          </table:table-cell>
          <table:table-cell table:formula="of:=[.C7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79.56">
            <text:p>79,56</text:p>
          </table:table-cell>
          <table:table-cell table:formula="of:=[.C7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77.5">
            <text:p>77,50</text:p>
          </table:table-cell>
          <table:table-cell table:formula="of:=[.C7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84.75">
            <text:p>84,75</text:p>
          </table:table-cell>
          <table:table-cell table:formula="of:=[.C7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77.66">
            <text:p>77,66</text:p>
          </table:table-cell>
          <table:table-cell table:formula="of:=[.C7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78.7">
            <text:p>78,70</text:p>
          </table:table-cell>
          <table:table-cell table:formula="of:=[.C7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79.4">
            <text:p>79,40</text:p>
          </table:table-cell>
          <table:table-cell table:formula="of:=[.C7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77.39">
            <text:p>77,39</text:p>
          </table:table-cell>
          <table:table-cell table:formula="of:=[.C7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78.07">
            <text:p>78,07</text:p>
          </table:table-cell>
          <table:table-cell table:formula="of:=[.C7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84.36">
            <text:p>84,36</text:p>
          </table:table-cell>
          <table:table-cell table:formula="of:=[.C7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79.82">
            <text:p>79,82</text:p>
          </table:table-cell>
          <table:table-cell table:formula="of:=[.C7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76.83">
            <text:p>76,83</text:p>
          </table:table-cell>
          <table:table-cell table:formula="of:=[.C7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77.57">
            <text:p>77,57</text:p>
          </table:table-cell>
          <table:table-cell table:formula="of:=[.C7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80.61">
            <text:p>80,61</text:p>
          </table:table-cell>
          <table:table-cell table:formula="of:=[.C7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85.76">
            <text:p>85,76</text:p>
          </table:table-cell>
          <table:table-cell table:formula="of:=[.C7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76.92">
            <text:p>76,92</text:p>
          </table:table-cell>
          <table:table-cell table:formula="of:=[.C7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89.13">
            <text:p>89,13</text:p>
          </table:table-cell>
          <table:table-cell table:formula="of:=[.C7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78.13">
            <text:p>78,13</text:p>
          </table:table-cell>
          <table:table-cell table:formula="of:=[.C7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78.46">
            <text:p>78,46</text:p>
          </table:table-cell>
          <table:table-cell table:formula="of:=[.C7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83.21">
            <text:p>83,21</text:p>
          </table:table-cell>
          <table:table-cell table:formula="of:=[.C7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83.42">
            <text:p>83,42</text:p>
          </table:table-cell>
          <table:table-cell table:formula="of:=[.C7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79.97">
            <text:p>79,97</text:p>
          </table:table-cell>
          <table:table-cell table:formula="of:=[.C7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79.92">
            <text:p>79,92</text:p>
          </table:table-cell>
          <table:table-cell table:formula="of:=[.C7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77.95">
            <text:p>77,95</text:p>
          </table:table-cell>
          <table:table-cell table:formula="of:=[.C7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84.28">
            <text:p>84,28</text:p>
          </table:table-cell>
          <table:table-cell table:formula="of:=[.C7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81.91">
            <text:p>81,91</text:p>
          </table:table-cell>
          <table:table-cell table:formula="of:=[.C7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101.78">
            <text:p>101,78</text:p>
          </table:table-cell>
          <table:table-cell table:formula="of:=[.C7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96.23">
            <text:p>96,23</text:p>
          </table:table-cell>
          <table:table-cell table:formula="of:=[.C7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102.69">
            <text:p>102,69</text:p>
          </table:table-cell>
          <table:table-cell table:formula="of:=[.C7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110.7">
            <text:p>110,70</text:p>
          </table:table-cell>
          <table:table-cell table:formula="of:=[.C7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92.76">
            <text:p>92,76</text:p>
          </table:table-cell>
          <table:table-cell table:formula="of:=[.C7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94.34">
            <text:p>94,34</text:p>
          </table:table-cell>
          <table:table-cell table:formula="of:=[.C7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73">
            <text:p>773</text:p>
          </table:table-cell>
          <table:table-cell office:value-type="float" office:value="79.95">
            <text:p>79,95</text:p>
          </table:table-cell>
          <table:table-cell table:formula="of:=[.C7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80.23">
            <text:p>80,23</text:p>
          </table:table-cell>
          <table:table-cell table:formula="of:=[.C7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78.89">
            <text:p>78,89</text:p>
          </table:table-cell>
          <table:table-cell table:formula="of:=[.C7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76">
            <text:p>776</text:p>
          </table:table-cell>
          <table:table-cell office:value-type="float" office:value="87.95">
            <text:p>87,95</text:p>
          </table:table-cell>
          <table:table-cell table:formula="of:=[.C7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80.47">
            <text:p>80,47</text:p>
          </table:table-cell>
          <table:table-cell table:formula="of:=[.C7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78">
            <text:p>778</text:p>
          </table:table-cell>
          <table:table-cell office:value-type="float" office:value="78.79">
            <text:p>78,79</text:p>
          </table:table-cell>
          <table:table-cell table:formula="of:=[.C7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86.75">
            <text:p>86,75</text:p>
          </table:table-cell>
          <table:table-cell table:formula="of:=[.C7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78.41">
            <text:p>78,41</text:p>
          </table:table-cell>
          <table:table-cell table:formula="of:=[.C7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78.9">
            <text:p>78,90</text:p>
          </table:table-cell>
          <table:table-cell table:formula="of:=[.C7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82">
            <text:p>782</text:p>
          </table:table-cell>
          <table:table-cell office:value-type="float" office:value="78.42">
            <text:p>78,42</text:p>
          </table:table-cell>
          <table:table-cell table:formula="of:=[.C7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79.74">
            <text:p>79,74</text:p>
          </table:table-cell>
          <table:table-cell table:formula="of:=[.C7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81.77">
            <text:p>81,77</text:p>
          </table:table-cell>
          <table:table-cell table:formula="of:=[.C7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267.13">
            <text:p>267,13</text:p>
          </table:table-cell>
          <table:table-cell table:formula="of:=[.C7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83.18">
            <text:p>83,18</text:p>
          </table:table-cell>
          <table:table-cell table:formula="of:=[.C7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87">
            <text:p>787</text:p>
          </table:table-cell>
          <table:table-cell office:value-type="float" office:value="82.56">
            <text:p>82,56</text:p>
          </table:table-cell>
          <table:table-cell table:formula="of:=[.C7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84.64">
            <text:p>84,64</text:p>
          </table:table-cell>
          <table:table-cell table:formula="of:=[.C7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78.14">
            <text:p>78,14</text:p>
          </table:table-cell>
          <table:table-cell table:formula="of:=[.C7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79.91">
            <text:p>79,91</text:p>
          </table:table-cell>
          <table:table-cell table:formula="of:=[.C7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91">
            <text:p>791</text:p>
          </table:table-cell>
          <table:table-cell office:value-type="float" office:value="79.6">
            <text:p>79,60</text:p>
          </table:table-cell>
          <table:table-cell table:formula="of:=[.C7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78.47">
            <text:p>78,47</text:p>
          </table:table-cell>
          <table:table-cell table:formula="of:=[.C7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78.56">
            <text:p>78,56</text:p>
          </table:table-cell>
          <table:table-cell table:formula="of:=[.C7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81.16">
            <text:p>81,16</text:p>
          </table:table-cell>
          <table:table-cell table:formula="of:=[.C7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78.21">
            <text:p>78,21</text:p>
          </table:table-cell>
          <table:table-cell table:formula="of:=[.C7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78.11">
            <text:p>78,11</text:p>
          </table:table-cell>
          <table:table-cell table:formula="of:=[.C7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78.34">
            <text:p>78,34</text:p>
          </table:table-cell>
          <table:table-cell table:formula="of:=[.C7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84.48">
            <text:p>84,48</text:p>
          </table:table-cell>
          <table:table-cell table:formula="of:=[.C8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89.2">
            <text:p>89,20</text:p>
          </table:table-cell>
          <table:table-cell table:formula="of:=[.C8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78.37">
            <text:p>78,37</text:p>
          </table:table-cell>
          <table:table-cell table:formula="of:=[.C8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80.57">
            <text:p>80,57</text:p>
          </table:table-cell>
          <table:table-cell table:formula="of:=[.C8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02">
            <text:p>802</text:p>
          </table:table-cell>
          <table:table-cell office:value-type="float" office:value="80">
            <text:p>80,00</text:p>
          </table:table-cell>
          <table:table-cell table:formula="of:=[.C8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03">
            <text:p>803</text:p>
          </table:table-cell>
          <table:table-cell office:value-type="float" office:value="80.25">
            <text:p>80,25</text:p>
          </table:table-cell>
          <table:table-cell table:formula="of:=[.C8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04">
            <text:p>804</text:p>
          </table:table-cell>
          <table:table-cell office:value-type="float" office:value="81.69">
            <text:p>81,69</text:p>
          </table:table-cell>
          <table:table-cell table:formula="of:=[.C8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84.66">
            <text:p>84,66</text:p>
          </table:table-cell>
          <table:table-cell table:formula="of:=[.C8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79.71">
            <text:p>79,71</text:p>
          </table:table-cell>
          <table:table-cell table:formula="of:=[.C8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82.56">
            <text:p>82,56</text:p>
          </table:table-cell>
          <table:table-cell table:formula="of:=[.C8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80.45">
            <text:p>80,45</text:p>
          </table:table-cell>
          <table:table-cell table:formula="of:=[.C8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83.17">
            <text:p>83,17</text:p>
          </table:table-cell>
          <table:table-cell table:formula="of:=[.C8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79.96">
            <text:p>79,96</text:p>
          </table:table-cell>
          <table:table-cell table:formula="of:=[.C8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81.3">
            <text:p>81,30</text:p>
          </table:table-cell>
          <table:table-cell table:formula="of:=[.C8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79.51">
            <text:p>79,51</text:p>
          </table:table-cell>
          <table:table-cell table:formula="of:=[.C8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78.02">
            <text:p>78,02</text:p>
          </table:table-cell>
          <table:table-cell table:formula="of:=[.C8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79.41">
            <text:p>79,41</text:p>
          </table:table-cell>
          <table:table-cell table:formula="of:=[.C8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79.78">
            <text:p>79,78</text:p>
          </table:table-cell>
          <table:table-cell table:formula="of:=[.C8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79.34">
            <text:p>79,34</text:p>
          </table:table-cell>
          <table:table-cell table:formula="of:=[.C8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78.21">
            <text:p>78,21</text:p>
          </table:table-cell>
          <table:table-cell table:formula="of:=[.C8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83.19">
            <text:p>83,19</text:p>
          </table:table-cell>
          <table:table-cell table:formula="of:=[.C8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19">
            <text:p>819</text:p>
          </table:table-cell>
          <table:table-cell office:value-type="float" office:value="86.29">
            <text:p>86,29</text:p>
          </table:table-cell>
          <table:table-cell table:formula="of:=[.C8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81.62">
            <text:p>81,62</text:p>
          </table:table-cell>
          <table:table-cell table:formula="of:=[.C8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78.38">
            <text:p>78,38</text:p>
          </table:table-cell>
          <table:table-cell table:formula="of:=[.C8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79.4">
            <text:p>79,40</text:p>
          </table:table-cell>
          <table:table-cell table:formula="of:=[.C8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79.03">
            <text:p>79,03</text:p>
          </table:table-cell>
          <table:table-cell table:formula="of:=[.C8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79.56">
            <text:p>79,56</text:p>
          </table:table-cell>
          <table:table-cell table:formula="of:=[.C8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84.94">
            <text:p>84,94</text:p>
          </table:table-cell>
          <table:table-cell table:formula="of:=[.C8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79.45">
            <text:p>79,45</text:p>
          </table:table-cell>
          <table:table-cell table:formula="of:=[.C8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79.55">
            <text:p>79,55</text:p>
          </table:table-cell>
          <table:table-cell table:formula="of:=[.C8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81.33">
            <text:p>81,33</text:p>
          </table:table-cell>
          <table:table-cell table:formula="of:=[.C8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80.2">
            <text:p>80,20</text:p>
          </table:table-cell>
          <table:table-cell table:formula="of:=[.C8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84.97">
            <text:p>84,97</text:p>
          </table:table-cell>
          <table:table-cell table:formula="of:=[.C8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31">
            <text:p>831</text:p>
          </table:table-cell>
          <table:table-cell office:value-type="float" office:value="80.41">
            <text:p>80,41</text:p>
          </table:table-cell>
          <table:table-cell table:formula="of:=[.C8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78.94">
            <text:p>78,94</text:p>
          </table:table-cell>
          <table:table-cell table:formula="of:=[.C8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79.5">
            <text:p>79,50</text:p>
          </table:table-cell>
          <table:table-cell table:formula="of:=[.C8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76.93">
            <text:p>76,93</text:p>
          </table:table-cell>
          <table:table-cell table:formula="of:=[.C8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84.65">
            <text:p>84,65</text:p>
          </table:table-cell>
          <table:table-cell table:formula="of:=[.C8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80.67">
            <text:p>80,67</text:p>
          </table:table-cell>
          <table:table-cell table:formula="of:=[.C8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79.16">
            <text:p>79,16</text:p>
          </table:table-cell>
          <table:table-cell table:formula="of:=[.C8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79.93">
            <text:p>79,93</text:p>
          </table:table-cell>
          <table:table-cell table:formula="of:=[.C8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78.37">
            <text:p>78,37</text:p>
          </table:table-cell>
          <table:table-cell table:formula="of:=[.C8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78.24">
            <text:p>78,24</text:p>
          </table:table-cell>
          <table:table-cell table:formula="of:=[.C8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82.59">
            <text:p>82,59</text:p>
          </table:table-cell>
          <table:table-cell table:formula="of:=[.C8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77.05">
            <text:p>77,05</text:p>
          </table:table-cell>
          <table:table-cell table:formula="of:=[.C8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81.23">
            <text:p>81,23</text:p>
          </table:table-cell>
          <table:table-cell table:formula="of:=[.C8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262.24">
            <text:p>262,24</text:p>
          </table:table-cell>
          <table:table-cell table:formula="of:=[.C8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74.69">
            <text:p>74,69</text:p>
          </table:table-cell>
          <table:table-cell table:formula="of:=[.C8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80.43">
            <text:p>80,43</text:p>
          </table:table-cell>
          <table:table-cell table:formula="of:=[.C8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80.59">
            <text:p>80,59</text:p>
          </table:table-cell>
          <table:table-cell table:formula="of:=[.C8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80.16">
            <text:p>80,16</text:p>
          </table:table-cell>
          <table:table-cell table:formula="of:=[.C8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78.67">
            <text:p>78,67</text:p>
          </table:table-cell>
          <table:table-cell table:formula="of:=[.C8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82.55">
            <text:p>82,55</text:p>
          </table:table-cell>
          <table:table-cell table:formula="of:=[.C8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78.74">
            <text:p>78,74</text:p>
          </table:table-cell>
          <table:table-cell table:formula="of:=[.C8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78.36">
            <text:p>78,36</text:p>
          </table:table-cell>
          <table:table-cell table:formula="of:=[.C8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78.89">
            <text:p>78,89</text:p>
          </table:table-cell>
          <table:table-cell table:formula="of:=[.C8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80.12">
            <text:p>80,12</text:p>
          </table:table-cell>
          <table:table-cell table:formula="of:=[.C8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88.91">
            <text:p>88,91</text:p>
          </table:table-cell>
          <table:table-cell table:formula="of:=[.C8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79.15">
            <text:p>79,15</text:p>
          </table:table-cell>
          <table:table-cell table:formula="of:=[.C8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57">
            <text:p>857</text:p>
          </table:table-cell>
          <table:table-cell office:value-type="float" office:value="79.58">
            <text:p>79,58</text:p>
          </table:table-cell>
          <table:table-cell table:formula="of:=[.C8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78.44">
            <text:p>78,44</text:p>
          </table:table-cell>
          <table:table-cell table:formula="of:=[.C8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78.91">
            <text:p>78,91</text:p>
          </table:table-cell>
          <table:table-cell table:formula="of:=[.C8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84.22">
            <text:p>84,22</text:p>
          </table:table-cell>
          <table:table-cell table:formula="of:=[.C8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80.05">
            <text:p>80,05</text:p>
          </table:table-cell>
          <table:table-cell table:formula="of:=[.C8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83.33">
            <text:p>83,33</text:p>
          </table:table-cell>
          <table:table-cell table:formula="of:=[.C8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79.08">
            <text:p>79,08</text:p>
          </table:table-cell>
          <table:table-cell table:formula="of:=[.C8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78.72">
            <text:p>78,72</text:p>
          </table:table-cell>
          <table:table-cell table:formula="of:=[.C8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79.68">
            <text:p>79,68</text:p>
          </table:table-cell>
          <table:table-cell table:formula="of:=[.C8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81.77">
            <text:p>81,77</text:p>
          </table:table-cell>
          <table:table-cell table:formula="of:=[.C8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78.6">
            <text:p>78,60</text:p>
          </table:table-cell>
          <table:table-cell table:formula="of:=[.C8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79.75">
            <text:p>79,75</text:p>
          </table:table-cell>
          <table:table-cell table:formula="of:=[.C8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69">
            <text:p>869</text:p>
          </table:table-cell>
          <table:table-cell office:value-type="float" office:value="79.23">
            <text:p>79,23</text:p>
          </table:table-cell>
          <table:table-cell table:formula="of:=[.C8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77.81">
            <text:p>77,81</text:p>
          </table:table-cell>
          <table:table-cell table:formula="of:=[.C8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81.55">
            <text:p>81,55</text:p>
          </table:table-cell>
          <table:table-cell table:formula="of:=[.C8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72">
            <text:p>872</text:p>
          </table:table-cell>
          <table:table-cell office:value-type="float" office:value="78.49">
            <text:p>78,49</text:p>
          </table:table-cell>
          <table:table-cell table:formula="of:=[.C8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79.52">
            <text:p>79,52</text:p>
          </table:table-cell>
          <table:table-cell table:formula="of:=[.C8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78.93">
            <text:p>78,93</text:p>
          </table:table-cell>
          <table:table-cell table:formula="of:=[.C8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85.95">
            <text:p>85,95</text:p>
          </table:table-cell>
          <table:table-cell table:formula="of:=[.C8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86.59">
            <text:p>86,59</text:p>
          </table:table-cell>
          <table:table-cell table:formula="of:=[.C8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78.26">
            <text:p>78,26</text:p>
          </table:table-cell>
          <table:table-cell table:formula="of:=[.C8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79.61">
            <text:p>79,61</text:p>
          </table:table-cell>
          <table:table-cell table:formula="of:=[.C8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79">
            <text:p>879</text:p>
          </table:table-cell>
          <table:table-cell office:value-type="float" office:value="77.85">
            <text:p>77,85</text:p>
          </table:table-cell>
          <table:table-cell table:formula="of:=[.C8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78.18">
            <text:p>78,18</text:p>
          </table:table-cell>
          <table:table-cell table:formula="of:=[.C8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81.8">
            <text:p>81,80</text:p>
          </table:table-cell>
          <table:table-cell table:formula="of:=[.C8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84.57">
            <text:p>84,57</text:p>
          </table:table-cell>
          <table:table-cell table:formula="of:=[.C8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79.9">
            <text:p>79,90</text:p>
          </table:table-cell>
          <table:table-cell table:formula="of:=[.C8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84">
            <text:p>884</text:p>
          </table:table-cell>
          <table:table-cell office:value-type="float" office:value="81.17">
            <text:p>81,17</text:p>
          </table:table-cell>
          <table:table-cell table:formula="of:=[.C8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81.14">
            <text:p>81,14</text:p>
          </table:table-cell>
          <table:table-cell table:formula="of:=[.C8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86">
            <text:p>886</text:p>
          </table:table-cell>
          <table:table-cell office:value-type="float" office:value="78.91">
            <text:p>78,91</text:p>
          </table:table-cell>
          <table:table-cell table:formula="of:=[.C8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83.96">
            <text:p>83,96</text:p>
          </table:table-cell>
          <table:table-cell table:formula="of:=[.C8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88">
            <text:p>888</text:p>
          </table:table-cell>
          <table:table-cell office:value-type="float" office:value="79.46">
            <text:p>79,46</text:p>
          </table:table-cell>
          <table:table-cell table:formula="of:=[.C8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79.59">
            <text:p>79,59</text:p>
          </table:table-cell>
          <table:table-cell table:formula="of:=[.C8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78.97">
            <text:p>78,97</text:p>
          </table:table-cell>
          <table:table-cell table:formula="of:=[.C8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79.43">
            <text:p>79,43</text:p>
          </table:table-cell>
          <table:table-cell table:formula="of:=[.C8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82.34">
            <text:p>82,34</text:p>
          </table:table-cell>
          <table:table-cell table:formula="of:=[.C8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93">
            <text:p>893</text:p>
          </table:table-cell>
          <table:table-cell office:value-type="float" office:value="78.4">
            <text:p>78,40</text:p>
          </table:table-cell>
          <table:table-cell table:formula="of:=[.C8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94">
            <text:p>894</text:p>
          </table:table-cell>
          <table:table-cell office:value-type="float" office:value="79.73">
            <text:p>79,73</text:p>
          </table:table-cell>
          <table:table-cell table:formula="of:=[.C8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78.05">
            <text:p>78,05</text:p>
          </table:table-cell>
          <table:table-cell table:formula="of:=[.C8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82.27">
            <text:p>82,27</text:p>
          </table:table-cell>
          <table:table-cell table:formula="of:=[.C8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97">
            <text:p>897</text:p>
          </table:table-cell>
          <table:table-cell office:value-type="float" office:value="78.76">
            <text:p>78,76</text:p>
          </table:table-cell>
          <table:table-cell table:formula="of:=[.C8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98">
            <text:p>898</text:p>
          </table:table-cell>
          <table:table-cell office:value-type="float" office:value="80.62">
            <text:p>80,62</text:p>
          </table:table-cell>
          <table:table-cell table:formula="of:=[.C9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899">
            <text:p>899</text:p>
          </table:table-cell>
          <table:table-cell office:value-type="float" office:value="79.18">
            <text:p>79,18</text:p>
          </table:table-cell>
          <table:table-cell table:formula="of:=[.C9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79.21">
            <text:p>79,21</text:p>
          </table:table-cell>
          <table:table-cell table:formula="of:=[.C9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01">
            <text:p>901</text:p>
          </table:table-cell>
          <table:table-cell office:value-type="float" office:value="80.23">
            <text:p>80,23</text:p>
          </table:table-cell>
          <table:table-cell table:formula="of:=[.C9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02">
            <text:p>902</text:p>
          </table:table-cell>
          <table:table-cell office:value-type="float" office:value="78.12">
            <text:p>78,12</text:p>
          </table:table-cell>
          <table:table-cell table:formula="of:=[.C9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262.36">
            <text:p>262,36</text:p>
          </table:table-cell>
          <table:table-cell table:formula="of:=[.C9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04">
            <text:p>904</text:p>
          </table:table-cell>
          <table:table-cell office:value-type="float" office:value="74.34">
            <text:p>74,34</text:p>
          </table:table-cell>
          <table:table-cell table:formula="of:=[.C9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83.59">
            <text:p>83,59</text:p>
          </table:table-cell>
          <table:table-cell table:formula="of:=[.C9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82.65">
            <text:p>82,65</text:p>
          </table:table-cell>
          <table:table-cell table:formula="of:=[.C9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07">
            <text:p>907</text:p>
          </table:table-cell>
          <table:table-cell office:value-type="float" office:value="84.25">
            <text:p>84,25</text:p>
          </table:table-cell>
          <table:table-cell table:formula="of:=[.C9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08">
            <text:p>908</text:p>
          </table:table-cell>
          <table:table-cell office:value-type="float" office:value="80.93">
            <text:p>80,93</text:p>
          </table:table-cell>
          <table:table-cell table:formula="of:=[.C9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09">
            <text:p>909</text:p>
          </table:table-cell>
          <table:table-cell office:value-type="float" office:value="78.07">
            <text:p>78,07</text:p>
          </table:table-cell>
          <table:table-cell table:formula="of:=[.C9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77.88">
            <text:p>77,88</text:p>
          </table:table-cell>
          <table:table-cell table:formula="of:=[.C9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11">
            <text:p>911</text:p>
          </table:table-cell>
          <table:table-cell office:value-type="float" office:value="80.4">
            <text:p>80,40</text:p>
          </table:table-cell>
          <table:table-cell table:formula="of:=[.C9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85.94">
            <text:p>85,94</text:p>
          </table:table-cell>
          <table:table-cell table:formula="of:=[.C9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13">
            <text:p>913</text:p>
          </table:table-cell>
          <table:table-cell office:value-type="float" office:value="78.78">
            <text:p>78,78</text:p>
          </table:table-cell>
          <table:table-cell table:formula="of:=[.C9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14">
            <text:p>914</text:p>
          </table:table-cell>
          <table:table-cell office:value-type="float" office:value="79.43">
            <text:p>79,43</text:p>
          </table:table-cell>
          <table:table-cell table:formula="of:=[.C9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79.34">
            <text:p>79,34</text:p>
          </table:table-cell>
          <table:table-cell table:formula="of:=[.C9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16">
            <text:p>916</text:p>
          </table:table-cell>
          <table:table-cell office:value-type="float" office:value="82.53">
            <text:p>82,53</text:p>
          </table:table-cell>
          <table:table-cell table:formula="of:=[.C9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81.51">
            <text:p>81,51</text:p>
          </table:table-cell>
          <table:table-cell table:formula="of:=[.C9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18">
            <text:p>918</text:p>
          </table:table-cell>
          <table:table-cell office:value-type="float" office:value="81.61">
            <text:p>81,61</text:p>
          </table:table-cell>
          <table:table-cell table:formula="of:=[.C9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19">
            <text:p>919</text:p>
          </table:table-cell>
          <table:table-cell office:value-type="float" office:value="78.96">
            <text:p>78,96</text:p>
          </table:table-cell>
          <table:table-cell table:formula="of:=[.C9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79.48">
            <text:p>79,48</text:p>
          </table:table-cell>
          <table:table-cell table:formula="of:=[.C9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21">
            <text:p>921</text:p>
          </table:table-cell>
          <table:table-cell office:value-type="float" office:value="77.99">
            <text:p>77,99</text:p>
          </table:table-cell>
          <table:table-cell table:formula="of:=[.C9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22">
            <text:p>922</text:p>
          </table:table-cell>
          <table:table-cell office:value-type="float" office:value="83.72">
            <text:p>83,72</text:p>
          </table:table-cell>
          <table:table-cell table:formula="of:=[.C9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23">
            <text:p>923</text:p>
          </table:table-cell>
          <table:table-cell office:value-type="float" office:value="79.17">
            <text:p>79,17</text:p>
          </table:table-cell>
          <table:table-cell table:formula="of:=[.C9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24">
            <text:p>924</text:p>
          </table:table-cell>
          <table:table-cell office:value-type="float" office:value="80.71">
            <text:p>80,71</text:p>
          </table:table-cell>
          <table:table-cell table:formula="of:=[.C9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80.31">
            <text:p>80,31</text:p>
          </table:table-cell>
          <table:table-cell table:formula="of:=[.C9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77.91">
            <text:p>77,91</text:p>
          </table:table-cell>
          <table:table-cell table:formula="of:=[.C9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79.93">
            <text:p>79,93</text:p>
          </table:table-cell>
          <table:table-cell table:formula="of:=[.C9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83.16">
            <text:p>83,16</text:p>
          </table:table-cell>
          <table:table-cell table:formula="of:=[.C9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29">
            <text:p>929</text:p>
          </table:table-cell>
          <table:table-cell office:value-type="float" office:value="79.58">
            <text:p>79,58</text:p>
          </table:table-cell>
          <table:table-cell table:formula="of:=[.C9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77.83">
            <text:p>77,83</text:p>
          </table:table-cell>
          <table:table-cell table:formula="of:=[.C9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31">
            <text:p>931</text:p>
          </table:table-cell>
          <table:table-cell office:value-type="float" office:value="78.51">
            <text:p>78,51</text:p>
          </table:table-cell>
          <table:table-cell table:formula="of:=[.C9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32">
            <text:p>932</text:p>
          </table:table-cell>
          <table:table-cell office:value-type="float" office:value="78.14">
            <text:p>78,14</text:p>
          </table:table-cell>
          <table:table-cell table:formula="of:=[.C9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84.06">
            <text:p>84,06</text:p>
          </table:table-cell>
          <table:table-cell table:formula="of:=[.C9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34">
            <text:p>934</text:p>
          </table:table-cell>
          <table:table-cell office:value-type="float" office:value="78.51">
            <text:p>78,51</text:p>
          </table:table-cell>
          <table:table-cell table:formula="of:=[.C9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82.37">
            <text:p>82,37</text:p>
          </table:table-cell>
          <table:table-cell table:formula="of:=[.C9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78.83">
            <text:p>78,83</text:p>
          </table:table-cell>
          <table:table-cell table:formula="of:=[.C9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79.99">
            <text:p>79,99</text:p>
          </table:table-cell>
          <table:table-cell table:formula="of:=[.C9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38">
            <text:p>938</text:p>
          </table:table-cell>
          <table:table-cell office:value-type="float" office:value="81.35">
            <text:p>81,35</text:p>
          </table:table-cell>
          <table:table-cell table:formula="of:=[.C9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39">
            <text:p>939</text:p>
          </table:table-cell>
          <table:table-cell office:value-type="float" office:value="78.17">
            <text:p>78,17</text:p>
          </table:table-cell>
          <table:table-cell table:formula="of:=[.C9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79.35">
            <text:p>79,35</text:p>
          </table:table-cell>
          <table:table-cell table:formula="of:=[.C9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41">
            <text:p>941</text:p>
          </table:table-cell>
          <table:table-cell office:value-type="float" office:value="83.05">
            <text:p>83,05</text:p>
          </table:table-cell>
          <table:table-cell table:formula="of:=[.C9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42">
            <text:p>942</text:p>
          </table:table-cell>
          <table:table-cell office:value-type="float" office:value="80.64">
            <text:p>80,64</text:p>
          </table:table-cell>
          <table:table-cell table:formula="of:=[.C9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43">
            <text:p>943</text:p>
          </table:table-cell>
          <table:table-cell office:value-type="float" office:value="79.34">
            <text:p>79,34</text:p>
          </table:table-cell>
          <table:table-cell table:formula="of:=[.C9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84.37">
            <text:p>84,37</text:p>
          </table:table-cell>
          <table:table-cell table:formula="of:=[.C9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81.5">
            <text:p>81,50</text:p>
          </table:table-cell>
          <table:table-cell table:formula="of:=[.C9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78.86">
            <text:p>78,86</text:p>
          </table:table-cell>
          <table:table-cell table:formula="of:=[.C9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78.47">
            <text:p>78,47</text:p>
          </table:table-cell>
          <table:table-cell table:formula="of:=[.C9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78.51">
            <text:p>78,51</text:p>
          </table:table-cell>
          <table:table-cell table:formula="of:=[.C9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86.92">
            <text:p>86,92</text:p>
          </table:table-cell>
          <table:table-cell table:formula="of:=[.C9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78.27">
            <text:p>78,27</text:p>
          </table:table-cell>
          <table:table-cell table:formula="of:=[.C9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80.66">
            <text:p>80,66</text:p>
          </table:table-cell>
          <table:table-cell table:formula="of:=[.C9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78.41">
            <text:p>78,41</text:p>
          </table:table-cell>
          <table:table-cell table:formula="of:=[.C9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78.02">
            <text:p>78,02</text:p>
          </table:table-cell>
          <table:table-cell table:formula="of:=[.C9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81.98">
            <text:p>81,98</text:p>
          </table:table-cell>
          <table:table-cell table:formula="of:=[.C9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79.37">
            <text:p>79,37</text:p>
          </table:table-cell>
          <table:table-cell table:formula="of:=[.C9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56">
            <text:p>956</text:p>
          </table:table-cell>
          <table:table-cell office:value-type="float" office:value="80.38">
            <text:p>80,38</text:p>
          </table:table-cell>
          <table:table-cell table:formula="of:=[.C9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80.4">
            <text:p>80,40</text:p>
          </table:table-cell>
          <table:table-cell table:formula="of:=[.C9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79.5">
            <text:p>79,50</text:p>
          </table:table-cell>
          <table:table-cell table:formula="of:=[.C9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59">
            <text:p>959</text:p>
          </table:table-cell>
          <table:table-cell office:value-type="float" office:value="82.69">
            <text:p>82,69</text:p>
          </table:table-cell>
          <table:table-cell table:formula="of:=[.C9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84.86">
            <text:p>84,86</text:p>
          </table:table-cell>
          <table:table-cell table:formula="of:=[.C9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78.72">
            <text:p>78,72</text:p>
          </table:table-cell>
          <table:table-cell table:formula="of:=[.C9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263.78">
            <text:p>263,78</text:p>
          </table:table-cell>
          <table:table-cell table:formula="of:=[.C9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78.15">
            <text:p>78,15</text:p>
          </table:table-cell>
          <table:table-cell table:formula="of:=[.C9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64">
            <text:p>964</text:p>
          </table:table-cell>
          <table:table-cell office:value-type="float" office:value="83.11">
            <text:p>83,11</text:p>
          </table:table-cell>
          <table:table-cell table:formula="of:=[.C9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79">
            <text:p>79,00</text:p>
          </table:table-cell>
          <table:table-cell table:formula="of:=[.C9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86.19">
            <text:p>86,19</text:p>
          </table:table-cell>
          <table:table-cell table:formula="of:=[.C9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77.36">
            <text:p>77,36</text:p>
          </table:table-cell>
          <table:table-cell table:formula="of:=[.C9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116.78">
            <text:p>116,78</text:p>
          </table:table-cell>
          <table:table-cell table:formula="of:=[.C9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92.65">
            <text:p>92,65</text:p>
          </table:table-cell>
          <table:table-cell table:formula="of:=[.C9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90.29">
            <text:p>90,29</text:p>
          </table:table-cell>
          <table:table-cell table:formula="of:=[.C9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89.48">
            <text:p>89,48</text:p>
          </table:table-cell>
          <table:table-cell table:formula="of:=[.C9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72">
            <text:p>972</text:p>
          </table:table-cell>
          <table:table-cell office:value-type="float" office:value="77.87">
            <text:p>77,87</text:p>
          </table:table-cell>
          <table:table-cell table:formula="of:=[.C9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82.55">
            <text:p>82,55</text:p>
          </table:table-cell>
          <table:table-cell table:formula="of:=[.C9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74">
            <text:p>974</text:p>
          </table:table-cell>
          <table:table-cell office:value-type="float" office:value="97.01">
            <text:p>97,01</text:p>
          </table:table-cell>
          <table:table-cell table:formula="of:=[.C9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85.86">
            <text:p>85,86</text:p>
          </table:table-cell>
          <table:table-cell table:formula="of:=[.C9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76">
            <text:p>976</text:p>
          </table:table-cell>
          <table:table-cell office:value-type="float" office:value="80.71">
            <text:p>80,71</text:p>
          </table:table-cell>
          <table:table-cell table:formula="of:=[.C9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73.51">
            <text:p>73,51</text:p>
          </table:table-cell>
          <table:table-cell table:formula="of:=[.C9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77.14">
            <text:p>77,14</text:p>
          </table:table-cell>
          <table:table-cell table:formula="of:=[.C9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79">
            <text:p>979</text:p>
          </table:table-cell>
          <table:table-cell office:value-type="float" office:value="72.43">
            <text:p>72,43</text:p>
          </table:table-cell>
          <table:table-cell table:formula="of:=[.C9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77.16">
            <text:p>77,16</text:p>
          </table:table-cell>
          <table:table-cell table:formula="of:=[.C9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72.76">
            <text:p>72,76</text:p>
          </table:table-cell>
          <table:table-cell table:formula="of:=[.C9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73.29">
            <text:p>73,29</text:p>
          </table:table-cell>
          <table:table-cell table:formula="of:=[.C9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83">
            <text:p>983</text:p>
          </table:table-cell>
          <table:table-cell office:value-type="float" office:value="73.56">
            <text:p>73,56</text:p>
          </table:table-cell>
          <table:table-cell table:formula="of:=[.C9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73.71">
            <text:p>73,71</text:p>
          </table:table-cell>
          <table:table-cell table:formula="of:=[.C9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72.51">
            <text:p>72,51</text:p>
          </table:table-cell>
          <table:table-cell table:formula="of:=[.C9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72.64">
            <text:p>72,64</text:p>
          </table:table-cell>
          <table:table-cell table:formula="of:=[.C9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72.03">
            <text:p>72,03</text:p>
          </table:table-cell>
          <table:table-cell table:formula="of:=[.C9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88">
            <text:p>988</text:p>
          </table:table-cell>
          <table:table-cell office:value-type="float" office:value="73.65">
            <text:p>73,65</text:p>
          </table:table-cell>
          <table:table-cell table:formula="of:=[.C9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78.55">
            <text:p>78,55</text:p>
          </table:table-cell>
          <table:table-cell table:formula="of:=[.C9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71.91">
            <text:p>71,91</text:p>
          </table:table-cell>
          <table:table-cell table:formula="of:=[.C9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73.36">
            <text:p>73,36</text:p>
          </table:table-cell>
          <table:table-cell table:formula="of:=[.C9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75.48">
            <text:p>75,48</text:p>
          </table:table-cell>
          <table:table-cell table:formula="of:=[.C9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93">
            <text:p>993</text:p>
          </table:table-cell>
          <table:table-cell office:value-type="float" office:value="77.26">
            <text:p>77,26</text:p>
          </table:table-cell>
          <table:table-cell table:formula="of:=[.C9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73.56">
            <text:p>73,56</text:p>
          </table:table-cell>
          <table:table-cell table:formula="of:=[.C9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77.25">
            <text:p>77,25</text:p>
          </table:table-cell>
          <table:table-cell table:formula="of:=[.C9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96">
            <text:p>996</text:p>
          </table:table-cell>
          <table:table-cell office:value-type="float" office:value="77.3">
            <text:p>77,30</text:p>
          </table:table-cell>
          <table:table-cell table:formula="of:=[.C9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74.77">
            <text:p>74,77</text:p>
          </table:table-cell>
          <table:table-cell table:formula="of:=[.C9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72.89">
            <text:p>72,89</text:p>
          </table:table-cell>
          <table:table-cell table:formula="of:=[.C10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999">
            <text:p>999</text:p>
          </table:table-cell>
          <table:table-cell office:value-type="float" office:value="75.26">
            <text:p>75,26</text:p>
          </table:table-cell>
          <table:table-cell table:formula="of:=[.C10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72.43">
            <text:p>72,43</text:p>
          </table:table-cell>
          <table:table-cell table:formula="of:=[.C10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80.65">
            <text:p>80,65</text:p>
          </table:table-cell>
          <table:table-cell table:formula="of:=[.C10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74.57">
            <text:p>74,57</text:p>
          </table:table-cell>
          <table:table-cell table:formula="of:=[.C10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78.51">
            <text:p>78,51</text:p>
          </table:table-cell>
          <table:table-cell table:formula="of:=[.C10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73.02">
            <text:p>73,02</text:p>
          </table:table-cell>
          <table:table-cell table:formula="of:=[.C10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73.79">
            <text:p>73,79</text:p>
          </table:table-cell>
          <table:table-cell table:formula="of:=[.C10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81.82">
            <text:p>81,82</text:p>
          </table:table-cell>
          <table:table-cell table:formula="of:=[.C10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72.59">
            <text:p>72,59</text:p>
          </table:table-cell>
          <table:table-cell table:formula="of:=[.C10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74.11">
            <text:p>74,11</text:p>
          </table:table-cell>
          <table:table-cell table:formula="of:=[.C10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09">
            <text:p>1009</text:p>
          </table:table-cell>
          <table:table-cell office:value-type="float" office:value="74.51">
            <text:p>74,51</text:p>
          </table:table-cell>
          <table:table-cell table:formula="of:=[.C10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76.44">
            <text:p>76,44</text:p>
          </table:table-cell>
          <table:table-cell table:formula="of:=[.C10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72.7">
            <text:p>72,70</text:p>
          </table:table-cell>
          <table:table-cell table:formula="of:=[.C10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12">
            <text:p>1012</text:p>
          </table:table-cell>
          <table:table-cell office:value-type="float" office:value="76.15">
            <text:p>76,15</text:p>
          </table:table-cell>
          <table:table-cell table:formula="of:=[.C10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73.04">
            <text:p>73,04</text:p>
          </table:table-cell>
          <table:table-cell table:formula="of:=[.C10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14">
            <text:p>1014</text:p>
          </table:table-cell>
          <table:table-cell office:value-type="float" office:value="74.2">
            <text:p>74,20</text:p>
          </table:table-cell>
          <table:table-cell table:formula="of:=[.C10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76.16">
            <text:p>76,16</text:p>
          </table:table-cell>
          <table:table-cell table:formula="of:=[.C10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75.82">
            <text:p>75,82</text:p>
          </table:table-cell>
          <table:table-cell table:formula="of:=[.C10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72.68">
            <text:p>72,68</text:p>
          </table:table-cell>
          <table:table-cell table:formula="of:=[.C10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83.69">
            <text:p>83,69</text:p>
          </table:table-cell>
          <table:table-cell table:formula="of:=[.C10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19">
            <text:p>1019</text:p>
          </table:table-cell>
          <table:table-cell office:value-type="float" office:value="76.05">
            <text:p>76,05</text:p>
          </table:table-cell>
          <table:table-cell table:formula="of:=[.C10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72.45">
            <text:p>72,45</text:p>
          </table:table-cell>
          <table:table-cell table:formula="of:=[.C10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263.9">
            <text:p>263,90</text:p>
          </table:table-cell>
          <table:table-cell table:formula="of:=[.C10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22">
            <text:p>1022</text:p>
          </table:table-cell>
          <table:table-cell office:value-type="float" office:value="72.54">
            <text:p>72,54</text:p>
          </table:table-cell>
          <table:table-cell table:formula="of:=[.C10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73.18">
            <text:p>73,18</text:p>
          </table:table-cell>
          <table:table-cell table:formula="of:=[.C10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74.28">
            <text:p>74,28</text:p>
          </table:table-cell>
          <table:table-cell table:formula="of:=[.C10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74.89">
            <text:p>74,89</text:p>
          </table:table-cell>
          <table:table-cell table:formula="of:=[.C10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26">
            <text:p>1026</text:p>
          </table:table-cell>
          <table:table-cell office:value-type="float" office:value="74.15">
            <text:p>74,15</text:p>
          </table:table-cell>
          <table:table-cell table:formula="of:=[.C10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79.65">
            <text:p>79,65</text:p>
          </table:table-cell>
          <table:table-cell table:formula="of:=[.C10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75.01">
            <text:p>75,01</text:p>
          </table:table-cell>
          <table:table-cell table:formula="of:=[.C10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71.9">
            <text:p>71,90</text:p>
          </table:table-cell>
          <table:table-cell table:formula="of:=[.C10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74.8">
            <text:p>74,80</text:p>
          </table:table-cell>
          <table:table-cell table:formula="of:=[.C10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31">
            <text:p>1031</text:p>
          </table:table-cell>
          <table:table-cell office:value-type="float" office:value="74.54">
            <text:p>74,54</text:p>
          </table:table-cell>
          <table:table-cell table:formula="of:=[.C10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32">
            <text:p>1032</text:p>
          </table:table-cell>
          <table:table-cell office:value-type="float" office:value="72.24">
            <text:p>72,24</text:p>
          </table:table-cell>
          <table:table-cell table:formula="of:=[.C10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72.8">
            <text:p>72,80</text:p>
          </table:table-cell>
          <table:table-cell table:formula="of:=[.C10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34">
            <text:p>1034</text:p>
          </table:table-cell>
          <table:table-cell office:value-type="float" office:value="74.47">
            <text:p>74,47</text:p>
          </table:table-cell>
          <table:table-cell table:formula="of:=[.C10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76.31">
            <text:p>76,31</text:p>
          </table:table-cell>
          <table:table-cell table:formula="of:=[.C10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36">
            <text:p>1036</text:p>
          </table:table-cell>
          <table:table-cell office:value-type="float" office:value="76.95">
            <text:p>76,95</text:p>
          </table:table-cell>
          <table:table-cell table:formula="of:=[.C10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72.49">
            <text:p>72,49</text:p>
          </table:table-cell>
          <table:table-cell table:formula="of:=[.C10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83.6">
            <text:p>83,60</text:p>
          </table:table-cell>
          <table:table-cell table:formula="of:=[.C10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73.08">
            <text:p>73,08</text:p>
          </table:table-cell>
          <table:table-cell table:formula="of:=[.C10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72.74">
            <text:p>72,74</text:p>
          </table:table-cell>
          <table:table-cell table:formula="of:=[.C10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41">
            <text:p>1041</text:p>
          </table:table-cell>
          <table:table-cell office:value-type="float" office:value="76.79">
            <text:p>76,79</text:p>
          </table:table-cell>
          <table:table-cell table:formula="of:=[.C10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42">
            <text:p>1042</text:p>
          </table:table-cell>
          <table:table-cell office:value-type="float" office:value="72.74">
            <text:p>72,74</text:p>
          </table:table-cell>
          <table:table-cell table:formula="of:=[.C10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72.64">
            <text:p>72,64</text:p>
          </table:table-cell>
          <table:table-cell table:formula="of:=[.C10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44">
            <text:p>1044</text:p>
          </table:table-cell>
          <table:table-cell office:value-type="float" office:value="80.01">
            <text:p>80,01</text:p>
          </table:table-cell>
          <table:table-cell table:formula="of:=[.C10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73.12">
            <text:p>73,12</text:p>
          </table:table-cell>
          <table:table-cell table:formula="of:=[.C10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74.01">
            <text:p>74,01</text:p>
          </table:table-cell>
          <table:table-cell table:formula="of:=[.C10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76.32">
            <text:p>76,32</text:p>
          </table:table-cell>
          <table:table-cell table:formula="of:=[.C10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48">
            <text:p>1048</text:p>
          </table:table-cell>
          <table:table-cell office:value-type="float" office:value="73.09">
            <text:p>73,09</text:p>
          </table:table-cell>
          <table:table-cell table:formula="of:=[.C10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49">
            <text:p>1049</text:p>
          </table:table-cell>
          <table:table-cell office:value-type="float" office:value="78.89">
            <text:p>78,89</text:p>
          </table:table-cell>
          <table:table-cell table:formula="of:=[.C10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73.64">
            <text:p>73,64</text:p>
          </table:table-cell>
          <table:table-cell table:formula="of:=[.C10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73.21">
            <text:p>73,21</text:p>
          </table:table-cell>
          <table:table-cell table:formula="of:=[.C10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73">
            <text:p>73,00</text:p>
          </table:table-cell>
          <table:table-cell table:formula="of:=[.C10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53">
            <text:p>1053</text:p>
          </table:table-cell>
          <table:table-cell office:value-type="float" office:value="78.68">
            <text:p>78,68</text:p>
          </table:table-cell>
          <table:table-cell table:formula="of:=[.C10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54">
            <text:p>1054</text:p>
          </table:table-cell>
          <table:table-cell office:value-type="float" office:value="73.63">
            <text:p>73,63</text:p>
          </table:table-cell>
          <table:table-cell table:formula="of:=[.C10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79.95">
            <text:p>79,95</text:p>
          </table:table-cell>
          <table:table-cell table:formula="of:=[.C10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74.3">
            <text:p>74,30</text:p>
          </table:table-cell>
          <table:table-cell table:formula="of:=[.C10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57">
            <text:p>1057</text:p>
          </table:table-cell>
          <table:table-cell office:value-type="float" office:value="75.36">
            <text:p>75,36</text:p>
          </table:table-cell>
          <table:table-cell table:formula="of:=[.C10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58">
            <text:p>1058</text:p>
          </table:table-cell>
          <table:table-cell office:value-type="float" office:value="72.53">
            <text:p>72,53</text:p>
          </table:table-cell>
          <table:table-cell table:formula="of:=[.C10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59">
            <text:p>1059</text:p>
          </table:table-cell>
          <table:table-cell office:value-type="float" office:value="72.6">
            <text:p>72,60</text:p>
          </table:table-cell>
          <table:table-cell table:formula="of:=[.C10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80.37">
            <text:p>80,37</text:p>
          </table:table-cell>
          <table:table-cell table:formula="of:=[.C10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61">
            <text:p>1061</text:p>
          </table:table-cell>
          <table:table-cell office:value-type="float" office:value="83.18">
            <text:p>83,18</text:p>
          </table:table-cell>
          <table:table-cell table:formula="of:=[.C10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62">
            <text:p>1062</text:p>
          </table:table-cell>
          <table:table-cell office:value-type="float" office:value="75.24">
            <text:p>75,24</text:p>
          </table:table-cell>
          <table:table-cell table:formula="of:=[.C10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63">
            <text:p>1063</text:p>
          </table:table-cell>
          <table:table-cell office:value-type="float" office:value="80.05">
            <text:p>80,05</text:p>
          </table:table-cell>
          <table:table-cell table:formula="of:=[.C10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64">
            <text:p>1064</text:p>
          </table:table-cell>
          <table:table-cell office:value-type="float" office:value="77">
            <text:p>77,00</text:p>
          </table:table-cell>
          <table:table-cell table:formula="of:=[.C10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72.96">
            <text:p>72,96</text:p>
          </table:table-cell>
          <table:table-cell table:formula="of:=[.C10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66">
            <text:p>1066</text:p>
          </table:table-cell>
          <table:table-cell office:value-type="float" office:value="75.92">
            <text:p>75,92</text:p>
          </table:table-cell>
          <table:table-cell table:formula="of:=[.C10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74.93">
            <text:p>74,93</text:p>
          </table:table-cell>
          <table:table-cell table:formula="of:=[.C10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74.17">
            <text:p>74,17</text:p>
          </table:table-cell>
          <table:table-cell table:formula="of:=[.C10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69">
            <text:p>1069</text:p>
          </table:table-cell>
          <table:table-cell office:value-type="float" office:value="76.56">
            <text:p>76,56</text:p>
          </table:table-cell>
          <table:table-cell table:formula="of:=[.C10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75.18">
            <text:p>75,18</text:p>
          </table:table-cell>
          <table:table-cell table:formula="of:=[.C10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71">
            <text:p>1071</text:p>
          </table:table-cell>
          <table:table-cell office:value-type="float" office:value="78.5">
            <text:p>78,50</text:p>
          </table:table-cell>
          <table:table-cell table:formula="of:=[.C10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73.41">
            <text:p>73,41</text:p>
          </table:table-cell>
          <table:table-cell table:formula="of:=[.C10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75">
            <text:p>75,00</text:p>
          </table:table-cell>
          <table:table-cell table:formula="of:=[.C10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74">
            <text:p>1074</text:p>
          </table:table-cell>
          <table:table-cell office:value-type="float" office:value="75.4">
            <text:p>75,40</text:p>
          </table:table-cell>
          <table:table-cell table:formula="of:=[.C10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72.29">
            <text:p>72,29</text:p>
          </table:table-cell>
          <table:table-cell table:formula="of:=[.C10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71.32">
            <text:p>71,32</text:p>
          </table:table-cell>
          <table:table-cell table:formula="of:=[.C10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77">
            <text:p>1077</text:p>
          </table:table-cell>
          <table:table-cell office:value-type="float" office:value="82.33">
            <text:p>82,33</text:p>
          </table:table-cell>
          <table:table-cell table:formula="of:=[.C10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73.72">
            <text:p>73,72</text:p>
          </table:table-cell>
          <table:table-cell table:formula="of:=[.C10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74.24">
            <text:p>74,24</text:p>
          </table:table-cell>
          <table:table-cell table:formula="of:=[.C10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256.54">
            <text:p>256,54</text:p>
          </table:table-cell>
          <table:table-cell table:formula="of:=[.C10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81">
            <text:p>1081</text:p>
          </table:table-cell>
          <table:table-cell office:value-type="float" office:value="72.66">
            <text:p>72,66</text:p>
          </table:table-cell>
          <table:table-cell table:formula="of:=[.C10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82">
            <text:p>1082</text:p>
          </table:table-cell>
          <table:table-cell office:value-type="float" office:value="72.92">
            <text:p>72,92</text:p>
          </table:table-cell>
          <table:table-cell table:formula="of:=[.C10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74.53">
            <text:p>74,53</text:p>
          </table:table-cell>
          <table:table-cell table:formula="of:=[.C10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72.65">
            <text:p>72,65</text:p>
          </table:table-cell>
          <table:table-cell table:formula="of:=[.C10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73.84">
            <text:p>73,84</text:p>
          </table:table-cell>
          <table:table-cell table:formula="of:=[.C10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79.88">
            <text:p>79,88</text:p>
          </table:table-cell>
          <table:table-cell table:formula="of:=[.C10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87">
            <text:p>1087</text:p>
          </table:table-cell>
          <table:table-cell office:value-type="float" office:value="73.34">
            <text:p>73,34</text:p>
          </table:table-cell>
          <table:table-cell table:formula="of:=[.C10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74.75">
            <text:p>74,75</text:p>
          </table:table-cell>
          <table:table-cell table:formula="of:=[.C10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72.55">
            <text:p>72,55</text:p>
          </table:table-cell>
          <table:table-cell table:formula="of:=[.C10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74.34">
            <text:p>74,34</text:p>
          </table:table-cell>
          <table:table-cell table:formula="of:=[.C10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73.12">
            <text:p>73,12</text:p>
          </table:table-cell>
          <table:table-cell table:formula="of:=[.C10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79.43">
            <text:p>79,43</text:p>
          </table:table-cell>
          <table:table-cell table:formula="of:=[.C10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74.46">
            <text:p>74,46</text:p>
          </table:table-cell>
          <table:table-cell table:formula="of:=[.C10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74.4">
            <text:p>74,40</text:p>
          </table:table-cell>
          <table:table-cell table:formula="of:=[.C10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74.39">
            <text:p>74,39</text:p>
          </table:table-cell>
          <table:table-cell table:formula="of:=[.C10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73.45">
            <text:p>73,45</text:p>
          </table:table-cell>
          <table:table-cell table:formula="of:=[.C10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97">
            <text:p>1097</text:p>
          </table:table-cell>
          <table:table-cell office:value-type="float" office:value="76.98">
            <text:p>76,98</text:p>
          </table:table-cell>
          <table:table-cell table:formula="of:=[.C10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98">
            <text:p>1098</text:p>
          </table:table-cell>
          <table:table-cell office:value-type="float" office:value="75.7">
            <text:p>75,70</text:p>
          </table:table-cell>
          <table:table-cell table:formula="of:=[.C11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099">
            <text:p>1099</text:p>
          </table:table-cell>
          <table:table-cell office:value-type="float" office:value="78.05">
            <text:p>78,05</text:p>
          </table:table-cell>
          <table:table-cell table:formula="of:=[.C11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72.96">
            <text:p>72,96</text:p>
          </table:table-cell>
          <table:table-cell table:formula="of:=[.C11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78.66">
            <text:p>78,66</text:p>
          </table:table-cell>
          <table:table-cell table:formula="of:=[.C11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73.95">
            <text:p>73,95</text:p>
          </table:table-cell>
          <table:table-cell table:formula="of:=[.C11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78.07">
            <text:p>78,07</text:p>
          </table:table-cell>
          <table:table-cell table:formula="of:=[.C11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73.48">
            <text:p>73,48</text:p>
          </table:table-cell>
          <table:table-cell table:formula="of:=[.C11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73.91">
            <text:p>73,91</text:p>
          </table:table-cell>
          <table:table-cell table:formula="of:=[.C11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73.7">
            <text:p>73,70</text:p>
          </table:table-cell>
          <table:table-cell table:formula="of:=[.C11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75.4">
            <text:p>75,40</text:p>
          </table:table-cell>
          <table:table-cell table:formula="of:=[.C11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78.32">
            <text:p>78,32</text:p>
          </table:table-cell>
          <table:table-cell table:formula="of:=[.C11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77.82">
            <text:p>77,82</text:p>
          </table:table-cell>
          <table:table-cell table:formula="of:=[.C11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73.31">
            <text:p>73,31</text:p>
          </table:table-cell>
          <table:table-cell table:formula="of:=[.C11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72.51">
            <text:p>72,51</text:p>
          </table:table-cell>
          <table:table-cell table:formula="of:=[.C11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75.11">
            <text:p>75,11</text:p>
          </table:table-cell>
          <table:table-cell table:formula="of:=[.C11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73.91">
            <text:p>73,91</text:p>
          </table:table-cell>
          <table:table-cell table:formula="of:=[.C11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72.91">
            <text:p>72,91</text:p>
          </table:table-cell>
          <table:table-cell table:formula="of:=[.C11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75.36">
            <text:p>75,36</text:p>
          </table:table-cell>
          <table:table-cell table:formula="of:=[.C11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74.21">
            <text:p>74,21</text:p>
          </table:table-cell>
          <table:table-cell table:formula="of:=[.C11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74.22">
            <text:p>74,22</text:p>
          </table:table-cell>
          <table:table-cell table:formula="of:=[.C11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72.11">
            <text:p>72,11</text:p>
          </table:table-cell>
          <table:table-cell table:formula="of:=[.C11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72.45">
            <text:p>72,45</text:p>
          </table:table-cell>
          <table:table-cell table:formula="of:=[.C11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77.44">
            <text:p>77,44</text:p>
          </table:table-cell>
          <table:table-cell table:formula="of:=[.C11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77.78">
            <text:p>77,78</text:p>
          </table:table-cell>
          <table:table-cell table:formula="of:=[.C11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73.25">
            <text:p>73,25</text:p>
          </table:table-cell>
          <table:table-cell table:formula="of:=[.C11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76.38">
            <text:p>76,38</text:p>
          </table:table-cell>
          <table:table-cell table:formula="of:=[.C11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74.95">
            <text:p>74,95</text:p>
          </table:table-cell>
          <table:table-cell table:formula="of:=[.C11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72.59">
            <text:p>72,59</text:p>
          </table:table-cell>
          <table:table-cell table:formula="of:=[.C11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79.12">
            <text:p>79,12</text:p>
          </table:table-cell>
          <table:table-cell table:formula="of:=[.C11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71.75">
            <text:p>71,75</text:p>
          </table:table-cell>
          <table:table-cell table:formula="of:=[.C11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72.91">
            <text:p>72,91</text:p>
          </table:table-cell>
          <table:table-cell table:formula="of:=[.C11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74.02">
            <text:p>74,02</text:p>
          </table:table-cell>
          <table:table-cell table:formula="of:=[.C11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77.5">
            <text:p>77,50</text:p>
          </table:table-cell>
          <table:table-cell table:formula="of:=[.C11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31">
            <text:p>1131</text:p>
          </table:table-cell>
          <table:table-cell office:value-type="float" office:value="73.44">
            <text:p>73,44</text:p>
          </table:table-cell>
          <table:table-cell table:formula="of:=[.C11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72.51">
            <text:p>72,51</text:p>
          </table:table-cell>
          <table:table-cell table:formula="of:=[.C11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33">
            <text:p>1133</text:p>
          </table:table-cell>
          <table:table-cell office:value-type="float" office:value="73.87">
            <text:p>73,87</text:p>
          </table:table-cell>
          <table:table-cell table:formula="of:=[.C11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74.62">
            <text:p>74,62</text:p>
          </table:table-cell>
          <table:table-cell table:formula="of:=[.C11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73.93">
            <text:p>73,93</text:p>
          </table:table-cell>
          <table:table-cell table:formula="of:=[.C11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36">
            <text:p>1136</text:p>
          </table:table-cell>
          <table:table-cell office:value-type="float" office:value="73.9">
            <text:p>73,90</text:p>
          </table:table-cell>
          <table:table-cell table:formula="of:=[.C11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37">
            <text:p>1137</text:p>
          </table:table-cell>
          <table:table-cell office:value-type="float" office:value="75.25">
            <text:p>75,25</text:p>
          </table:table-cell>
          <table:table-cell table:formula="of:=[.C11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74.94">
            <text:p>74,94</text:p>
          </table:table-cell>
          <table:table-cell table:formula="of:=[.C11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260.38">
            <text:p>260,38</text:p>
          </table:table-cell>
          <table:table-cell table:formula="of:=[.C11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68.96">
            <text:p>68,96</text:p>
          </table:table-cell>
          <table:table-cell table:formula="of:=[.C11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41">
            <text:p>1141</text:p>
          </table:table-cell>
          <table:table-cell office:value-type="float" office:value="80.21">
            <text:p>80,21</text:p>
          </table:table-cell>
          <table:table-cell table:formula="of:=[.C11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75.92">
            <text:p>75,92</text:p>
          </table:table-cell>
          <table:table-cell table:formula="of:=[.C11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74.93">
            <text:p>74,93</text:p>
          </table:table-cell>
          <table:table-cell table:formula="of:=[.C11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73.83">
            <text:p>73,83</text:p>
          </table:table-cell>
          <table:table-cell table:formula="of:=[.C11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74.23">
            <text:p>74,23</text:p>
          </table:table-cell>
          <table:table-cell table:formula="of:=[.C11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73.51">
            <text:p>73,51</text:p>
          </table:table-cell>
          <table:table-cell table:formula="of:=[.C11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76.07">
            <text:p>76,07</text:p>
          </table:table-cell>
          <table:table-cell table:formula="of:=[.C11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71.74">
            <text:p>71,74</text:p>
          </table:table-cell>
          <table:table-cell table:formula="of:=[.C11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73.16">
            <text:p>73,16</text:p>
          </table:table-cell>
          <table:table-cell table:formula="of:=[.C11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78.68">
            <text:p>78,68</text:p>
          </table:table-cell>
          <table:table-cell table:formula="of:=[.C11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72.25">
            <text:p>72,25</text:p>
          </table:table-cell>
          <table:table-cell table:formula="of:=[.C11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77.22">
            <text:p>77,22</text:p>
          </table:table-cell>
          <table:table-cell table:formula="of:=[.C11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73.69">
            <text:p>73,69</text:p>
          </table:table-cell>
          <table:table-cell table:formula="of:=[.C11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54">
            <text:p>1154</text:p>
          </table:table-cell>
          <table:table-cell office:value-type="float" office:value="73.21">
            <text:p>73,21</text:p>
          </table:table-cell>
          <table:table-cell table:formula="of:=[.C11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73.02">
            <text:p>73,02</text:p>
          </table:table-cell>
          <table:table-cell table:formula="of:=[.C11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56">
            <text:p>1156</text:p>
          </table:table-cell>
          <table:table-cell office:value-type="float" office:value="74.19">
            <text:p>74,19</text:p>
          </table:table-cell>
          <table:table-cell table:formula="of:=[.C11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57">
            <text:p>1157</text:p>
          </table:table-cell>
          <table:table-cell office:value-type="float" office:value="72.56">
            <text:p>72,56</text:p>
          </table:table-cell>
          <table:table-cell table:formula="of:=[.C11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58">
            <text:p>1158</text:p>
          </table:table-cell>
          <table:table-cell office:value-type="float" office:value="78.79">
            <text:p>78,79</text:p>
          </table:table-cell>
          <table:table-cell table:formula="of:=[.C11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59">
            <text:p>1159</text:p>
          </table:table-cell>
          <table:table-cell office:value-type="float" office:value="74.03">
            <text:p>74,03</text:p>
          </table:table-cell>
          <table:table-cell table:formula="of:=[.C11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73.84">
            <text:p>73,84</text:p>
          </table:table-cell>
          <table:table-cell table:formula="of:=[.C11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61">
            <text:p>1161</text:p>
          </table:table-cell>
          <table:table-cell office:value-type="float" office:value="75.62">
            <text:p>75,62</text:p>
          </table:table-cell>
          <table:table-cell table:formula="of:=[.C11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62">
            <text:p>1162</text:p>
          </table:table-cell>
          <table:table-cell office:value-type="float" office:value="79.84">
            <text:p>79,84</text:p>
          </table:table-cell>
          <table:table-cell table:formula="of:=[.C11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63">
            <text:p>1163</text:p>
          </table:table-cell>
          <table:table-cell office:value-type="float" office:value="80.84">
            <text:p>80,84</text:p>
          </table:table-cell>
          <table:table-cell table:formula="of:=[.C11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64">
            <text:p>1164</text:p>
          </table:table-cell>
          <table:table-cell office:value-type="float" office:value="71.87">
            <text:p>71,87</text:p>
          </table:table-cell>
          <table:table-cell table:formula="of:=[.C11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78.56">
            <text:p>78,56</text:p>
          </table:table-cell>
          <table:table-cell table:formula="of:=[.C11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75.39">
            <text:p>75,39</text:p>
          </table:table-cell>
          <table:table-cell table:formula="of:=[.C11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67">
            <text:p>1167</text:p>
          </table:table-cell>
          <table:table-cell office:value-type="float" office:value="73.09">
            <text:p>73,09</text:p>
          </table:table-cell>
          <table:table-cell table:formula="of:=[.C11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68">
            <text:p>1168</text:p>
          </table:table-cell>
          <table:table-cell office:value-type="float" office:value="76.01">
            <text:p>76,01</text:p>
          </table:table-cell>
          <table:table-cell table:formula="of:=[.C11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69">
            <text:p>1169</text:p>
          </table:table-cell>
          <table:table-cell office:value-type="float" office:value="82.91">
            <text:p>82,91</text:p>
          </table:table-cell>
          <table:table-cell table:formula="of:=[.C11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71.86">
            <text:p>71,86</text:p>
          </table:table-cell>
          <table:table-cell table:formula="of:=[.C11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71">
            <text:p>1171</text:p>
          </table:table-cell>
          <table:table-cell office:value-type="float" office:value="74.72">
            <text:p>74,72</text:p>
          </table:table-cell>
          <table:table-cell table:formula="of:=[.C11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72">
            <text:p>1172</text:p>
          </table:table-cell>
          <table:table-cell office:value-type="float" office:value="76.89">
            <text:p>76,89</text:p>
          </table:table-cell>
          <table:table-cell table:formula="of:=[.C11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73.93">
            <text:p>73,93</text:p>
          </table:table-cell>
          <table:table-cell table:formula="of:=[.C11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74">
            <text:p>1174</text:p>
          </table:table-cell>
          <table:table-cell office:value-type="float" office:value="72.86">
            <text:p>72,86</text:p>
          </table:table-cell>
          <table:table-cell table:formula="of:=[.C11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72.07">
            <text:p>72,07</text:p>
          </table:table-cell>
          <table:table-cell table:formula="of:=[.C11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76">
            <text:p>1176</text:p>
          </table:table-cell>
          <table:table-cell office:value-type="float" office:value="74.19">
            <text:p>74,19</text:p>
          </table:table-cell>
          <table:table-cell table:formula="of:=[.C11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77">
            <text:p>1177</text:p>
          </table:table-cell>
          <table:table-cell office:value-type="float" office:value="74.99">
            <text:p>74,99</text:p>
          </table:table-cell>
          <table:table-cell table:formula="of:=[.C11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73.02">
            <text:p>73,02</text:p>
          </table:table-cell>
          <table:table-cell table:formula="of:=[.C11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74.17">
            <text:p>74,17</text:p>
          </table:table-cell>
          <table:table-cell table:formula="of:=[.C11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81.7">
            <text:p>81,70</text:p>
          </table:table-cell>
          <table:table-cell table:formula="of:=[.C11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73.39">
            <text:p>73,39</text:p>
          </table:table-cell>
          <table:table-cell table:formula="of:=[.C11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82">
            <text:p>1182</text:p>
          </table:table-cell>
          <table:table-cell office:value-type="float" office:value="73.04">
            <text:p>73,04</text:p>
          </table:table-cell>
          <table:table-cell table:formula="of:=[.C11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83">
            <text:p>1183</text:p>
          </table:table-cell>
          <table:table-cell office:value-type="float" office:value="73.93">
            <text:p>73,93</text:p>
          </table:table-cell>
          <table:table-cell table:formula="of:=[.C11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84">
            <text:p>1184</text:p>
          </table:table-cell>
          <table:table-cell office:value-type="float" office:value="74.01">
            <text:p>74,01</text:p>
          </table:table-cell>
          <table:table-cell table:formula="of:=[.C11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76.13">
            <text:p>76,13</text:p>
          </table:table-cell>
          <table:table-cell table:formula="of:=[.C11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86">
            <text:p>1186</text:p>
          </table:table-cell>
          <table:table-cell office:value-type="float" office:value="79.01">
            <text:p>79,01</text:p>
          </table:table-cell>
          <table:table-cell table:formula="of:=[.C11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90.72">
            <text:p>90,72</text:p>
          </table:table-cell>
          <table:table-cell table:formula="of:=[.C11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88">
            <text:p>1188</text:p>
          </table:table-cell>
          <table:table-cell office:value-type="float" office:value="75.23">
            <text:p>75,23</text:p>
          </table:table-cell>
          <table:table-cell table:formula="of:=[.C11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89">
            <text:p>1189</text:p>
          </table:table-cell>
          <table:table-cell office:value-type="float" office:value="76.5">
            <text:p>76,50</text:p>
          </table:table-cell>
          <table:table-cell table:formula="of:=[.C11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73.87">
            <text:p>73,87</text:p>
          </table:table-cell>
          <table:table-cell table:formula="of:=[.C11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91">
            <text:p>1191</text:p>
          </table:table-cell>
          <table:table-cell office:value-type="float" office:value="77.64">
            <text:p>77,64</text:p>
          </table:table-cell>
          <table:table-cell table:formula="of:=[.C11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92">
            <text:p>1192</text:p>
          </table:table-cell>
          <table:table-cell office:value-type="float" office:value="71.41">
            <text:p>71,41</text:p>
          </table:table-cell>
          <table:table-cell table:formula="of:=[.C11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93">
            <text:p>1193</text:p>
          </table:table-cell>
          <table:table-cell office:value-type="float" office:value="74.37">
            <text:p>74,37</text:p>
          </table:table-cell>
          <table:table-cell table:formula="of:=[.C11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94">
            <text:p>1194</text:p>
          </table:table-cell>
          <table:table-cell office:value-type="float" office:value="77.25">
            <text:p>77,25</text:p>
          </table:table-cell>
          <table:table-cell table:formula="of:=[.C11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75.58">
            <text:p>75,58</text:p>
          </table:table-cell>
          <table:table-cell table:formula="of:=[.C11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96">
            <text:p>1196</text:p>
          </table:table-cell>
          <table:table-cell office:value-type="float" office:value="75.65">
            <text:p>75,65</text:p>
          </table:table-cell>
          <table:table-cell table:formula="of:=[.C11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97">
            <text:p>1197</text:p>
          </table:table-cell>
          <table:table-cell office:value-type="float" office:value="78.02">
            <text:p>78,02</text:p>
          </table:table-cell>
          <table:table-cell table:formula="of:=[.C11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98">
            <text:p>1198</text:p>
          </table:table-cell>
          <table:table-cell office:value-type="float" office:value="252.21">
            <text:p>252,21</text:p>
          </table:table-cell>
          <table:table-cell table:formula="of:=[.C12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199">
            <text:p>1199</text:p>
          </table:table-cell>
          <table:table-cell office:value-type="float" office:value="73.38">
            <text:p>73,38</text:p>
          </table:table-cell>
          <table:table-cell table:formula="of:=[.C12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73.29">
            <text:p>73,29</text:p>
          </table:table-cell>
          <table:table-cell table:formula="of:=[.C12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01">
            <text:p>1201</text:p>
          </table:table-cell>
          <table:table-cell office:value-type="float" office:value="80.71">
            <text:p>80,71</text:p>
          </table:table-cell>
          <table:table-cell table:formula="of:=[.C12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02">
            <text:p>1202</text:p>
          </table:table-cell>
          <table:table-cell office:value-type="float" office:value="74.65">
            <text:p>74,65</text:p>
          </table:table-cell>
          <table:table-cell table:formula="of:=[.C12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03">
            <text:p>1203</text:p>
          </table:table-cell>
          <table:table-cell office:value-type="float" office:value="72.04">
            <text:p>72,04</text:p>
          </table:table-cell>
          <table:table-cell table:formula="of:=[.C12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04">
            <text:p>1204</text:p>
          </table:table-cell>
          <table:table-cell office:value-type="float" office:value="73.86">
            <text:p>73,86</text:p>
          </table:table-cell>
          <table:table-cell table:formula="of:=[.C12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71.87">
            <text:p>71,87</text:p>
          </table:table-cell>
          <table:table-cell table:formula="of:=[.C12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06">
            <text:p>1206</text:p>
          </table:table-cell>
          <table:table-cell office:value-type="float" office:value="76.87">
            <text:p>76,87</text:p>
          </table:table-cell>
          <table:table-cell table:formula="of:=[.C12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07">
            <text:p>1207</text:p>
          </table:table-cell>
          <table:table-cell office:value-type="float" office:value="92.72">
            <text:p>92,72</text:p>
          </table:table-cell>
          <table:table-cell table:formula="of:=[.C12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08">
            <text:p>1208</text:p>
          </table:table-cell>
          <table:table-cell office:value-type="float" office:value="73.3">
            <text:p>73,30</text:p>
          </table:table-cell>
          <table:table-cell table:formula="of:=[.C12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09">
            <text:p>1209</text:p>
          </table:table-cell>
          <table:table-cell office:value-type="float" office:value="75.87">
            <text:p>75,87</text:p>
          </table:table-cell>
          <table:table-cell table:formula="of:=[.C12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74.89">
            <text:p>74,89</text:p>
          </table:table-cell>
          <table:table-cell table:formula="of:=[.C12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74.36">
            <text:p>74,36</text:p>
          </table:table-cell>
          <table:table-cell table:formula="of:=[.C12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12">
            <text:p>1212</text:p>
          </table:table-cell>
          <table:table-cell office:value-type="float" office:value="74.33">
            <text:p>74,33</text:p>
          </table:table-cell>
          <table:table-cell table:formula="of:=[.C12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13">
            <text:p>1213</text:p>
          </table:table-cell>
          <table:table-cell office:value-type="float" office:value="72.87">
            <text:p>72,87</text:p>
          </table:table-cell>
          <table:table-cell table:formula="of:=[.C12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14">
            <text:p>1214</text:p>
          </table:table-cell>
          <table:table-cell office:value-type="float" office:value="74.37">
            <text:p>74,37</text:p>
          </table:table-cell>
          <table:table-cell table:formula="of:=[.C12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72.87">
            <text:p>72,87</text:p>
          </table:table-cell>
          <table:table-cell table:formula="of:=[.C12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72.93">
            <text:p>72,93</text:p>
          </table:table-cell>
          <table:table-cell table:formula="of:=[.C12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77.17">
            <text:p>77,17</text:p>
          </table:table-cell>
          <table:table-cell table:formula="of:=[.C12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18">
            <text:p>1218</text:p>
          </table:table-cell>
          <table:table-cell office:value-type="float" office:value="74.94">
            <text:p>74,94</text:p>
          </table:table-cell>
          <table:table-cell table:formula="of:=[.C12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19">
            <text:p>1219</text:p>
          </table:table-cell>
          <table:table-cell office:value-type="float" office:value="73.38">
            <text:p>73,38</text:p>
          </table:table-cell>
          <table:table-cell table:formula="of:=[.C12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73.9">
            <text:p>73,90</text:p>
          </table:table-cell>
          <table:table-cell table:formula="of:=[.C12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21">
            <text:p>1221</text:p>
          </table:table-cell>
          <table:table-cell office:value-type="float" office:value="76.46">
            <text:p>76,46</text:p>
          </table:table-cell>
          <table:table-cell table:formula="of:=[.C12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22">
            <text:p>1222</text:p>
          </table:table-cell>
          <table:table-cell office:value-type="float" office:value="72.18">
            <text:p>72,18</text:p>
          </table:table-cell>
          <table:table-cell table:formula="of:=[.C12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23">
            <text:p>1223</text:p>
          </table:table-cell>
          <table:table-cell office:value-type="float" office:value="80.96">
            <text:p>80,96</text:p>
          </table:table-cell>
          <table:table-cell table:formula="of:=[.C12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75.39">
            <text:p>75,39</text:p>
          </table:table-cell>
          <table:table-cell table:formula="of:=[.C12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75.37">
            <text:p>75,37</text:p>
          </table:table-cell>
          <table:table-cell table:formula="of:=[.C12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26">
            <text:p>1226</text:p>
          </table:table-cell>
          <table:table-cell office:value-type="float" office:value="72.77">
            <text:p>72,77</text:p>
          </table:table-cell>
          <table:table-cell table:formula="of:=[.C12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27">
            <text:p>1227</text:p>
          </table:table-cell>
          <table:table-cell office:value-type="float" office:value="77.91">
            <text:p>77,91</text:p>
          </table:table-cell>
          <table:table-cell table:formula="of:=[.C12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28">
            <text:p>1228</text:p>
          </table:table-cell>
          <table:table-cell office:value-type="float" office:value="75.17">
            <text:p>75,17</text:p>
          </table:table-cell>
          <table:table-cell table:formula="of:=[.C12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29">
            <text:p>1229</text:p>
          </table:table-cell>
          <table:table-cell office:value-type="float" office:value="72.69">
            <text:p>72,69</text:p>
          </table:table-cell>
          <table:table-cell table:formula="of:=[.C12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73.05">
            <text:p>73,05</text:p>
          </table:table-cell>
          <table:table-cell table:formula="of:=[.C12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31">
            <text:p>1231</text:p>
          </table:table-cell>
          <table:table-cell office:value-type="float" office:value="74.1">
            <text:p>74,10</text:p>
          </table:table-cell>
          <table:table-cell table:formula="of:=[.C12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32">
            <text:p>1232</text:p>
          </table:table-cell>
          <table:table-cell office:value-type="float" office:value="74.23">
            <text:p>74,23</text:p>
          </table:table-cell>
          <table:table-cell table:formula="of:=[.C12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33">
            <text:p>1233</text:p>
          </table:table-cell>
          <table:table-cell office:value-type="float" office:value="83.25">
            <text:p>83,25</text:p>
          </table:table-cell>
          <table:table-cell table:formula="of:=[.C12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34">
            <text:p>1234</text:p>
          </table:table-cell>
          <table:table-cell office:value-type="float" office:value="76.02">
            <text:p>76,02</text:p>
          </table:table-cell>
          <table:table-cell table:formula="of:=[.C12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75.28">
            <text:p>75,28</text:p>
          </table:table-cell>
          <table:table-cell table:formula="of:=[.C12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36">
            <text:p>1236</text:p>
          </table:table-cell>
          <table:table-cell office:value-type="float" office:value="74.55">
            <text:p>74,55</text:p>
          </table:table-cell>
          <table:table-cell table:formula="of:=[.C12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37">
            <text:p>1237</text:p>
          </table:table-cell>
          <table:table-cell office:value-type="float" office:value="77.25">
            <text:p>77,25</text:p>
          </table:table-cell>
          <table:table-cell table:formula="of:=[.C12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38">
            <text:p>1238</text:p>
          </table:table-cell>
          <table:table-cell office:value-type="float" office:value="98.73">
            <text:p>98,73</text:p>
          </table:table-cell>
          <table:table-cell table:formula="of:=[.C12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39">
            <text:p>1239</text:p>
          </table:table-cell>
          <table:table-cell office:value-type="float" office:value="76.79">
            <text:p>76,79</text:p>
          </table:table-cell>
          <table:table-cell table:formula="of:=[.C12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73.31">
            <text:p>73,31</text:p>
          </table:table-cell>
          <table:table-cell table:formula="of:=[.C12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41">
            <text:p>1241</text:p>
          </table:table-cell>
          <table:table-cell office:value-type="float" office:value="72.75">
            <text:p>72,75</text:p>
          </table:table-cell>
          <table:table-cell table:formula="of:=[.C12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73.63">
            <text:p>73,63</text:p>
          </table:table-cell>
          <table:table-cell table:formula="of:=[.C12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43">
            <text:p>1243</text:p>
          </table:table-cell>
          <table:table-cell office:value-type="float" office:value="72.55">
            <text:p>72,55</text:p>
          </table:table-cell>
          <table:table-cell table:formula="of:=[.C12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72.88">
            <text:p>72,88</text:p>
          </table:table-cell>
          <table:table-cell table:formula="of:=[.C12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76.56">
            <text:p>76,56</text:p>
          </table:table-cell>
          <table:table-cell table:formula="of:=[.C12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46">
            <text:p>1246</text:p>
          </table:table-cell>
          <table:table-cell office:value-type="float" office:value="75.12">
            <text:p>75,12</text:p>
          </table:table-cell>
          <table:table-cell table:formula="of:=[.C12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47">
            <text:p>1247</text:p>
          </table:table-cell>
          <table:table-cell office:value-type="float" office:value="74.72">
            <text:p>74,72</text:p>
          </table:table-cell>
          <table:table-cell table:formula="of:=[.C12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48">
            <text:p>1248</text:p>
          </table:table-cell>
          <table:table-cell office:value-type="float" office:value="75.67">
            <text:p>75,67</text:p>
          </table:table-cell>
          <table:table-cell table:formula="of:=[.C12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49">
            <text:p>1249</text:p>
          </table:table-cell>
          <table:table-cell office:value-type="float" office:value="73.73">
            <text:p>73,73</text:p>
          </table:table-cell>
          <table:table-cell table:formula="of:=[.C12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88.34">
            <text:p>88,34</text:p>
          </table:table-cell>
          <table:table-cell table:formula="of:=[.C12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51">
            <text:p>1251</text:p>
          </table:table-cell>
          <table:table-cell office:value-type="float" office:value="76.09">
            <text:p>76,09</text:p>
          </table:table-cell>
          <table:table-cell table:formula="of:=[.C12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72.85">
            <text:p>72,85</text:p>
          </table:table-cell>
          <table:table-cell table:formula="of:=[.C12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53">
            <text:p>1253</text:p>
          </table:table-cell>
          <table:table-cell office:value-type="float" office:value="87.14">
            <text:p>87,14</text:p>
          </table:table-cell>
          <table:table-cell table:formula="of:=[.C12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54">
            <text:p>1254</text:p>
          </table:table-cell>
          <table:table-cell office:value-type="float" office:value="73.42">
            <text:p>73,42</text:p>
          </table:table-cell>
          <table:table-cell table:formula="of:=[.C12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72.35">
            <text:p>72,35</text:p>
          </table:table-cell>
          <table:table-cell table:formula="of:=[.C12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76.76">
            <text:p>76,76</text:p>
          </table:table-cell>
          <table:table-cell table:formula="of:=[.C12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57">
            <text:p>1257</text:p>
          </table:table-cell>
          <table:table-cell office:value-type="float" office:value="260.03">
            <text:p>260,03</text:p>
          </table:table-cell>
          <table:table-cell table:formula="of:=[.C12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58">
            <text:p>1258</text:p>
          </table:table-cell>
          <table:table-cell office:value-type="float" office:value="67.87">
            <text:p>67,87</text:p>
          </table:table-cell>
          <table:table-cell table:formula="of:=[.C12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59">
            <text:p>1259</text:p>
          </table:table-cell>
          <table:table-cell office:value-type="float" office:value="73.32">
            <text:p>73,32</text:p>
          </table:table-cell>
          <table:table-cell table:formula="of:=[.C12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79.96">
            <text:p>79,96</text:p>
          </table:table-cell>
          <table:table-cell table:formula="of:=[.C12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61">
            <text:p>1261</text:p>
          </table:table-cell>
          <table:table-cell office:value-type="float" office:value="72.96">
            <text:p>72,96</text:p>
          </table:table-cell>
          <table:table-cell table:formula="of:=[.C12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72.92">
            <text:p>72,92</text:p>
          </table:table-cell>
          <table:table-cell table:formula="of:=[.C12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63">
            <text:p>1263</text:p>
          </table:table-cell>
          <table:table-cell office:value-type="float" office:value="77.01">
            <text:p>77,01</text:p>
          </table:table-cell>
          <table:table-cell table:formula="of:=[.C12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64">
            <text:p>1264</text:p>
          </table:table-cell>
          <table:table-cell office:value-type="float" office:value="74.6">
            <text:p>74,60</text:p>
          </table:table-cell>
          <table:table-cell table:formula="of:=[.C12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73.15">
            <text:p>73,15</text:p>
          </table:table-cell>
          <table:table-cell table:formula="of:=[.C12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66">
            <text:p>1266</text:p>
          </table:table-cell>
          <table:table-cell office:value-type="float" office:value="75.73">
            <text:p>75,73</text:p>
          </table:table-cell>
          <table:table-cell table:formula="of:=[.C12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67">
            <text:p>1267</text:p>
          </table:table-cell>
          <table:table-cell office:value-type="float" office:value="89.39">
            <text:p>89,39</text:p>
          </table:table-cell>
          <table:table-cell table:formula="of:=[.C12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68">
            <text:p>1268</text:p>
          </table:table-cell>
          <table:table-cell office:value-type="float" office:value="74.59">
            <text:p>74,59</text:p>
          </table:table-cell>
          <table:table-cell table:formula="of:=[.C12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69">
            <text:p>1269</text:p>
          </table:table-cell>
          <table:table-cell office:value-type="float" office:value="74.37">
            <text:p>74,37</text:p>
          </table:table-cell>
          <table:table-cell table:formula="of:=[.C12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79.12">
            <text:p>79,12</text:p>
          </table:table-cell>
          <table:table-cell table:formula="of:=[.C12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71">
            <text:p>1271</text:p>
          </table:table-cell>
          <table:table-cell office:value-type="float" office:value="80">
            <text:p>80,00</text:p>
          </table:table-cell>
          <table:table-cell table:formula="of:=[.C12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72.78">
            <text:p>72,78</text:p>
          </table:table-cell>
          <table:table-cell table:formula="of:=[.C12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73">
            <text:p>1273</text:p>
          </table:table-cell>
          <table:table-cell office:value-type="float" office:value="76.22">
            <text:p>76,22</text:p>
          </table:table-cell>
          <table:table-cell table:formula="of:=[.C12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74">
            <text:p>1274</text:p>
          </table:table-cell>
          <table:table-cell office:value-type="float" office:value="72.8">
            <text:p>72,80</text:p>
          </table:table-cell>
          <table:table-cell table:formula="of:=[.C12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72.86">
            <text:p>72,86</text:p>
          </table:table-cell>
          <table:table-cell table:formula="of:=[.C12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76">
            <text:p>1276</text:p>
          </table:table-cell>
          <table:table-cell office:value-type="float" office:value="73.59">
            <text:p>73,59</text:p>
          </table:table-cell>
          <table:table-cell table:formula="of:=[.C12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77">
            <text:p>1277</text:p>
          </table:table-cell>
          <table:table-cell office:value-type="float" office:value="81.33">
            <text:p>81,33</text:p>
          </table:table-cell>
          <table:table-cell table:formula="of:=[.C12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78">
            <text:p>1278</text:p>
          </table:table-cell>
          <table:table-cell office:value-type="float" office:value="74.41">
            <text:p>74,41</text:p>
          </table:table-cell>
          <table:table-cell table:formula="of:=[.C12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79">
            <text:p>1279</text:p>
          </table:table-cell>
          <table:table-cell office:value-type="float" office:value="73.13">
            <text:p>73,13</text:p>
          </table:table-cell>
          <table:table-cell table:formula="of:=[.C12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74.02">
            <text:p>74,02</text:p>
          </table:table-cell>
          <table:table-cell table:formula="of:=[.C12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81">
            <text:p>1281</text:p>
          </table:table-cell>
          <table:table-cell office:value-type="float" office:value="73.69">
            <text:p>73,69</text:p>
          </table:table-cell>
          <table:table-cell table:formula="of:=[.C12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82">
            <text:p>1282</text:p>
          </table:table-cell>
          <table:table-cell office:value-type="float" office:value="75.39">
            <text:p>75,39</text:p>
          </table:table-cell>
          <table:table-cell table:formula="of:=[.C12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73.6">
            <text:p>73,60</text:p>
          </table:table-cell>
          <table:table-cell table:formula="of:=[.C12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84">
            <text:p>1284</text:p>
          </table:table-cell>
          <table:table-cell office:value-type="float" office:value="73.71">
            <text:p>73,71</text:p>
          </table:table-cell>
          <table:table-cell table:formula="of:=[.C12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73.13">
            <text:p>73,13</text:p>
          </table:table-cell>
          <table:table-cell table:formula="of:=[.C12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86">
            <text:p>1286</text:p>
          </table:table-cell>
          <table:table-cell office:value-type="float" office:value="73.2">
            <text:p>73,20</text:p>
          </table:table-cell>
          <table:table-cell table:formula="of:=[.C12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73.72">
            <text:p>73,72</text:p>
          </table:table-cell>
          <table:table-cell table:formula="of:=[.C12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78.36">
            <text:p>78,36</text:p>
          </table:table-cell>
          <table:table-cell table:formula="of:=[.C12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76.48">
            <text:p>76,48</text:p>
          </table:table-cell>
          <table:table-cell table:formula="of:=[.C12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96.2">
            <text:p>96,20</text:p>
          </table:table-cell>
          <table:table-cell table:formula="of:=[.C12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84.48">
            <text:p>84,48</text:p>
          </table:table-cell>
          <table:table-cell table:formula="of:=[.C12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74.23">
            <text:p>74,23</text:p>
          </table:table-cell>
          <table:table-cell table:formula="of:=[.C12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74.62">
            <text:p>74,62</text:p>
          </table:table-cell>
          <table:table-cell table:formula="of:=[.C12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72.66">
            <text:p>72,66</text:p>
          </table:table-cell>
          <table:table-cell table:formula="of:=[.C12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72.66">
            <text:p>72,66</text:p>
          </table:table-cell>
          <table:table-cell table:formula="of:=[.C12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73.62">
            <text:p>73,62</text:p>
          </table:table-cell>
          <table:table-cell table:formula="of:=[.C12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75.28">
            <text:p>75,28</text:p>
          </table:table-cell>
          <table:table-cell table:formula="of:=[.C12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75.73">
            <text:p>75,73</text:p>
          </table:table-cell>
          <table:table-cell table:formula="of:=[.C13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84.67">
            <text:p>84,67</text:p>
          </table:table-cell>
          <table:table-cell table:formula="of:=[.C13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76.68">
            <text:p>76,68</text:p>
          </table:table-cell>
          <table:table-cell table:formula="of:=[.C13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72.79">
            <text:p>72,79</text:p>
          </table:table-cell>
          <table:table-cell table:formula="of:=[.C13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72.05">
            <text:p>72,05</text:p>
          </table:table-cell>
          <table:table-cell table:formula="of:=[.C13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73.58">
            <text:p>73,58</text:p>
          </table:table-cell>
          <table:table-cell table:formula="of:=[.C13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73.46">
            <text:p>73,46</text:p>
          </table:table-cell>
          <table:table-cell table:formula="of:=[.C13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75.88">
            <text:p>75,88</text:p>
          </table:table-cell>
          <table:table-cell table:formula="of:=[.C13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76.08">
            <text:p>76,08</text:p>
          </table:table-cell>
          <table:table-cell table:formula="of:=[.C13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74.42">
            <text:p>74,42</text:p>
          </table:table-cell>
          <table:table-cell table:formula="of:=[.C13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74.02">
            <text:p>74,02</text:p>
          </table:table-cell>
          <table:table-cell table:formula="of:=[.C13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74.67">
            <text:p>74,67</text:p>
          </table:table-cell>
          <table:table-cell table:formula="of:=[.C13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79.7">
            <text:p>79,70</text:p>
          </table:table-cell>
          <table:table-cell table:formula="of:=[.C13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72.34">
            <text:p>72,34</text:p>
          </table:table-cell>
          <table:table-cell table:formula="of:=[.C13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73.94">
            <text:p>73,94</text:p>
          </table:table-cell>
          <table:table-cell table:formula="of:=[.C13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93.29">
            <text:p>93,29</text:p>
          </table:table-cell>
          <table:table-cell table:formula="of:=[.C13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73.45">
            <text:p>73,45</text:p>
          </table:table-cell>
          <table:table-cell table:formula="of:=[.C13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73.05">
            <text:p>73,05</text:p>
          </table:table-cell>
          <table:table-cell table:formula="of:=[.C13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264.36">
            <text:p>264,36</text:p>
          </table:table-cell>
          <table:table-cell table:formula="of:=[.C13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68.99">
            <text:p>68,99</text:p>
          </table:table-cell>
          <table:table-cell table:formula="of:=[.C13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84.66">
            <text:p>84,66</text:p>
          </table:table-cell>
          <table:table-cell table:formula="of:=[.C13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77.99">
            <text:p>77,99</text:p>
          </table:table-cell>
          <table:table-cell table:formula="of:=[.C13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73.52">
            <text:p>73,52</text:p>
          </table:table-cell>
          <table:table-cell table:formula="of:=[.C13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74.13">
            <text:p>74,13</text:p>
          </table:table-cell>
          <table:table-cell table:formula="of:=[.C13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71.89">
            <text:p>71,89</text:p>
          </table:table-cell>
          <table:table-cell table:formula="of:=[.C13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74.47">
            <text:p>74,47</text:p>
          </table:table-cell>
          <table:table-cell table:formula="of:=[.C13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74.79">
            <text:p>74,79</text:p>
          </table:table-cell>
          <table:table-cell table:formula="of:=[.C13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78.25">
            <text:p>78,25</text:p>
          </table:table-cell>
          <table:table-cell table:formula="of:=[.C13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78.4">
            <text:p>78,40</text:p>
          </table:table-cell>
          <table:table-cell table:formula="of:=[.C13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73.35">
            <text:p>73,35</text:p>
          </table:table-cell>
          <table:table-cell table:formula="of:=[.C13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73.69">
            <text:p>73,69</text:p>
          </table:table-cell>
          <table:table-cell table:formula="of:=[.C13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73.64">
            <text:p>73,64</text:p>
          </table:table-cell>
          <table:table-cell table:formula="of:=[.C13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74.4">
            <text:p>74,40</text:p>
          </table:table-cell>
          <table:table-cell table:formula="of:=[.C13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31">
            <text:p>1331</text:p>
          </table:table-cell>
          <table:table-cell office:value-type="float" office:value="74.28">
            <text:p>74,28</text:p>
          </table:table-cell>
          <table:table-cell table:formula="of:=[.C13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74.93">
            <text:p>74,93</text:p>
          </table:table-cell>
          <table:table-cell table:formula="of:=[.C13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33">
            <text:p>1333</text:p>
          </table:table-cell>
          <table:table-cell office:value-type="float" office:value="78.14">
            <text:p>78,14</text:p>
          </table:table-cell>
          <table:table-cell table:formula="of:=[.C13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73.54">
            <text:p>73,54</text:p>
          </table:table-cell>
          <table:table-cell table:formula="of:=[.C13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73.99">
            <text:p>73,99</text:p>
          </table:table-cell>
          <table:table-cell table:formula="of:=[.C13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36">
            <text:p>1336</text:p>
          </table:table-cell>
          <table:table-cell office:value-type="float" office:value="77.39">
            <text:p>77,39</text:p>
          </table:table-cell>
          <table:table-cell table:formula="of:=[.C13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37">
            <text:p>1337</text:p>
          </table:table-cell>
          <table:table-cell office:value-type="float" office:value="74.53">
            <text:p>74,53</text:p>
          </table:table-cell>
          <table:table-cell table:formula="of:=[.C13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72.66">
            <text:p>72,66</text:p>
          </table:table-cell>
          <table:table-cell table:formula="of:=[.C13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74.32">
            <text:p>74,32</text:p>
          </table:table-cell>
          <table:table-cell table:formula="of:=[.C13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74.39">
            <text:p>74,39</text:p>
          </table:table-cell>
          <table:table-cell table:formula="of:=[.C13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77.94">
            <text:p>77,94</text:p>
          </table:table-cell>
          <table:table-cell table:formula="of:=[.C13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42">
            <text:p>1342</text:p>
          </table:table-cell>
          <table:table-cell office:value-type="float" office:value="78.65">
            <text:p>78,65</text:p>
          </table:table-cell>
          <table:table-cell table:formula="of:=[.C13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43">
            <text:p>1343</text:p>
          </table:table-cell>
          <table:table-cell office:value-type="float" office:value="76.32">
            <text:p>76,32</text:p>
          </table:table-cell>
          <table:table-cell table:formula="of:=[.C13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73.96">
            <text:p>73,96</text:p>
          </table:table-cell>
          <table:table-cell table:formula="of:=[.C13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75.73">
            <text:p>75,73</text:p>
          </table:table-cell>
          <table:table-cell table:formula="of:=[.C13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46">
            <text:p>1346</text:p>
          </table:table-cell>
          <table:table-cell office:value-type="float" office:value="72.17">
            <text:p>72,17</text:p>
          </table:table-cell>
          <table:table-cell table:formula="of:=[.C13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47">
            <text:p>1347</text:p>
          </table:table-cell>
          <table:table-cell office:value-type="float" office:value="74.2">
            <text:p>74,20</text:p>
          </table:table-cell>
          <table:table-cell table:formula="of:=[.C13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48">
            <text:p>1348</text:p>
          </table:table-cell>
          <table:table-cell office:value-type="float" office:value="73.34">
            <text:p>73,34</text:p>
          </table:table-cell>
          <table:table-cell table:formula="of:=[.C13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49">
            <text:p>1349</text:p>
          </table:table-cell>
          <table:table-cell office:value-type="float" office:value="73.12">
            <text:p>73,12</text:p>
          </table:table-cell>
          <table:table-cell table:formula="of:=[.C13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72.95">
            <text:p>72,95</text:p>
          </table:table-cell>
          <table:table-cell table:formula="of:=[.C13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51">
            <text:p>1351</text:p>
          </table:table-cell>
          <table:table-cell office:value-type="float" office:value="75.4">
            <text:p>75,40</text:p>
          </table:table-cell>
          <table:table-cell table:formula="of:=[.C13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73.35">
            <text:p>73,35</text:p>
          </table:table-cell>
          <table:table-cell table:formula="of:=[.C13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53">
            <text:p>1353</text:p>
          </table:table-cell>
          <table:table-cell office:value-type="float" office:value="82.91">
            <text:p>82,91</text:p>
          </table:table-cell>
          <table:table-cell table:formula="of:=[.C13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78">
            <text:p>78,00</text:p>
          </table:table-cell>
          <table:table-cell table:formula="of:=[.C13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81.58">
            <text:p>81,58</text:p>
          </table:table-cell>
          <table:table-cell table:formula="of:=[.C13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56">
            <text:p>1356</text:p>
          </table:table-cell>
          <table:table-cell office:value-type="float" office:value="73.56">
            <text:p>73,56</text:p>
          </table:table-cell>
          <table:table-cell table:formula="of:=[.C13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57">
            <text:p>1357</text:p>
          </table:table-cell>
          <table:table-cell office:value-type="float" office:value="75.65">
            <text:p>75,65</text:p>
          </table:table-cell>
          <table:table-cell table:formula="of:=[.C13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72.54">
            <text:p>72,54</text:p>
          </table:table-cell>
          <table:table-cell table:formula="of:=[.C13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59">
            <text:p>1359</text:p>
          </table:table-cell>
          <table:table-cell office:value-type="float" office:value="78.31">
            <text:p>78,31</text:p>
          </table:table-cell>
          <table:table-cell table:formula="of:=[.C13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72.6">
            <text:p>72,60</text:p>
          </table:table-cell>
          <table:table-cell table:formula="of:=[.C13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72.44">
            <text:p>72,44</text:p>
          </table:table-cell>
          <table:table-cell table:formula="of:=[.C13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62">
            <text:p>1362</text:p>
          </table:table-cell>
          <table:table-cell office:value-type="float" office:value="72.85">
            <text:p>72,85</text:p>
          </table:table-cell>
          <table:table-cell table:formula="of:=[.C13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63">
            <text:p>1363</text:p>
          </table:table-cell>
          <table:table-cell office:value-type="float" office:value="76.15">
            <text:p>76,15</text:p>
          </table:table-cell>
          <table:table-cell table:formula="of:=[.C13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64">
            <text:p>1364</text:p>
          </table:table-cell>
          <table:table-cell office:value-type="float" office:value="78.73">
            <text:p>78,73</text:p>
          </table:table-cell>
          <table:table-cell table:formula="of:=[.C13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74.56">
            <text:p>74,56</text:p>
          </table:table-cell>
          <table:table-cell table:formula="of:=[.C13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66">
            <text:p>1366</text:p>
          </table:table-cell>
          <table:table-cell office:value-type="float" office:value="73.63">
            <text:p>73,63</text:p>
          </table:table-cell>
          <table:table-cell table:formula="of:=[.C13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67">
            <text:p>1367</text:p>
          </table:table-cell>
          <table:table-cell office:value-type="float" office:value="76.5">
            <text:p>76,50</text:p>
          </table:table-cell>
          <table:table-cell table:formula="of:=[.C13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68">
            <text:p>1368</text:p>
          </table:table-cell>
          <table:table-cell office:value-type="float" office:value="73.74">
            <text:p>73,74</text:p>
          </table:table-cell>
          <table:table-cell table:formula="of:=[.C13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69">
            <text:p>1369</text:p>
          </table:table-cell>
          <table:table-cell office:value-type="float" office:value="73.25">
            <text:p>73,25</text:p>
          </table:table-cell>
          <table:table-cell table:formula="of:=[.C13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82.63">
            <text:p>82,63</text:p>
          </table:table-cell>
          <table:table-cell table:formula="of:=[.C13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71">
            <text:p>1371</text:p>
          </table:table-cell>
          <table:table-cell office:value-type="float" office:value="72.95">
            <text:p>72,95</text:p>
          </table:table-cell>
          <table:table-cell table:formula="of:=[.C13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72">
            <text:p>1372</text:p>
          </table:table-cell>
          <table:table-cell office:value-type="float" office:value="72.83">
            <text:p>72,83</text:p>
          </table:table-cell>
          <table:table-cell table:formula="of:=[.C13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73">
            <text:p>1373</text:p>
          </table:table-cell>
          <table:table-cell office:value-type="float" office:value="72.36">
            <text:p>72,36</text:p>
          </table:table-cell>
          <table:table-cell table:formula="of:=[.C13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74">
            <text:p>1374</text:p>
          </table:table-cell>
          <table:table-cell office:value-type="float" office:value="75.01">
            <text:p>75,01</text:p>
          </table:table-cell>
          <table:table-cell table:formula="of:=[.C13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257.67">
            <text:p>257,67</text:p>
          </table:table-cell>
          <table:table-cell table:formula="of:=[.C13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76">
            <text:p>1376</text:p>
          </table:table-cell>
          <table:table-cell office:value-type="float" office:value="68.62">
            <text:p>68,62</text:p>
          </table:table-cell>
          <table:table-cell table:formula="of:=[.C13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77">
            <text:p>1377</text:p>
          </table:table-cell>
          <table:table-cell office:value-type="float" office:value="78.42">
            <text:p>78,42</text:p>
          </table:table-cell>
          <table:table-cell table:formula="of:=[.C13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78">
            <text:p>1378</text:p>
          </table:table-cell>
          <table:table-cell office:value-type="float" office:value="74.6">
            <text:p>74,60</text:p>
          </table:table-cell>
          <table:table-cell table:formula="of:=[.C13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79">
            <text:p>1379</text:p>
          </table:table-cell>
          <table:table-cell office:value-type="float" office:value="79.04">
            <text:p>79,04</text:p>
          </table:table-cell>
          <table:table-cell table:formula="of:=[.C13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73.06">
            <text:p>73,06</text:p>
          </table:table-cell>
          <table:table-cell table:formula="of:=[.C13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81">
            <text:p>1381</text:p>
          </table:table-cell>
          <table:table-cell office:value-type="float" office:value="74.02">
            <text:p>74,02</text:p>
          </table:table-cell>
          <table:table-cell table:formula="of:=[.C13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82">
            <text:p>1382</text:p>
          </table:table-cell>
          <table:table-cell office:value-type="float" office:value="77.76">
            <text:p>77,76</text:p>
          </table:table-cell>
          <table:table-cell table:formula="of:=[.C13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83">
            <text:p>1383</text:p>
          </table:table-cell>
          <table:table-cell office:value-type="float" office:value="75.99">
            <text:p>75,99</text:p>
          </table:table-cell>
          <table:table-cell table:formula="of:=[.C13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84">
            <text:p>1384</text:p>
          </table:table-cell>
          <table:table-cell office:value-type="float" office:value="76.85">
            <text:p>76,85</text:p>
          </table:table-cell>
          <table:table-cell table:formula="of:=[.C13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79.07">
            <text:p>79,07</text:p>
          </table:table-cell>
          <table:table-cell table:formula="of:=[.C13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86">
            <text:p>1386</text:p>
          </table:table-cell>
          <table:table-cell office:value-type="float" office:value="93.14">
            <text:p>93,14</text:p>
          </table:table-cell>
          <table:table-cell table:formula="of:=[.C13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87">
            <text:p>1387</text:p>
          </table:table-cell>
          <table:table-cell office:value-type="float" office:value="91.61">
            <text:p>91,61</text:p>
          </table:table-cell>
          <table:table-cell table:formula="of:=[.C13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88">
            <text:p>1388</text:p>
          </table:table-cell>
          <table:table-cell office:value-type="float" office:value="102.84">
            <text:p>102,84</text:p>
          </table:table-cell>
          <table:table-cell table:formula="of:=[.C13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89">
            <text:p>1389</text:p>
          </table:table-cell>
          <table:table-cell office:value-type="float" office:value="84.23">
            <text:p>84,23</text:p>
          </table:table-cell>
          <table:table-cell table:formula="of:=[.C13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90.55">
            <text:p>90,55</text:p>
          </table:table-cell>
          <table:table-cell table:formula="of:=[.C13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91">
            <text:p>1391</text:p>
          </table:table-cell>
          <table:table-cell office:value-type="float" office:value="71.67">
            <text:p>71,67</text:p>
          </table:table-cell>
          <table:table-cell table:formula="of:=[.C13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92">
            <text:p>1392</text:p>
          </table:table-cell>
          <table:table-cell office:value-type="float" office:value="74.07">
            <text:p>74,07</text:p>
          </table:table-cell>
          <table:table-cell table:formula="of:=[.C13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93">
            <text:p>1393</text:p>
          </table:table-cell>
          <table:table-cell office:value-type="float" office:value="72.99">
            <text:p>72,99</text:p>
          </table:table-cell>
          <table:table-cell table:formula="of:=[.C13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94">
            <text:p>1394</text:p>
          </table:table-cell>
          <table:table-cell office:value-type="float" office:value="76.86">
            <text:p>76,86</text:p>
          </table:table-cell>
          <table:table-cell table:formula="of:=[.C13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83.81">
            <text:p>83,81</text:p>
          </table:table-cell>
          <table:table-cell table:formula="of:=[.C13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96">
            <text:p>1396</text:p>
          </table:table-cell>
          <table:table-cell office:value-type="float" office:value="73.89">
            <text:p>73,89</text:p>
          </table:table-cell>
          <table:table-cell table:formula="of:=[.C13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97">
            <text:p>1397</text:p>
          </table:table-cell>
          <table:table-cell office:value-type="float" office:value="72.96">
            <text:p>72,96</text:p>
          </table:table-cell>
          <table:table-cell table:formula="of:=[.C13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98">
            <text:p>1398</text:p>
          </table:table-cell>
          <table:table-cell office:value-type="float" office:value="73.04">
            <text:p>73,04</text:p>
          </table:table-cell>
          <table:table-cell table:formula="of:=[.C14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399">
            <text:p>1399</text:p>
          </table:table-cell>
          <table:table-cell office:value-type="float" office:value="77.43">
            <text:p>77,43</text:p>
          </table:table-cell>
          <table:table-cell table:formula="of:=[.C14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73.69">
            <text:p>73,69</text:p>
          </table:table-cell>
          <table:table-cell table:formula="of:=[.C14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01">
            <text:p>1401</text:p>
          </table:table-cell>
          <table:table-cell office:value-type="float" office:value="72.63">
            <text:p>72,63</text:p>
          </table:table-cell>
          <table:table-cell table:formula="of:=[.C14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02">
            <text:p>1402</text:p>
          </table:table-cell>
          <table:table-cell office:value-type="float" office:value="72.89">
            <text:p>72,89</text:p>
          </table:table-cell>
          <table:table-cell table:formula="of:=[.C14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03">
            <text:p>1403</text:p>
          </table:table-cell>
          <table:table-cell office:value-type="float" office:value="75.29">
            <text:p>75,29</text:p>
          </table:table-cell>
          <table:table-cell table:formula="of:=[.C14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04">
            <text:p>1404</text:p>
          </table:table-cell>
          <table:table-cell office:value-type="float" office:value="74.87">
            <text:p>74,87</text:p>
          </table:table-cell>
          <table:table-cell table:formula="of:=[.C14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77.88">
            <text:p>77,88</text:p>
          </table:table-cell>
          <table:table-cell table:formula="of:=[.C14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06">
            <text:p>1406</text:p>
          </table:table-cell>
          <table:table-cell office:value-type="float" office:value="74.19">
            <text:p>74,19</text:p>
          </table:table-cell>
          <table:table-cell table:formula="of:=[.C14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07">
            <text:p>1407</text:p>
          </table:table-cell>
          <table:table-cell office:value-type="float" office:value="74.6">
            <text:p>74,60</text:p>
          </table:table-cell>
          <table:table-cell table:formula="of:=[.C14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75.58">
            <text:p>75,58</text:p>
          </table:table-cell>
          <table:table-cell table:formula="of:=[.C14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09">
            <text:p>1409</text:p>
          </table:table-cell>
          <table:table-cell office:value-type="float" office:value="76.05">
            <text:p>76,05</text:p>
          </table:table-cell>
          <table:table-cell table:formula="of:=[.C14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76.14">
            <text:p>76,14</text:p>
          </table:table-cell>
          <table:table-cell table:formula="of:=[.C14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11">
            <text:p>1411</text:p>
          </table:table-cell>
          <table:table-cell office:value-type="float" office:value="72.16">
            <text:p>72,16</text:p>
          </table:table-cell>
          <table:table-cell table:formula="of:=[.C14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12">
            <text:p>1412</text:p>
          </table:table-cell>
          <table:table-cell office:value-type="float" office:value="75.49">
            <text:p>75,49</text:p>
          </table:table-cell>
          <table:table-cell table:formula="of:=[.C14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13">
            <text:p>1413</text:p>
          </table:table-cell>
          <table:table-cell office:value-type="float" office:value="71.97">
            <text:p>71,97</text:p>
          </table:table-cell>
          <table:table-cell table:formula="of:=[.C14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14">
            <text:p>1414</text:p>
          </table:table-cell>
          <table:table-cell office:value-type="float" office:value="73.63">
            <text:p>73,63</text:p>
          </table:table-cell>
          <table:table-cell table:formula="of:=[.C14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74.31">
            <text:p>74,31</text:p>
          </table:table-cell>
          <table:table-cell table:formula="of:=[.C14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16">
            <text:p>1416</text:p>
          </table:table-cell>
          <table:table-cell office:value-type="float" office:value="79.85">
            <text:p>79,85</text:p>
          </table:table-cell>
          <table:table-cell table:formula="of:=[.C14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73.04">
            <text:p>73,04</text:p>
          </table:table-cell>
          <table:table-cell table:formula="of:=[.C14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18">
            <text:p>1418</text:p>
          </table:table-cell>
          <table:table-cell office:value-type="float" office:value="74.22">
            <text:p>74,22</text:p>
          </table:table-cell>
          <table:table-cell table:formula="of:=[.C14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19">
            <text:p>1419</text:p>
          </table:table-cell>
          <table:table-cell office:value-type="float" office:value="74.8">
            <text:p>74,80</text:p>
          </table:table-cell>
          <table:table-cell table:formula="of:=[.C14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73.01">
            <text:p>73,01</text:p>
          </table:table-cell>
          <table:table-cell table:formula="of:=[.C14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21">
            <text:p>1421</text:p>
          </table:table-cell>
          <table:table-cell office:value-type="float" office:value="75.43">
            <text:p>75,43</text:p>
          </table:table-cell>
          <table:table-cell table:formula="of:=[.C14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22">
            <text:p>1422</text:p>
          </table:table-cell>
          <table:table-cell office:value-type="float" office:value="79.49">
            <text:p>79,49</text:p>
          </table:table-cell>
          <table:table-cell table:formula="of:=[.C14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23">
            <text:p>1423</text:p>
          </table:table-cell>
          <table:table-cell office:value-type="float" office:value="75.13">
            <text:p>75,13</text:p>
          </table:table-cell>
          <table:table-cell table:formula="of:=[.C14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24">
            <text:p>1424</text:p>
          </table:table-cell>
          <table:table-cell office:value-type="float" office:value="74.69">
            <text:p>74,69</text:p>
          </table:table-cell>
          <table:table-cell table:formula="of:=[.C14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74.64">
            <text:p>74,64</text:p>
          </table:table-cell>
          <table:table-cell table:formula="of:=[.C14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26">
            <text:p>1426</text:p>
          </table:table-cell>
          <table:table-cell office:value-type="float" office:value="72.3">
            <text:p>72,30</text:p>
          </table:table-cell>
          <table:table-cell table:formula="of:=[.C14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27">
            <text:p>1427</text:p>
          </table:table-cell>
          <table:table-cell office:value-type="float" office:value="76.95">
            <text:p>76,95</text:p>
          </table:table-cell>
          <table:table-cell table:formula="of:=[.C14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28">
            <text:p>1428</text:p>
          </table:table-cell>
          <table:table-cell office:value-type="float" office:value="72.69">
            <text:p>72,69</text:p>
          </table:table-cell>
          <table:table-cell table:formula="of:=[.C14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29">
            <text:p>1429</text:p>
          </table:table-cell>
          <table:table-cell office:value-type="float" office:value="73.03">
            <text:p>73,03</text:p>
          </table:table-cell>
          <table:table-cell table:formula="of:=[.C14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78.23">
            <text:p>78,23</text:p>
          </table:table-cell>
          <table:table-cell table:formula="of:=[.C14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31">
            <text:p>1431</text:p>
          </table:table-cell>
          <table:table-cell office:value-type="float" office:value="76.01">
            <text:p>76,01</text:p>
          </table:table-cell>
          <table:table-cell table:formula="of:=[.C14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32">
            <text:p>1432</text:p>
          </table:table-cell>
          <table:table-cell office:value-type="float" office:value="73.6">
            <text:p>73,60</text:p>
          </table:table-cell>
          <table:table-cell table:formula="of:=[.C14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33">
            <text:p>1433</text:p>
          </table:table-cell>
          <table:table-cell office:value-type="float" office:value="80.3">
            <text:p>80,30</text:p>
          </table:table-cell>
          <table:table-cell table:formula="of:=[.C14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34">
            <text:p>1434</text:p>
          </table:table-cell>
          <table:table-cell office:value-type="float" office:value="254.51">
            <text:p>254,51</text:p>
          </table:table-cell>
          <table:table-cell table:formula="of:=[.C14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69.43">
            <text:p>69,43</text:p>
          </table:table-cell>
          <table:table-cell table:formula="of:=[.C14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36">
            <text:p>1436</text:p>
          </table:table-cell>
          <table:table-cell office:value-type="float" office:value="80.84">
            <text:p>80,84</text:p>
          </table:table-cell>
          <table:table-cell table:formula="of:=[.C14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37">
            <text:p>1437</text:p>
          </table:table-cell>
          <table:table-cell office:value-type="float" office:value="76.99">
            <text:p>76,99</text:p>
          </table:table-cell>
          <table:table-cell table:formula="of:=[.C14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38">
            <text:p>1438</text:p>
          </table:table-cell>
          <table:table-cell office:value-type="float" office:value="74.39">
            <text:p>74,39</text:p>
          </table:table-cell>
          <table:table-cell table:formula="of:=[.C14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39">
            <text:p>1439</text:p>
          </table:table-cell>
          <table:table-cell office:value-type="float" office:value="72.42">
            <text:p>72,42</text:p>
          </table:table-cell>
          <table:table-cell table:formula="of:=[.C14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73.65">
            <text:p>73,65</text:p>
          </table:table-cell>
          <table:table-cell table:formula="of:=[.C14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41">
            <text:p>1441</text:p>
          </table:table-cell>
          <table:table-cell office:value-type="float" office:value="75.74">
            <text:p>75,74</text:p>
          </table:table-cell>
          <table:table-cell table:formula="of:=[.C14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42">
            <text:p>1442</text:p>
          </table:table-cell>
          <table:table-cell office:value-type="float" office:value="79.4">
            <text:p>79,40</text:p>
          </table:table-cell>
          <table:table-cell table:formula="of:=[.C14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43">
            <text:p>1443</text:p>
          </table:table-cell>
          <table:table-cell office:value-type="float" office:value="75.91">
            <text:p>75,91</text:p>
          </table:table-cell>
          <table:table-cell table:formula="of:=[.C14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44">
            <text:p>1444</text:p>
          </table:table-cell>
          <table:table-cell office:value-type="float" office:value="74.48">
            <text:p>74,48</text:p>
          </table:table-cell>
          <table:table-cell table:formula="of:=[.C14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73.08">
            <text:p>73,08</text:p>
          </table:table-cell>
          <table:table-cell table:formula="of:=[.C14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46">
            <text:p>1446</text:p>
          </table:table-cell>
          <table:table-cell office:value-type="float" office:value="74.62">
            <text:p>74,62</text:p>
          </table:table-cell>
          <table:table-cell table:formula="of:=[.C14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47">
            <text:p>1447</text:p>
          </table:table-cell>
          <table:table-cell office:value-type="float" office:value="72.59">
            <text:p>72,59</text:p>
          </table:table-cell>
          <table:table-cell table:formula="of:=[.C14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48">
            <text:p>1448</text:p>
          </table:table-cell>
          <table:table-cell office:value-type="float" office:value="79.68">
            <text:p>79,68</text:p>
          </table:table-cell>
          <table:table-cell table:formula="of:=[.C14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49">
            <text:p>1449</text:p>
          </table:table-cell>
          <table:table-cell office:value-type="float" office:value="72.81">
            <text:p>72,81</text:p>
          </table:table-cell>
          <table:table-cell table:formula="of:=[.C14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73.8">
            <text:p>73,80</text:p>
          </table:table-cell>
          <table:table-cell table:formula="of:=[.C14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51">
            <text:p>1451</text:p>
          </table:table-cell>
          <table:table-cell office:value-type="float" office:value="74.95">
            <text:p>74,95</text:p>
          </table:table-cell>
          <table:table-cell table:formula="of:=[.C14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52">
            <text:p>1452</text:p>
          </table:table-cell>
          <table:table-cell office:value-type="float" office:value="72.45">
            <text:p>72,45</text:p>
          </table:table-cell>
          <table:table-cell table:formula="of:=[.C14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53">
            <text:p>1453</text:p>
          </table:table-cell>
          <table:table-cell office:value-type="float" office:value="74.06">
            <text:p>74,06</text:p>
          </table:table-cell>
          <table:table-cell table:formula="of:=[.C14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54">
            <text:p>1454</text:p>
          </table:table-cell>
          <table:table-cell office:value-type="float" office:value="72.78">
            <text:p>72,78</text:p>
          </table:table-cell>
          <table:table-cell table:formula="of:=[.C14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72.65">
            <text:p>72,65</text:p>
          </table:table-cell>
          <table:table-cell table:formula="of:=[.C14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56">
            <text:p>1456</text:p>
          </table:table-cell>
          <table:table-cell office:value-type="float" office:value="76.18">
            <text:p>76,18</text:p>
          </table:table-cell>
          <table:table-cell table:formula="of:=[.C14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57">
            <text:p>1457</text:p>
          </table:table-cell>
          <table:table-cell office:value-type="float" office:value="73.62">
            <text:p>73,62</text:p>
          </table:table-cell>
          <table:table-cell table:formula="of:=[.C14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58">
            <text:p>1458</text:p>
          </table:table-cell>
          <table:table-cell office:value-type="float" office:value="75.76">
            <text:p>75,76</text:p>
          </table:table-cell>
          <table:table-cell table:formula="of:=[.C14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59">
            <text:p>1459</text:p>
          </table:table-cell>
          <table:table-cell office:value-type="float" office:value="78.72">
            <text:p>78,72</text:p>
          </table:table-cell>
          <table:table-cell table:formula="of:=[.C14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73.8">
            <text:p>73,80</text:p>
          </table:table-cell>
          <table:table-cell table:formula="of:=[.C14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61">
            <text:p>1461</text:p>
          </table:table-cell>
          <table:table-cell office:value-type="float" office:value="71.79">
            <text:p>71,79</text:p>
          </table:table-cell>
          <table:table-cell table:formula="of:=[.C14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62">
            <text:p>1462</text:p>
          </table:table-cell>
          <table:table-cell office:value-type="float" office:value="76.26">
            <text:p>76,26</text:p>
          </table:table-cell>
          <table:table-cell table:formula="of:=[.C14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63">
            <text:p>1463</text:p>
          </table:table-cell>
          <table:table-cell office:value-type="float" office:value="74.08">
            <text:p>74,08</text:p>
          </table:table-cell>
          <table:table-cell table:formula="of:=[.C14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64">
            <text:p>1464</text:p>
          </table:table-cell>
          <table:table-cell office:value-type="float" office:value="74.39">
            <text:p>74,39</text:p>
          </table:table-cell>
          <table:table-cell table:formula="of:=[.C14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65">
            <text:p>1465</text:p>
          </table:table-cell>
          <table:table-cell office:value-type="float" office:value="79.32">
            <text:p>79,32</text:p>
          </table:table-cell>
          <table:table-cell table:formula="of:=[.C14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66">
            <text:p>1466</text:p>
          </table:table-cell>
          <table:table-cell office:value-type="float" office:value="74.28">
            <text:p>74,28</text:p>
          </table:table-cell>
          <table:table-cell table:formula="of:=[.C14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67">
            <text:p>1467</text:p>
          </table:table-cell>
          <table:table-cell office:value-type="float" office:value="75.04">
            <text:p>75,04</text:p>
          </table:table-cell>
          <table:table-cell table:formula="of:=[.C14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68">
            <text:p>1468</text:p>
          </table:table-cell>
          <table:table-cell office:value-type="float" office:value="76.58">
            <text:p>76,58</text:p>
          </table:table-cell>
          <table:table-cell table:formula="of:=[.C14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69">
            <text:p>1469</text:p>
          </table:table-cell>
          <table:table-cell office:value-type="float" office:value="76.31">
            <text:p>76,31</text:p>
          </table:table-cell>
          <table:table-cell table:formula="of:=[.C14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93.97">
            <text:p>93,97</text:p>
          </table:table-cell>
          <table:table-cell table:formula="of:=[.C14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71">
            <text:p>1471</text:p>
          </table:table-cell>
          <table:table-cell office:value-type="float" office:value="74.13">
            <text:p>74,13</text:p>
          </table:table-cell>
          <table:table-cell table:formula="of:=[.C14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73.44">
            <text:p>73,44</text:p>
          </table:table-cell>
          <table:table-cell table:formula="of:=[.C14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73">
            <text:p>1473</text:p>
          </table:table-cell>
          <table:table-cell office:value-type="float" office:value="75.12">
            <text:p>75,12</text:p>
          </table:table-cell>
          <table:table-cell table:formula="of:=[.C14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74">
            <text:p>1474</text:p>
          </table:table-cell>
          <table:table-cell office:value-type="float" office:value="71.52">
            <text:p>71,52</text:p>
          </table:table-cell>
          <table:table-cell table:formula="of:=[.C14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74.53">
            <text:p>74,53</text:p>
          </table:table-cell>
          <table:table-cell table:formula="of:=[.C14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76">
            <text:p>1476</text:p>
          </table:table-cell>
          <table:table-cell office:value-type="float" office:value="79.88">
            <text:p>79,88</text:p>
          </table:table-cell>
          <table:table-cell table:formula="of:=[.C14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77">
            <text:p>1477</text:p>
          </table:table-cell>
          <table:table-cell office:value-type="float" office:value="75.23">
            <text:p>75,23</text:p>
          </table:table-cell>
          <table:table-cell table:formula="of:=[.C14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78">
            <text:p>1478</text:p>
          </table:table-cell>
          <table:table-cell office:value-type="float" office:value="77.07">
            <text:p>77,07</text:p>
          </table:table-cell>
          <table:table-cell table:formula="of:=[.C14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79">
            <text:p>1479</text:p>
          </table:table-cell>
          <table:table-cell office:value-type="float" office:value="102.84">
            <text:p>102,84</text:p>
          </table:table-cell>
          <table:table-cell table:formula="of:=[.C14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81.97">
            <text:p>81,97</text:p>
          </table:table-cell>
          <table:table-cell table:formula="of:=[.C14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81">
            <text:p>1481</text:p>
          </table:table-cell>
          <table:table-cell office:value-type="float" office:value="81.33">
            <text:p>81,33</text:p>
          </table:table-cell>
          <table:table-cell table:formula="of:=[.C14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82">
            <text:p>1482</text:p>
          </table:table-cell>
          <table:table-cell office:value-type="float" office:value="73.23">
            <text:p>73,23</text:p>
          </table:table-cell>
          <table:table-cell table:formula="of:=[.C14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83">
            <text:p>1483</text:p>
          </table:table-cell>
          <table:table-cell office:value-type="float" office:value="76.92">
            <text:p>76,92</text:p>
          </table:table-cell>
          <table:table-cell table:formula="of:=[.C14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84">
            <text:p>1484</text:p>
          </table:table-cell>
          <table:table-cell office:value-type="float" office:value="75.45">
            <text:p>75,45</text:p>
          </table:table-cell>
          <table:table-cell table:formula="of:=[.C14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85">
            <text:p>1485</text:p>
          </table:table-cell>
          <table:table-cell office:value-type="float" office:value="75.4">
            <text:p>75,40</text:p>
          </table:table-cell>
          <table:table-cell table:formula="of:=[.C14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86">
            <text:p>1486</text:p>
          </table:table-cell>
          <table:table-cell office:value-type="float" office:value="74.14">
            <text:p>74,14</text:p>
          </table:table-cell>
          <table:table-cell table:formula="of:=[.C14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87">
            <text:p>1487</text:p>
          </table:table-cell>
          <table:table-cell office:value-type="float" office:value="77.32">
            <text:p>77,32</text:p>
          </table:table-cell>
          <table:table-cell table:formula="of:=[.C14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88">
            <text:p>1488</text:p>
          </table:table-cell>
          <table:table-cell office:value-type="float" office:value="73.2">
            <text:p>73,20</text:p>
          </table:table-cell>
          <table:table-cell table:formula="of:=[.C14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89">
            <text:p>1489</text:p>
          </table:table-cell>
          <table:table-cell office:value-type="float" office:value="74.54">
            <text:p>74,54</text:p>
          </table:table-cell>
          <table:table-cell table:formula="of:=[.C14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72.92">
            <text:p>72,92</text:p>
          </table:table-cell>
          <table:table-cell table:formula="of:=[.C14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91">
            <text:p>1491</text:p>
          </table:table-cell>
          <table:table-cell office:value-type="float" office:value="73.57">
            <text:p>73,57</text:p>
          </table:table-cell>
          <table:table-cell table:formula="of:=[.C14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92">
            <text:p>1492</text:p>
          </table:table-cell>
          <table:table-cell office:value-type="float" office:value="79.27">
            <text:p>79,27</text:p>
          </table:table-cell>
          <table:table-cell table:formula="of:=[.C14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93">
            <text:p>1493</text:p>
          </table:table-cell>
          <table:table-cell office:value-type="float" office:value="256.18">
            <text:p>256,18</text:p>
          </table:table-cell>
          <table:table-cell table:formula="of:=[.C14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94">
            <text:p>1494</text:p>
          </table:table-cell>
          <table:table-cell office:value-type="float" office:value="69.52">
            <text:p>69,52</text:p>
          </table:table-cell>
          <table:table-cell table:formula="of:=[.C14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73.93">
            <text:p>73,93</text:p>
          </table:table-cell>
          <table:table-cell table:formula="of:=[.C14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96">
            <text:p>1496</text:p>
          </table:table-cell>
          <table:table-cell office:value-type="float" office:value="79.08">
            <text:p>79,08</text:p>
          </table:table-cell>
          <table:table-cell table:formula="of:=[.C14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97">
            <text:p>1497</text:p>
          </table:table-cell>
          <table:table-cell office:value-type="float" office:value="73.71">
            <text:p>73,71</text:p>
          </table:table-cell>
          <table:table-cell table:formula="of:=[.C14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98">
            <text:p>1498</text:p>
          </table:table-cell>
          <table:table-cell office:value-type="float" office:value="74.28">
            <text:p>74,28</text:p>
          </table:table-cell>
          <table:table-cell table:formula="of:=[.C15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499">
            <text:p>1499</text:p>
          </table:table-cell>
          <table:table-cell office:value-type="float" office:value="76.68">
            <text:p>76,68</text:p>
          </table:table-cell>
          <table:table-cell table:formula="of:=[.C15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77.93">
            <text:p>77,93</text:p>
          </table:table-cell>
          <table:table-cell table:formula="of:=[.C15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01">
            <text:p>1501</text:p>
          </table:table-cell>
          <table:table-cell office:value-type="float" office:value="74.42">
            <text:p>74,42</text:p>
          </table:table-cell>
          <table:table-cell table:formula="of:=[.C15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02">
            <text:p>1502</text:p>
          </table:table-cell>
          <table:table-cell office:value-type="float" office:value="76.31">
            <text:p>76,31</text:p>
          </table:table-cell>
          <table:table-cell table:formula="of:=[.C15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03">
            <text:p>1503</text:p>
          </table:table-cell>
          <table:table-cell office:value-type="float" office:value="73.46">
            <text:p>73,46</text:p>
          </table:table-cell>
          <table:table-cell table:formula="of:=[.C15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04">
            <text:p>1504</text:p>
          </table:table-cell>
          <table:table-cell office:value-type="float" office:value="73.49">
            <text:p>73,49</text:p>
          </table:table-cell>
          <table:table-cell table:formula="of:=[.C15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05">
            <text:p>1505</text:p>
          </table:table-cell>
          <table:table-cell office:value-type="float" office:value="72.41">
            <text:p>72,41</text:p>
          </table:table-cell>
          <table:table-cell table:formula="of:=[.C15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06">
            <text:p>1506</text:p>
          </table:table-cell>
          <table:table-cell office:value-type="float" office:value="72.84">
            <text:p>72,84</text:p>
          </table:table-cell>
          <table:table-cell table:formula="of:=[.C15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07">
            <text:p>1507</text:p>
          </table:table-cell>
          <table:table-cell office:value-type="float" office:value="79.28">
            <text:p>79,28</text:p>
          </table:table-cell>
          <table:table-cell table:formula="of:=[.C15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08">
            <text:p>1508</text:p>
          </table:table-cell>
          <table:table-cell office:value-type="float" office:value="74.37">
            <text:p>74,37</text:p>
          </table:table-cell>
          <table:table-cell table:formula="of:=[.C15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09">
            <text:p>1509</text:p>
          </table:table-cell>
          <table:table-cell office:value-type="float" office:value="73.43">
            <text:p>73,43</text:p>
          </table:table-cell>
          <table:table-cell table:formula="of:=[.C15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75.91">
            <text:p>75,91</text:p>
          </table:table-cell>
          <table:table-cell table:formula="of:=[.C15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11">
            <text:p>1511</text:p>
          </table:table-cell>
          <table:table-cell office:value-type="float" office:value="74.9">
            <text:p>74,90</text:p>
          </table:table-cell>
          <table:table-cell table:formula="of:=[.C15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12">
            <text:p>1512</text:p>
          </table:table-cell>
          <table:table-cell office:value-type="float" office:value="73.21">
            <text:p>73,21</text:p>
          </table:table-cell>
          <table:table-cell table:formula="of:=[.C15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13">
            <text:p>1513</text:p>
          </table:table-cell>
          <table:table-cell office:value-type="float" office:value="78.9">
            <text:p>78,90</text:p>
          </table:table-cell>
          <table:table-cell table:formula="of:=[.C15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14">
            <text:p>1514</text:p>
          </table:table-cell>
          <table:table-cell office:value-type="float" office:value="79.74">
            <text:p>79,74</text:p>
          </table:table-cell>
          <table:table-cell table:formula="of:=[.C15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15">
            <text:p>1515</text:p>
          </table:table-cell>
          <table:table-cell office:value-type="float" office:value="72.78">
            <text:p>72,78</text:p>
          </table:table-cell>
          <table:table-cell table:formula="of:=[.C15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16">
            <text:p>1516</text:p>
          </table:table-cell>
          <table:table-cell office:value-type="float" office:value="72.83">
            <text:p>72,83</text:p>
          </table:table-cell>
          <table:table-cell table:formula="of:=[.C15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17">
            <text:p>1517</text:p>
          </table:table-cell>
          <table:table-cell office:value-type="float" office:value="72.12">
            <text:p>72,12</text:p>
          </table:table-cell>
          <table:table-cell table:formula="of:=[.C15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18">
            <text:p>1518</text:p>
          </table:table-cell>
          <table:table-cell office:value-type="float" office:value="73.81">
            <text:p>73,81</text:p>
          </table:table-cell>
          <table:table-cell table:formula="of:=[.C15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19">
            <text:p>1519</text:p>
          </table:table-cell>
          <table:table-cell office:value-type="float" office:value="73.41">
            <text:p>73,41</text:p>
          </table:table-cell>
          <table:table-cell table:formula="of:=[.C15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74.71">
            <text:p>74,71</text:p>
          </table:table-cell>
          <table:table-cell table:formula="of:=[.C15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21">
            <text:p>1521</text:p>
          </table:table-cell>
          <table:table-cell office:value-type="float" office:value="72.79">
            <text:p>72,79</text:p>
          </table:table-cell>
          <table:table-cell table:formula="of:=[.C15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22">
            <text:p>1522</text:p>
          </table:table-cell>
          <table:table-cell office:value-type="float" office:value="75.09">
            <text:p>75,09</text:p>
          </table:table-cell>
          <table:table-cell table:formula="of:=[.C15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23">
            <text:p>1523</text:p>
          </table:table-cell>
          <table:table-cell office:value-type="float" office:value="76.61">
            <text:p>76,61</text:p>
          </table:table-cell>
          <table:table-cell table:formula="of:=[.C15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24">
            <text:p>1524</text:p>
          </table:table-cell>
          <table:table-cell office:value-type="float" office:value="77.63">
            <text:p>77,63</text:p>
          </table:table-cell>
          <table:table-cell table:formula="of:=[.C15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25">
            <text:p>1525</text:p>
          </table:table-cell>
          <table:table-cell office:value-type="float" office:value="73.25">
            <text:p>73,25</text:p>
          </table:table-cell>
          <table:table-cell table:formula="of:=[.C15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26">
            <text:p>1526</text:p>
          </table:table-cell>
          <table:table-cell office:value-type="float" office:value="75.42">
            <text:p>75,42</text:p>
          </table:table-cell>
          <table:table-cell table:formula="of:=[.C15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27">
            <text:p>1527</text:p>
          </table:table-cell>
          <table:table-cell office:value-type="float" office:value="75.37">
            <text:p>75,37</text:p>
          </table:table-cell>
          <table:table-cell table:formula="of:=[.C15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28">
            <text:p>1528</text:p>
          </table:table-cell>
          <table:table-cell office:value-type="float" office:value="73.75">
            <text:p>73,75</text:p>
          </table:table-cell>
          <table:table-cell table:formula="of:=[.C15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29">
            <text:p>1529</text:p>
          </table:table-cell>
          <table:table-cell office:value-type="float" office:value="73.89">
            <text:p>73,89</text:p>
          </table:table-cell>
          <table:table-cell table:formula="of:=[.C15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77.8">
            <text:p>77,80</text:p>
          </table:table-cell>
          <table:table-cell table:formula="of:=[.C15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31">
            <text:p>1531</text:p>
          </table:table-cell>
          <table:table-cell office:value-type="float" office:value="98.02">
            <text:p>98,02</text:p>
          </table:table-cell>
          <table:table-cell table:formula="of:=[.C15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32">
            <text:p>1532</text:p>
          </table:table-cell>
          <table:table-cell office:value-type="float" office:value="83.49">
            <text:p>83,49</text:p>
          </table:table-cell>
          <table:table-cell table:formula="of:=[.C15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33">
            <text:p>1533</text:p>
          </table:table-cell>
          <table:table-cell office:value-type="float" office:value="73.72">
            <text:p>73,72</text:p>
          </table:table-cell>
          <table:table-cell table:formula="of:=[.C15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34">
            <text:p>1534</text:p>
          </table:table-cell>
          <table:table-cell office:value-type="float" office:value="74.18">
            <text:p>74,18</text:p>
          </table:table-cell>
          <table:table-cell table:formula="of:=[.C15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35">
            <text:p>1535</text:p>
          </table:table-cell>
          <table:table-cell office:value-type="float" office:value="77.23">
            <text:p>77,23</text:p>
          </table:table-cell>
          <table:table-cell table:formula="of:=[.C15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81.18">
            <text:p>81,18</text:p>
          </table:table-cell>
          <table:table-cell table:formula="of:=[.C15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37">
            <text:p>1537</text:p>
          </table:table-cell>
          <table:table-cell office:value-type="float" office:value="73.02">
            <text:p>73,02</text:p>
          </table:table-cell>
          <table:table-cell table:formula="of:=[.C15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38">
            <text:p>1538</text:p>
          </table:table-cell>
          <table:table-cell office:value-type="float" office:value="74.2">
            <text:p>74,20</text:p>
          </table:table-cell>
          <table:table-cell table:formula="of:=[.C15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39">
            <text:p>1539</text:p>
          </table:table-cell>
          <table:table-cell office:value-type="float" office:value="75.02">
            <text:p>75,02</text:p>
          </table:table-cell>
          <table:table-cell table:formula="of:=[.C15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74.69">
            <text:p>74,69</text:p>
          </table:table-cell>
          <table:table-cell table:formula="of:=[.C15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41">
            <text:p>1541</text:p>
          </table:table-cell>
          <table:table-cell office:value-type="float" office:value="73.7">
            <text:p>73,70</text:p>
          </table:table-cell>
          <table:table-cell table:formula="of:=[.C15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42">
            <text:p>1542</text:p>
          </table:table-cell>
          <table:table-cell office:value-type="float" office:value="74.75">
            <text:p>74,75</text:p>
          </table:table-cell>
          <table:table-cell table:formula="of:=[.C15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43">
            <text:p>1543</text:p>
          </table:table-cell>
          <table:table-cell office:value-type="float" office:value="81.26">
            <text:p>81,26</text:p>
          </table:table-cell>
          <table:table-cell table:formula="of:=[.C15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44">
            <text:p>1544</text:p>
          </table:table-cell>
          <table:table-cell office:value-type="float" office:value="77.45">
            <text:p>77,45</text:p>
          </table:table-cell>
          <table:table-cell table:formula="of:=[.C15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45">
            <text:p>1545</text:p>
          </table:table-cell>
          <table:table-cell office:value-type="float" office:value="72.48">
            <text:p>72,48</text:p>
          </table:table-cell>
          <table:table-cell table:formula="of:=[.C15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46">
            <text:p>1546</text:p>
          </table:table-cell>
          <table:table-cell office:value-type="float" office:value="79.08">
            <text:p>79,08</text:p>
          </table:table-cell>
          <table:table-cell table:formula="of:=[.C15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47">
            <text:p>1547</text:p>
          </table:table-cell>
          <table:table-cell office:value-type="float" office:value="73.09">
            <text:p>73,09</text:p>
          </table:table-cell>
          <table:table-cell table:formula="of:=[.C15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48">
            <text:p>1548</text:p>
          </table:table-cell>
          <table:table-cell office:value-type="float" office:value="72.14">
            <text:p>72,14</text:p>
          </table:table-cell>
          <table:table-cell table:formula="of:=[.C15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49">
            <text:p>1549</text:p>
          </table:table-cell>
          <table:table-cell office:value-type="float" office:value="74.38">
            <text:p>74,38</text:p>
          </table:table-cell>
          <table:table-cell table:formula="of:=[.C15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75.06">
            <text:p>75,06</text:p>
          </table:table-cell>
          <table:table-cell table:formula="of:=[.C15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51">
            <text:p>1551</text:p>
          </table:table-cell>
          <table:table-cell office:value-type="float" office:value="73.46">
            <text:p>73,46</text:p>
          </table:table-cell>
          <table:table-cell table:formula="of:=[.C15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52">
            <text:p>1552</text:p>
          </table:table-cell>
          <table:table-cell office:value-type="float" office:value="259.79">
            <text:p>259,79</text:p>
          </table:table-cell>
          <table:table-cell table:formula="of:=[.C15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53">
            <text:p>1553</text:p>
          </table:table-cell>
          <table:table-cell office:value-type="float" office:value="69.69">
            <text:p>69,69</text:p>
          </table:table-cell>
          <table:table-cell table:formula="of:=[.C15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54">
            <text:p>1554</text:p>
          </table:table-cell>
          <table:table-cell office:value-type="float" office:value="73.07">
            <text:p>73,07</text:p>
          </table:table-cell>
          <table:table-cell table:formula="of:=[.C15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55">
            <text:p>1555</text:p>
          </table:table-cell>
          <table:table-cell office:value-type="float" office:value="73.15">
            <text:p>73,15</text:p>
          </table:table-cell>
          <table:table-cell table:formula="of:=[.C15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56">
            <text:p>1556</text:p>
          </table:table-cell>
          <table:table-cell office:value-type="float" office:value="79.73">
            <text:p>79,73</text:p>
          </table:table-cell>
          <table:table-cell table:formula="of:=[.C15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57">
            <text:p>1557</text:p>
          </table:table-cell>
          <table:table-cell office:value-type="float" office:value="73.65">
            <text:p>73,65</text:p>
          </table:table-cell>
          <table:table-cell table:formula="of:=[.C15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58">
            <text:p>1558</text:p>
          </table:table-cell>
          <table:table-cell office:value-type="float" office:value="74.41">
            <text:p>74,41</text:p>
          </table:table-cell>
          <table:table-cell table:formula="of:=[.C15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59">
            <text:p>1559</text:p>
          </table:table-cell>
          <table:table-cell office:value-type="float" office:value="72.97">
            <text:p>72,97</text:p>
          </table:table-cell>
          <table:table-cell table:formula="of:=[.C15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73.95">
            <text:p>73,95</text:p>
          </table:table-cell>
          <table:table-cell table:formula="of:=[.C15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61">
            <text:p>1561</text:p>
          </table:table-cell>
          <table:table-cell office:value-type="float" office:value="76.36">
            <text:p>76,36</text:p>
          </table:table-cell>
          <table:table-cell table:formula="of:=[.C15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62">
            <text:p>1562</text:p>
          </table:table-cell>
          <table:table-cell office:value-type="float" office:value="72.83">
            <text:p>72,83</text:p>
          </table:table-cell>
          <table:table-cell table:formula="of:=[.C15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63">
            <text:p>1563</text:p>
          </table:table-cell>
          <table:table-cell office:value-type="float" office:value="76.18">
            <text:p>76,18</text:p>
          </table:table-cell>
          <table:table-cell table:formula="of:=[.C15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64">
            <text:p>1564</text:p>
          </table:table-cell>
          <table:table-cell office:value-type="float" office:value="72.54">
            <text:p>72,54</text:p>
          </table:table-cell>
          <table:table-cell table:formula="of:=[.C15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65">
            <text:p>1565</text:p>
          </table:table-cell>
          <table:table-cell office:value-type="float" office:value="77.32">
            <text:p>77,32</text:p>
          </table:table-cell>
          <table:table-cell table:formula="of:=[.C15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66">
            <text:p>1566</text:p>
          </table:table-cell>
          <table:table-cell office:value-type="float" office:value="72.27">
            <text:p>72,27</text:p>
          </table:table-cell>
          <table:table-cell table:formula="of:=[.C15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67">
            <text:p>1567</text:p>
          </table:table-cell>
          <table:table-cell office:value-type="float" office:value="77.64">
            <text:p>77,64</text:p>
          </table:table-cell>
          <table:table-cell table:formula="of:=[.C15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68">
            <text:p>1568</text:p>
          </table:table-cell>
          <table:table-cell office:value-type="float" office:value="75.19">
            <text:p>75,19</text:p>
          </table:table-cell>
          <table:table-cell table:formula="of:=[.C15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69">
            <text:p>1569</text:p>
          </table:table-cell>
          <table:table-cell office:value-type="float" office:value="75.57">
            <text:p>75,57</text:p>
          </table:table-cell>
          <table:table-cell table:formula="of:=[.C15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73.41">
            <text:p>73,41</text:p>
          </table:table-cell>
          <table:table-cell table:formula="of:=[.C15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71">
            <text:p>1571</text:p>
          </table:table-cell>
          <table:table-cell office:value-type="float" office:value="73.54">
            <text:p>73,54</text:p>
          </table:table-cell>
          <table:table-cell table:formula="of:=[.C15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72">
            <text:p>1572</text:p>
          </table:table-cell>
          <table:table-cell office:value-type="float" office:value="73.39">
            <text:p>73,39</text:p>
          </table:table-cell>
          <table:table-cell table:formula="of:=[.C15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73">
            <text:p>1573</text:p>
          </table:table-cell>
          <table:table-cell office:value-type="float" office:value="76.36">
            <text:p>76,36</text:p>
          </table:table-cell>
          <table:table-cell table:formula="of:=[.C15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74">
            <text:p>1574</text:p>
          </table:table-cell>
          <table:table-cell office:value-type="float" office:value="72.33">
            <text:p>72,33</text:p>
          </table:table-cell>
          <table:table-cell table:formula="of:=[.C15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75">
            <text:p>1575</text:p>
          </table:table-cell>
          <table:table-cell office:value-type="float" office:value="74.42">
            <text:p>74,42</text:p>
          </table:table-cell>
          <table:table-cell table:formula="of:=[.C15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76">
            <text:p>1576</text:p>
          </table:table-cell>
          <table:table-cell office:value-type="float" office:value="72.95">
            <text:p>72,95</text:p>
          </table:table-cell>
          <table:table-cell table:formula="of:=[.C15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77">
            <text:p>1577</text:p>
          </table:table-cell>
          <table:table-cell office:value-type="float" office:value="74.08">
            <text:p>74,08</text:p>
          </table:table-cell>
          <table:table-cell table:formula="of:=[.C15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78">
            <text:p>1578</text:p>
          </table:table-cell>
          <table:table-cell office:value-type="float" office:value="85.31">
            <text:p>85,31</text:p>
          </table:table-cell>
          <table:table-cell table:formula="of:=[.C15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79">
            <text:p>1579</text:p>
          </table:table-cell>
          <table:table-cell office:value-type="float" office:value="72.88">
            <text:p>72,88</text:p>
          </table:table-cell>
          <table:table-cell table:formula="of:=[.C15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74.66">
            <text:p>74,66</text:p>
          </table:table-cell>
          <table:table-cell table:formula="of:=[.C15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81">
            <text:p>1581</text:p>
          </table:table-cell>
          <table:table-cell office:value-type="float" office:value="73.7">
            <text:p>73,70</text:p>
          </table:table-cell>
          <table:table-cell table:formula="of:=[.C15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82">
            <text:p>1582</text:p>
          </table:table-cell>
          <table:table-cell office:value-type="float" office:value="73.24">
            <text:p>73,24</text:p>
          </table:table-cell>
          <table:table-cell table:formula="of:=[.C15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83">
            <text:p>1583</text:p>
          </table:table-cell>
          <table:table-cell office:value-type="float" office:value="72.83">
            <text:p>72,83</text:p>
          </table:table-cell>
          <table:table-cell table:formula="of:=[.C15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84">
            <text:p>1584</text:p>
          </table:table-cell>
          <table:table-cell office:value-type="float" office:value="78.32">
            <text:p>78,32</text:p>
          </table:table-cell>
          <table:table-cell table:formula="of:=[.C15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85">
            <text:p>1585</text:p>
          </table:table-cell>
          <table:table-cell office:value-type="float" office:value="75.01">
            <text:p>75,01</text:p>
          </table:table-cell>
          <table:table-cell table:formula="of:=[.C15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86">
            <text:p>1586</text:p>
          </table:table-cell>
          <table:table-cell office:value-type="float" office:value="73.39">
            <text:p>73,39</text:p>
          </table:table-cell>
          <table:table-cell table:formula="of:=[.C15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87">
            <text:p>1587</text:p>
          </table:table-cell>
          <table:table-cell office:value-type="float" office:value="76.55">
            <text:p>76,55</text:p>
          </table:table-cell>
          <table:table-cell table:formula="of:=[.C15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88">
            <text:p>1588</text:p>
          </table:table-cell>
          <table:table-cell office:value-type="float" office:value="73.43">
            <text:p>73,43</text:p>
          </table:table-cell>
          <table:table-cell table:formula="of:=[.C15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89">
            <text:p>1589</text:p>
          </table:table-cell>
          <table:table-cell office:value-type="float" office:value="74.62">
            <text:p>74,62</text:p>
          </table:table-cell>
          <table:table-cell table:formula="of:=[.C15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72.52">
            <text:p>72,52</text:p>
          </table:table-cell>
          <table:table-cell table:formula="of:=[.C15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91">
            <text:p>1591</text:p>
          </table:table-cell>
          <table:table-cell office:value-type="float" office:value="77.8">
            <text:p>77,80</text:p>
          </table:table-cell>
          <table:table-cell table:formula="of:=[.C15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92">
            <text:p>1592</text:p>
          </table:table-cell>
          <table:table-cell office:value-type="float" office:value="72.85">
            <text:p>72,85</text:p>
          </table:table-cell>
          <table:table-cell table:formula="of:=[.C15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93">
            <text:p>1593</text:p>
          </table:table-cell>
          <table:table-cell office:value-type="float" office:value="73.97">
            <text:p>73,97</text:p>
          </table:table-cell>
          <table:table-cell table:formula="of:=[.C15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94">
            <text:p>1594</text:p>
          </table:table-cell>
          <table:table-cell office:value-type="float" office:value="76.24">
            <text:p>76,24</text:p>
          </table:table-cell>
          <table:table-cell table:formula="of:=[.C15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95">
            <text:p>1595</text:p>
          </table:table-cell>
          <table:table-cell office:value-type="float" office:value="103.53">
            <text:p>103,53</text:p>
          </table:table-cell>
          <table:table-cell table:formula="of:=[.C15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96">
            <text:p>1596</text:p>
          </table:table-cell>
          <table:table-cell office:value-type="float" office:value="74.15">
            <text:p>74,15</text:p>
          </table:table-cell>
          <table:table-cell table:formula="of:=[.C15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97">
            <text:p>1597</text:p>
          </table:table-cell>
          <table:table-cell office:value-type="float" office:value="73.11">
            <text:p>73,11</text:p>
          </table:table-cell>
          <table:table-cell table:formula="of:=[.C15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98">
            <text:p>1598</text:p>
          </table:table-cell>
          <table:table-cell office:value-type="float" office:value="74.59">
            <text:p>74,59</text:p>
          </table:table-cell>
          <table:table-cell table:formula="of:=[.C16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599">
            <text:p>1599</text:p>
          </table:table-cell>
          <table:table-cell office:value-type="float" office:value="72.91">
            <text:p>72,91</text:p>
          </table:table-cell>
          <table:table-cell table:formula="of:=[.C16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77.26">
            <text:p>77,26</text:p>
          </table:table-cell>
          <table:table-cell table:formula="of:=[.C16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01">
            <text:p>1601</text:p>
          </table:table-cell>
          <table:table-cell office:value-type="float" office:value="72.58">
            <text:p>72,58</text:p>
          </table:table-cell>
          <table:table-cell table:formula="of:=[.C16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02">
            <text:p>1602</text:p>
          </table:table-cell>
          <table:table-cell office:value-type="float" office:value="73.35">
            <text:p>73,35</text:p>
          </table:table-cell>
          <table:table-cell table:formula="of:=[.C16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03">
            <text:p>1603</text:p>
          </table:table-cell>
          <table:table-cell office:value-type="float" office:value="74.08">
            <text:p>74,08</text:p>
          </table:table-cell>
          <table:table-cell table:formula="of:=[.C16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04">
            <text:p>1604</text:p>
          </table:table-cell>
          <table:table-cell office:value-type="float" office:value="76.75">
            <text:p>76,75</text:p>
          </table:table-cell>
          <table:table-cell table:formula="of:=[.C16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73.06">
            <text:p>73,06</text:p>
          </table:table-cell>
          <table:table-cell table:formula="of:=[.C16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06">
            <text:p>1606</text:p>
          </table:table-cell>
          <table:table-cell office:value-type="float" office:value="79.28">
            <text:p>79,28</text:p>
          </table:table-cell>
          <table:table-cell table:formula="of:=[.C16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07">
            <text:p>1607</text:p>
          </table:table-cell>
          <table:table-cell office:value-type="float" office:value="86.22">
            <text:p>86,22</text:p>
          </table:table-cell>
          <table:table-cell table:formula="of:=[.C16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08">
            <text:p>1608</text:p>
          </table:table-cell>
          <table:table-cell office:value-type="float" office:value="79.8">
            <text:p>79,80</text:p>
          </table:table-cell>
          <table:table-cell table:formula="of:=[.C16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09">
            <text:p>1609</text:p>
          </table:table-cell>
          <table:table-cell office:value-type="float" office:value="72.95">
            <text:p>72,95</text:p>
          </table:table-cell>
          <table:table-cell table:formula="of:=[.C16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75.05">
            <text:p>75,05</text:p>
          </table:table-cell>
          <table:table-cell table:formula="of:=[.C16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11">
            <text:p>1611</text:p>
          </table:table-cell>
          <table:table-cell office:value-type="float" office:value="256.46">
            <text:p>256,46</text:p>
          </table:table-cell>
          <table:table-cell table:formula="of:=[.C16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12">
            <text:p>1612</text:p>
          </table:table-cell>
          <table:table-cell office:value-type="float" office:value="68.69">
            <text:p>68,69</text:p>
          </table:table-cell>
          <table:table-cell table:formula="of:=[.C16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13">
            <text:p>1613</text:p>
          </table:table-cell>
          <table:table-cell office:value-type="float" office:value="74.19">
            <text:p>74,19</text:p>
          </table:table-cell>
          <table:table-cell table:formula="of:=[.C16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14">
            <text:p>1614</text:p>
          </table:table-cell>
          <table:table-cell office:value-type="float" office:value="74.7">
            <text:p>74,70</text:p>
          </table:table-cell>
          <table:table-cell table:formula="of:=[.C16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15">
            <text:p>1615</text:p>
          </table:table-cell>
          <table:table-cell office:value-type="float" office:value="79.81">
            <text:p>79,81</text:p>
          </table:table-cell>
          <table:table-cell table:formula="of:=[.C16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16">
            <text:p>1616</text:p>
          </table:table-cell>
          <table:table-cell office:value-type="float" office:value="73.18">
            <text:p>73,18</text:p>
          </table:table-cell>
          <table:table-cell table:formula="of:=[.C16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17">
            <text:p>1617</text:p>
          </table:table-cell>
          <table:table-cell office:value-type="float" office:value="74.26">
            <text:p>74,26</text:p>
          </table:table-cell>
          <table:table-cell table:formula="of:=[.C16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18">
            <text:p>1618</text:p>
          </table:table-cell>
          <table:table-cell office:value-type="float" office:value="73.42">
            <text:p>73,42</text:p>
          </table:table-cell>
          <table:table-cell table:formula="of:=[.C16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19">
            <text:p>1619</text:p>
          </table:table-cell>
          <table:table-cell office:value-type="float" office:value="78.53">
            <text:p>78,53</text:p>
          </table:table-cell>
          <table:table-cell table:formula="of:=[.C16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76.59">
            <text:p>76,59</text:p>
          </table:table-cell>
          <table:table-cell table:formula="of:=[.C16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21">
            <text:p>1621</text:p>
          </table:table-cell>
          <table:table-cell office:value-type="float" office:value="75.91">
            <text:p>75,91</text:p>
          </table:table-cell>
          <table:table-cell table:formula="of:=[.C16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22">
            <text:p>1622</text:p>
          </table:table-cell>
          <table:table-cell office:value-type="float" office:value="72.25">
            <text:p>72,25</text:p>
          </table:table-cell>
          <table:table-cell table:formula="of:=[.C16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23">
            <text:p>1623</text:p>
          </table:table-cell>
          <table:table-cell office:value-type="float" office:value="72.15">
            <text:p>72,15</text:p>
          </table:table-cell>
          <table:table-cell table:formula="of:=[.C16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24">
            <text:p>1624</text:p>
          </table:table-cell>
          <table:table-cell office:value-type="float" office:value="77.04">
            <text:p>77,04</text:p>
          </table:table-cell>
          <table:table-cell table:formula="of:=[.C16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25">
            <text:p>1625</text:p>
          </table:table-cell>
          <table:table-cell office:value-type="float" office:value="73.39">
            <text:p>73,39</text:p>
          </table:table-cell>
          <table:table-cell table:formula="of:=[.C16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26">
            <text:p>1626</text:p>
          </table:table-cell>
          <table:table-cell office:value-type="float" office:value="73.94">
            <text:p>73,94</text:p>
          </table:table-cell>
          <table:table-cell table:formula="of:=[.C16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27">
            <text:p>1627</text:p>
          </table:table-cell>
          <table:table-cell office:value-type="float" office:value="84.82">
            <text:p>84,82</text:p>
          </table:table-cell>
          <table:table-cell table:formula="of:=[.C16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28">
            <text:p>1628</text:p>
          </table:table-cell>
          <table:table-cell office:value-type="float" office:value="76.85">
            <text:p>76,85</text:p>
          </table:table-cell>
          <table:table-cell table:formula="of:=[.C16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29">
            <text:p>1629</text:p>
          </table:table-cell>
          <table:table-cell office:value-type="float" office:value="72.67">
            <text:p>72,67</text:p>
          </table:table-cell>
          <table:table-cell table:formula="of:=[.C16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74.75">
            <text:p>74,75</text:p>
          </table:table-cell>
          <table:table-cell table:formula="of:=[.C16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31">
            <text:p>1631</text:p>
          </table:table-cell>
          <table:table-cell office:value-type="float" office:value="74.61">
            <text:p>74,61</text:p>
          </table:table-cell>
          <table:table-cell table:formula="of:=[.C16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32">
            <text:p>1632</text:p>
          </table:table-cell>
          <table:table-cell office:value-type="float" office:value="75.41">
            <text:p>75,41</text:p>
          </table:table-cell>
          <table:table-cell table:formula="of:=[.C16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33">
            <text:p>1633</text:p>
          </table:table-cell>
          <table:table-cell office:value-type="float" office:value="77.89">
            <text:p>77,89</text:p>
          </table:table-cell>
          <table:table-cell table:formula="of:=[.C16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34">
            <text:p>1634</text:p>
          </table:table-cell>
          <table:table-cell office:value-type="float" office:value="74.84">
            <text:p>74,84</text:p>
          </table:table-cell>
          <table:table-cell table:formula="of:=[.C16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35">
            <text:p>1635</text:p>
          </table:table-cell>
          <table:table-cell office:value-type="float" office:value="73.33">
            <text:p>73,33</text:p>
          </table:table-cell>
          <table:table-cell table:formula="of:=[.C16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36">
            <text:p>1636</text:p>
          </table:table-cell>
          <table:table-cell office:value-type="float" office:value="72.09">
            <text:p>72,09</text:p>
          </table:table-cell>
          <table:table-cell table:formula="of:=[.C16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37">
            <text:p>1637</text:p>
          </table:table-cell>
          <table:table-cell office:value-type="float" office:value="75.22">
            <text:p>75,22</text:p>
          </table:table-cell>
          <table:table-cell table:formula="of:=[.C16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38">
            <text:p>1638</text:p>
          </table:table-cell>
          <table:table-cell office:value-type="float" office:value="80.49">
            <text:p>80,49</text:p>
          </table:table-cell>
          <table:table-cell table:formula="of:=[.C16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39">
            <text:p>1639</text:p>
          </table:table-cell>
          <table:table-cell office:value-type="float" office:value="74.21">
            <text:p>74,21</text:p>
          </table:table-cell>
          <table:table-cell table:formula="of:=[.C16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74.16">
            <text:p>74,16</text:p>
          </table:table-cell>
          <table:table-cell table:formula="of:=[.C16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41">
            <text:p>1641</text:p>
          </table:table-cell>
          <table:table-cell office:value-type="float" office:value="75.2">
            <text:p>75,20</text:p>
          </table:table-cell>
          <table:table-cell table:formula="of:=[.C16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42">
            <text:p>1642</text:p>
          </table:table-cell>
          <table:table-cell office:value-type="float" office:value="74.25">
            <text:p>74,25</text:p>
          </table:table-cell>
          <table:table-cell table:formula="of:=[.C16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43">
            <text:p>1643</text:p>
          </table:table-cell>
          <table:table-cell office:value-type="float" office:value="73.14">
            <text:p>73,14</text:p>
          </table:table-cell>
          <table:table-cell table:formula="of:=[.C16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44">
            <text:p>1644</text:p>
          </table:table-cell>
          <table:table-cell office:value-type="float" office:value="73.71">
            <text:p>73,71</text:p>
          </table:table-cell>
          <table:table-cell table:formula="of:=[.C16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45">
            <text:p>1645</text:p>
          </table:table-cell>
          <table:table-cell office:value-type="float" office:value="72.48">
            <text:p>72,48</text:p>
          </table:table-cell>
          <table:table-cell table:formula="of:=[.C16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46">
            <text:p>1646</text:p>
          </table:table-cell>
          <table:table-cell office:value-type="float" office:value="85.21">
            <text:p>85,21</text:p>
          </table:table-cell>
          <table:table-cell table:formula="of:=[.C16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47">
            <text:p>1647</text:p>
          </table:table-cell>
          <table:table-cell office:value-type="float" office:value="82.02">
            <text:p>82,02</text:p>
          </table:table-cell>
          <table:table-cell table:formula="of:=[.C16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48">
            <text:p>1648</text:p>
          </table:table-cell>
          <table:table-cell office:value-type="float" office:value="86.69">
            <text:p>86,69</text:p>
          </table:table-cell>
          <table:table-cell table:formula="of:=[.C16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49">
            <text:p>1649</text:p>
          </table:table-cell>
          <table:table-cell office:value-type="float" office:value="79.46">
            <text:p>79,46</text:p>
          </table:table-cell>
          <table:table-cell table:formula="of:=[.C16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77.68">
            <text:p>77,68</text:p>
          </table:table-cell>
          <table:table-cell table:formula="of:=[.C16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51">
            <text:p>1651</text:p>
          </table:table-cell>
          <table:table-cell office:value-type="float" office:value="73.54">
            <text:p>73,54</text:p>
          </table:table-cell>
          <table:table-cell table:formula="of:=[.C16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52">
            <text:p>1652</text:p>
          </table:table-cell>
          <table:table-cell office:value-type="float" office:value="76.52">
            <text:p>76,52</text:p>
          </table:table-cell>
          <table:table-cell table:formula="of:=[.C16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53">
            <text:p>1653</text:p>
          </table:table-cell>
          <table:table-cell office:value-type="float" office:value="77.9">
            <text:p>77,90</text:p>
          </table:table-cell>
          <table:table-cell table:formula="of:=[.C16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54">
            <text:p>1654</text:p>
          </table:table-cell>
          <table:table-cell office:value-type="float" office:value="79.91">
            <text:p>79,91</text:p>
          </table:table-cell>
          <table:table-cell table:formula="of:=[.C16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55">
            <text:p>1655</text:p>
          </table:table-cell>
          <table:table-cell office:value-type="float" office:value="74.81">
            <text:p>74,81</text:p>
          </table:table-cell>
          <table:table-cell table:formula="of:=[.C16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56">
            <text:p>1656</text:p>
          </table:table-cell>
          <table:table-cell office:value-type="float" office:value="74.32">
            <text:p>74,32</text:p>
          </table:table-cell>
          <table:table-cell table:formula="of:=[.C16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57">
            <text:p>1657</text:p>
          </table:table-cell>
          <table:table-cell office:value-type="float" office:value="74.16">
            <text:p>74,16</text:p>
          </table:table-cell>
          <table:table-cell table:formula="of:=[.C16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58">
            <text:p>1658</text:p>
          </table:table-cell>
          <table:table-cell office:value-type="float" office:value="72.44">
            <text:p>72,44</text:p>
          </table:table-cell>
          <table:table-cell table:formula="of:=[.C16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59">
            <text:p>1659</text:p>
          </table:table-cell>
          <table:table-cell office:value-type="float" office:value="73.33">
            <text:p>73,33</text:p>
          </table:table-cell>
          <table:table-cell table:formula="of:=[.C16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78.03">
            <text:p>78,03</text:p>
          </table:table-cell>
          <table:table-cell table:formula="of:=[.C16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61">
            <text:p>1661</text:p>
          </table:table-cell>
          <table:table-cell office:value-type="float" office:value="74.48">
            <text:p>74,48</text:p>
          </table:table-cell>
          <table:table-cell table:formula="of:=[.C16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62">
            <text:p>1662</text:p>
          </table:table-cell>
          <table:table-cell office:value-type="float" office:value="72.11">
            <text:p>72,11</text:p>
          </table:table-cell>
          <table:table-cell table:formula="of:=[.C16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63">
            <text:p>1663</text:p>
          </table:table-cell>
          <table:table-cell office:value-type="float" office:value="74.7">
            <text:p>74,70</text:p>
          </table:table-cell>
          <table:table-cell table:formula="of:=[.C16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75.12">
            <text:p>75,12</text:p>
          </table:table-cell>
          <table:table-cell table:formula="of:=[.C16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65">
            <text:p>1665</text:p>
          </table:table-cell>
          <table:table-cell office:value-type="float" office:value="73.83">
            <text:p>73,83</text:p>
          </table:table-cell>
          <table:table-cell table:formula="of:=[.C16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66">
            <text:p>1666</text:p>
          </table:table-cell>
          <table:table-cell office:value-type="float" office:value="75.59">
            <text:p>75,59</text:p>
          </table:table-cell>
          <table:table-cell table:formula="of:=[.C16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67">
            <text:p>1667</text:p>
          </table:table-cell>
          <table:table-cell office:value-type="float" office:value="71.85">
            <text:p>71,85</text:p>
          </table:table-cell>
          <table:table-cell table:formula="of:=[.C16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68">
            <text:p>1668</text:p>
          </table:table-cell>
          <table:table-cell office:value-type="float" office:value="75.92">
            <text:p>75,92</text:p>
          </table:table-cell>
          <table:table-cell table:formula="of:=[.C16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69">
            <text:p>1669</text:p>
          </table:table-cell>
          <table:table-cell office:value-type="float" office:value="74.98">
            <text:p>74,98</text:p>
          </table:table-cell>
          <table:table-cell table:formula="of:=[.C16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258.48">
            <text:p>258,48</text:p>
          </table:table-cell>
          <table:table-cell table:formula="of:=[.C16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71">
            <text:p>1671</text:p>
          </table:table-cell>
          <table:table-cell office:value-type="float" office:value="69.56">
            <text:p>69,56</text:p>
          </table:table-cell>
          <table:table-cell table:formula="of:=[.C16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72">
            <text:p>1672</text:p>
          </table:table-cell>
          <table:table-cell office:value-type="float" office:value="75">
            <text:p>75,00</text:p>
          </table:table-cell>
          <table:table-cell table:formula="of:=[.C16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73">
            <text:p>1673</text:p>
          </table:table-cell>
          <table:table-cell office:value-type="float" office:value="73.18">
            <text:p>73,18</text:p>
          </table:table-cell>
          <table:table-cell table:formula="of:=[.C16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74">
            <text:p>1674</text:p>
          </table:table-cell>
          <table:table-cell office:value-type="float" office:value="75.41">
            <text:p>75,41</text:p>
          </table:table-cell>
          <table:table-cell table:formula="of:=[.C16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75">
            <text:p>1675</text:p>
          </table:table-cell>
          <table:table-cell office:value-type="float" office:value="78.01">
            <text:p>78,01</text:p>
          </table:table-cell>
          <table:table-cell table:formula="of:=[.C16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76">
            <text:p>1676</text:p>
          </table:table-cell>
          <table:table-cell office:value-type="float" office:value="72.01">
            <text:p>72,01</text:p>
          </table:table-cell>
          <table:table-cell table:formula="of:=[.C16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77">
            <text:p>1677</text:p>
          </table:table-cell>
          <table:table-cell office:value-type="float" office:value="75.6">
            <text:p>75,60</text:p>
          </table:table-cell>
          <table:table-cell table:formula="of:=[.C16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78">
            <text:p>1678</text:p>
          </table:table-cell>
          <table:table-cell office:value-type="float" office:value="73.52">
            <text:p>73,52</text:p>
          </table:table-cell>
          <table:table-cell table:formula="of:=[.C16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79">
            <text:p>1679</text:p>
          </table:table-cell>
          <table:table-cell office:value-type="float" office:value="74.03">
            <text:p>74,03</text:p>
          </table:table-cell>
          <table:table-cell table:formula="of:=[.C16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74.4">
            <text:p>74,40</text:p>
          </table:table-cell>
          <table:table-cell table:formula="of:=[.C16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81">
            <text:p>1681</text:p>
          </table:table-cell>
          <table:table-cell office:value-type="float" office:value="78.51">
            <text:p>78,51</text:p>
          </table:table-cell>
          <table:table-cell table:formula="of:=[.C16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82">
            <text:p>1682</text:p>
          </table:table-cell>
          <table:table-cell office:value-type="float" office:value="73.11">
            <text:p>73,11</text:p>
          </table:table-cell>
          <table:table-cell table:formula="of:=[.C16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83">
            <text:p>1683</text:p>
          </table:table-cell>
          <table:table-cell office:value-type="float" office:value="73.52">
            <text:p>73,52</text:p>
          </table:table-cell>
          <table:table-cell table:formula="of:=[.C16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84">
            <text:p>1684</text:p>
          </table:table-cell>
          <table:table-cell office:value-type="float" office:value="73.8">
            <text:p>73,80</text:p>
          </table:table-cell>
          <table:table-cell table:formula="of:=[.C16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85">
            <text:p>1685</text:p>
          </table:table-cell>
          <table:table-cell office:value-type="float" office:value="73.5">
            <text:p>73,50</text:p>
          </table:table-cell>
          <table:table-cell table:formula="of:=[.C16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86">
            <text:p>1686</text:p>
          </table:table-cell>
          <table:table-cell office:value-type="float" office:value="76.99">
            <text:p>76,99</text:p>
          </table:table-cell>
          <table:table-cell table:formula="of:=[.C16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87">
            <text:p>1687</text:p>
          </table:table-cell>
          <table:table-cell office:value-type="float" office:value="73.54">
            <text:p>73,54</text:p>
          </table:table-cell>
          <table:table-cell table:formula="of:=[.C16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88">
            <text:p>1688</text:p>
          </table:table-cell>
          <table:table-cell office:value-type="float" office:value="76.58">
            <text:p>76,58</text:p>
          </table:table-cell>
          <table:table-cell table:formula="of:=[.C16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89">
            <text:p>1689</text:p>
          </table:table-cell>
          <table:table-cell office:value-type="float" office:value="72.18">
            <text:p>72,18</text:p>
          </table:table-cell>
          <table:table-cell table:formula="of:=[.C16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73.47">
            <text:p>73,47</text:p>
          </table:table-cell>
          <table:table-cell table:formula="of:=[.C16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91">
            <text:p>1691</text:p>
          </table:table-cell>
          <table:table-cell office:value-type="float" office:value="72.58">
            <text:p>72,58</text:p>
          </table:table-cell>
          <table:table-cell table:formula="of:=[.C16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92">
            <text:p>1692</text:p>
          </table:table-cell>
          <table:table-cell office:value-type="float" office:value="81.85">
            <text:p>81,85</text:p>
          </table:table-cell>
          <table:table-cell table:formula="of:=[.C16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93">
            <text:p>1693</text:p>
          </table:table-cell>
          <table:table-cell office:value-type="float" office:value="72.17">
            <text:p>72,17</text:p>
          </table:table-cell>
          <table:table-cell table:formula="of:=[.C16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94">
            <text:p>1694</text:p>
          </table:table-cell>
          <table:table-cell office:value-type="float" office:value="75.29">
            <text:p>75,29</text:p>
          </table:table-cell>
          <table:table-cell table:formula="of:=[.C16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95">
            <text:p>1695</text:p>
          </table:table-cell>
          <table:table-cell office:value-type="float" office:value="75.3">
            <text:p>75,30</text:p>
          </table:table-cell>
          <table:table-cell table:formula="of:=[.C16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96">
            <text:p>1696</text:p>
          </table:table-cell>
          <table:table-cell office:value-type="float" office:value="73.83">
            <text:p>73,83</text:p>
          </table:table-cell>
          <table:table-cell table:formula="of:=[.C16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97">
            <text:p>1697</text:p>
          </table:table-cell>
          <table:table-cell office:value-type="float" office:value="74.27">
            <text:p>74,27</text:p>
          </table:table-cell>
          <table:table-cell table:formula="of:=[.C16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98">
            <text:p>1698</text:p>
          </table:table-cell>
          <table:table-cell office:value-type="float" office:value="74.68">
            <text:p>74,68</text:p>
          </table:table-cell>
          <table:table-cell table:formula="of:=[.C17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699">
            <text:p>1699</text:p>
          </table:table-cell>
          <table:table-cell office:value-type="float" office:value="75.22">
            <text:p>75,22</text:p>
          </table:table-cell>
          <table:table-cell table:formula="of:=[.C17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74.41">
            <text:p>74,41</text:p>
          </table:table-cell>
          <table:table-cell table:formula="of:=[.C17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01">
            <text:p>1701</text:p>
          </table:table-cell>
          <table:table-cell office:value-type="float" office:value="73.19">
            <text:p>73,19</text:p>
          </table:table-cell>
          <table:table-cell table:formula="of:=[.C17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02">
            <text:p>1702</text:p>
          </table:table-cell>
          <table:table-cell office:value-type="float" office:value="72.94">
            <text:p>72,94</text:p>
          </table:table-cell>
          <table:table-cell table:formula="of:=[.C17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03">
            <text:p>1703</text:p>
          </table:table-cell>
          <table:table-cell office:value-type="float" office:value="79.49">
            <text:p>79,49</text:p>
          </table:table-cell>
          <table:table-cell table:formula="of:=[.C17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04">
            <text:p>1704</text:p>
          </table:table-cell>
          <table:table-cell office:value-type="float" office:value="73.72">
            <text:p>73,72</text:p>
          </table:table-cell>
          <table:table-cell table:formula="of:=[.C17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05">
            <text:p>1705</text:p>
          </table:table-cell>
          <table:table-cell office:value-type="float" office:value="74.76">
            <text:p>74,76</text:p>
          </table:table-cell>
          <table:table-cell table:formula="of:=[.C17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06">
            <text:p>1706</text:p>
          </table:table-cell>
          <table:table-cell office:value-type="float" office:value="79.4">
            <text:p>79,40</text:p>
          </table:table-cell>
          <table:table-cell table:formula="of:=[.C17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07">
            <text:p>1707</text:p>
          </table:table-cell>
          <table:table-cell office:value-type="float" office:value="87.93">
            <text:p>87,93</text:p>
          </table:table-cell>
          <table:table-cell table:formula="of:=[.C17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08">
            <text:p>1708</text:p>
          </table:table-cell>
          <table:table-cell office:value-type="float" office:value="73.46">
            <text:p>73,46</text:p>
          </table:table-cell>
          <table:table-cell table:formula="of:=[.C17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09">
            <text:p>1709</text:p>
          </table:table-cell>
          <table:table-cell office:value-type="float" office:value="78.5">
            <text:p>78,50</text:p>
          </table:table-cell>
          <table:table-cell table:formula="of:=[.C17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82.41">
            <text:p>82,41</text:p>
          </table:table-cell>
          <table:table-cell table:formula="of:=[.C17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11">
            <text:p>1711</text:p>
          </table:table-cell>
          <table:table-cell office:value-type="float" office:value="75.52">
            <text:p>75,52</text:p>
          </table:table-cell>
          <table:table-cell table:formula="of:=[.C17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12">
            <text:p>1712</text:p>
          </table:table-cell>
          <table:table-cell office:value-type="float" office:value="76.33">
            <text:p>76,33</text:p>
          </table:table-cell>
          <table:table-cell table:formula="of:=[.C17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13">
            <text:p>1713</text:p>
          </table:table-cell>
          <table:table-cell office:value-type="float" office:value="74.52">
            <text:p>74,52</text:p>
          </table:table-cell>
          <table:table-cell table:formula="of:=[.C17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14">
            <text:p>1714</text:p>
          </table:table-cell>
          <table:table-cell office:value-type="float" office:value="83.11">
            <text:p>83,11</text:p>
          </table:table-cell>
          <table:table-cell table:formula="of:=[.C17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15">
            <text:p>1715</text:p>
          </table:table-cell>
          <table:table-cell office:value-type="float" office:value="73.14">
            <text:p>73,14</text:p>
          </table:table-cell>
          <table:table-cell table:formula="of:=[.C17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16">
            <text:p>1716</text:p>
          </table:table-cell>
          <table:table-cell office:value-type="float" office:value="74.05">
            <text:p>74,05</text:p>
          </table:table-cell>
          <table:table-cell table:formula="of:=[.C17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17">
            <text:p>1717</text:p>
          </table:table-cell>
          <table:table-cell office:value-type="float" office:value="73.17">
            <text:p>73,17</text:p>
          </table:table-cell>
          <table:table-cell table:formula="of:=[.C17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18">
            <text:p>1718</text:p>
          </table:table-cell>
          <table:table-cell office:value-type="float" office:value="74.16">
            <text:p>74,16</text:p>
          </table:table-cell>
          <table:table-cell table:formula="of:=[.C17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6.66">
            <text:p>76,66</text:p>
          </table:table-cell>
          <table:table-cell table:formula="of:=[.C17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76.81">
            <text:p>76,81</text:p>
          </table:table-cell>
          <table:table-cell table:formula="of:=[.C17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76.34">
            <text:p>76,34</text:p>
          </table:table-cell>
          <table:table-cell table:formula="of:=[.C17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5.19">
            <text:p>75,19</text:p>
          </table:table-cell>
          <table:table-cell table:formula="of:=[.C17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23">
            <text:p>1723</text:p>
          </table:table-cell>
          <table:table-cell office:value-type="float" office:value="76.44">
            <text:p>76,44</text:p>
          </table:table-cell>
          <table:table-cell table:formula="of:=[.C17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24">
            <text:p>1724</text:p>
          </table:table-cell>
          <table:table-cell office:value-type="float" office:value="72.69">
            <text:p>72,69</text:p>
          </table:table-cell>
          <table:table-cell table:formula="of:=[.C17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25">
            <text:p>1725</text:p>
          </table:table-cell>
          <table:table-cell office:value-type="float" office:value="79.14">
            <text:p>79,14</text:p>
          </table:table-cell>
          <table:table-cell table:formula="of:=[.C17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26">
            <text:p>1726</text:p>
          </table:table-cell>
          <table:table-cell office:value-type="float" office:value="74.41">
            <text:p>74,41</text:p>
          </table:table-cell>
          <table:table-cell table:formula="of:=[.C17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27">
            <text:p>1727</text:p>
          </table:table-cell>
          <table:table-cell office:value-type="float" office:value="76.07">
            <text:p>76,07</text:p>
          </table:table-cell>
          <table:table-cell table:formula="of:=[.C17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73.43">
            <text:p>73,43</text:p>
          </table:table-cell>
          <table:table-cell table:formula="of:=[.C17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29">
            <text:p>1729</text:p>
          </table:table-cell>
          <table:table-cell office:value-type="float" office:value="255.86">
            <text:p>255,86</text:p>
          </table:table-cell>
          <table:table-cell table:formula="of:=[.C17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73.38">
            <text:p>73,38</text:p>
          </table:table-cell>
          <table:table-cell table:formula="of:=[.C17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31">
            <text:p>1731</text:p>
          </table:table-cell>
          <table:table-cell office:value-type="float" office:value="74.56">
            <text:p>74,56</text:p>
          </table:table-cell>
          <table:table-cell table:formula="of:=[.C17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32">
            <text:p>1732</text:p>
          </table:table-cell>
          <table:table-cell office:value-type="float" office:value="80.37">
            <text:p>80,37</text:p>
          </table:table-cell>
          <table:table-cell table:formula="of:=[.C17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33">
            <text:p>1733</text:p>
          </table:table-cell>
          <table:table-cell office:value-type="float" office:value="93.72">
            <text:p>93,72</text:p>
          </table:table-cell>
          <table:table-cell table:formula="of:=[.C17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34">
            <text:p>1734</text:p>
          </table:table-cell>
          <table:table-cell office:value-type="float" office:value="79.13">
            <text:p>79,13</text:p>
          </table:table-cell>
          <table:table-cell table:formula="of:=[.C17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35">
            <text:p>1735</text:p>
          </table:table-cell>
          <table:table-cell office:value-type="float" office:value="72.41">
            <text:p>72,41</text:p>
          </table:table-cell>
          <table:table-cell table:formula="of:=[.C17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36">
            <text:p>1736</text:p>
          </table:table-cell>
          <table:table-cell office:value-type="float" office:value="75.01">
            <text:p>75,01</text:p>
          </table:table-cell>
          <table:table-cell table:formula="of:=[.C17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37">
            <text:p>1737</text:p>
          </table:table-cell>
          <table:table-cell office:value-type="float" office:value="73.49">
            <text:p>73,49</text:p>
          </table:table-cell>
          <table:table-cell table:formula="of:=[.C17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38">
            <text:p>1738</text:p>
          </table:table-cell>
          <table:table-cell office:value-type="float" office:value="76.29">
            <text:p>76,29</text:p>
          </table:table-cell>
          <table:table-cell table:formula="of:=[.C17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39">
            <text:p>1739</text:p>
          </table:table-cell>
          <table:table-cell office:value-type="float" office:value="73.18">
            <text:p>73,18</text:p>
          </table:table-cell>
          <table:table-cell table:formula="of:=[.C17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79.8">
            <text:p>79,80</text:p>
          </table:table-cell>
          <table:table-cell table:formula="of:=[.C17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41">
            <text:p>1741</text:p>
          </table:table-cell>
          <table:table-cell office:value-type="float" office:value="73.18">
            <text:p>73,18</text:p>
          </table:table-cell>
          <table:table-cell table:formula="of:=[.C17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42">
            <text:p>1742</text:p>
          </table:table-cell>
          <table:table-cell office:value-type="float" office:value="74.18">
            <text:p>74,18</text:p>
          </table:table-cell>
          <table:table-cell table:formula="of:=[.C17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43">
            <text:p>1743</text:p>
          </table:table-cell>
          <table:table-cell office:value-type="float" office:value="74.89">
            <text:p>74,89</text:p>
          </table:table-cell>
          <table:table-cell table:formula="of:=[.C17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44">
            <text:p>1744</text:p>
          </table:table-cell>
          <table:table-cell office:value-type="float" office:value="74.01">
            <text:p>74,01</text:p>
          </table:table-cell>
          <table:table-cell table:formula="of:=[.C17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45">
            <text:p>1745</text:p>
          </table:table-cell>
          <table:table-cell office:value-type="float" office:value="73.64">
            <text:p>73,64</text:p>
          </table:table-cell>
          <table:table-cell table:formula="of:=[.C17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46">
            <text:p>1746</text:p>
          </table:table-cell>
          <table:table-cell office:value-type="float" office:value="76.41">
            <text:p>76,41</text:p>
          </table:table-cell>
          <table:table-cell table:formula="of:=[.C17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47">
            <text:p>1747</text:p>
          </table:table-cell>
          <table:table-cell office:value-type="float" office:value="78.15">
            <text:p>78,15</text:p>
          </table:table-cell>
          <table:table-cell table:formula="of:=[.C17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48">
            <text:p>1748</text:p>
          </table:table-cell>
          <table:table-cell office:value-type="float" office:value="71.85">
            <text:p>71,85</text:p>
          </table:table-cell>
          <table:table-cell table:formula="of:=[.C17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49">
            <text:p>1749</text:p>
          </table:table-cell>
          <table:table-cell office:value-type="float" office:value="74.78">
            <text:p>74,78</text:p>
          </table:table-cell>
          <table:table-cell table:formula="of:=[.C17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74.81">
            <text:p>74,81</text:p>
          </table:table-cell>
          <table:table-cell table:formula="of:=[.C17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51">
            <text:p>1751</text:p>
          </table:table-cell>
          <table:table-cell office:value-type="float" office:value="76.04">
            <text:p>76,04</text:p>
          </table:table-cell>
          <table:table-cell table:formula="of:=[.C17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52">
            <text:p>1752</text:p>
          </table:table-cell>
          <table:table-cell office:value-type="float" office:value="79.48">
            <text:p>79,48</text:p>
          </table:table-cell>
          <table:table-cell table:formula="of:=[.C17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53">
            <text:p>1753</text:p>
          </table:table-cell>
          <table:table-cell office:value-type="float" office:value="73.8">
            <text:p>73,80</text:p>
          </table:table-cell>
          <table:table-cell table:formula="of:=[.C17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54">
            <text:p>1754</text:p>
          </table:table-cell>
          <table:table-cell office:value-type="float" office:value="75.63">
            <text:p>75,63</text:p>
          </table:table-cell>
          <table:table-cell table:formula="of:=[.C17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55">
            <text:p>1755</text:p>
          </table:table-cell>
          <table:table-cell office:value-type="float" office:value="73.16">
            <text:p>73,16</text:p>
          </table:table-cell>
          <table:table-cell table:formula="of:=[.C17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56">
            <text:p>1756</text:p>
          </table:table-cell>
          <table:table-cell office:value-type="float" office:value="73.22">
            <text:p>73,22</text:p>
          </table:table-cell>
          <table:table-cell table:formula="of:=[.C17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57">
            <text:p>1757</text:p>
          </table:table-cell>
          <table:table-cell office:value-type="float" office:value="79.25">
            <text:p>79,25</text:p>
          </table:table-cell>
          <table:table-cell table:formula="of:=[.C17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58">
            <text:p>1758</text:p>
          </table:table-cell>
          <table:table-cell office:value-type="float" office:value="72.56">
            <text:p>72,56</text:p>
          </table:table-cell>
          <table:table-cell table:formula="of:=[.C17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59">
            <text:p>1759</text:p>
          </table:table-cell>
          <table:table-cell office:value-type="float" office:value="72.27">
            <text:p>72,27</text:p>
          </table:table-cell>
          <table:table-cell table:formula="of:=[.C17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73.71">
            <text:p>73,71</text:p>
          </table:table-cell>
          <table:table-cell table:formula="of:=[.C17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61">
            <text:p>1761</text:p>
          </table:table-cell>
          <table:table-cell office:value-type="float" office:value="76.78">
            <text:p>76,78</text:p>
          </table:table-cell>
          <table:table-cell table:formula="of:=[.C17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62">
            <text:p>1762</text:p>
          </table:table-cell>
          <table:table-cell office:value-type="float" office:value="72.79">
            <text:p>72,79</text:p>
          </table:table-cell>
          <table:table-cell table:formula="of:=[.C17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63">
            <text:p>1763</text:p>
          </table:table-cell>
          <table:table-cell office:value-type="float" office:value="73.9">
            <text:p>73,90</text:p>
          </table:table-cell>
          <table:table-cell table:formula="of:=[.C17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64">
            <text:p>1764</text:p>
          </table:table-cell>
          <table:table-cell office:value-type="float" office:value="75.64">
            <text:p>75,64</text:p>
          </table:table-cell>
          <table:table-cell table:formula="of:=[.C17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65">
            <text:p>1765</text:p>
          </table:table-cell>
          <table:table-cell office:value-type="float" office:value="76.33">
            <text:p>76,33</text:p>
          </table:table-cell>
          <table:table-cell table:formula="of:=[.C17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66">
            <text:p>1766</text:p>
          </table:table-cell>
          <table:table-cell office:value-type="float" office:value="72.97">
            <text:p>72,97</text:p>
          </table:table-cell>
          <table:table-cell table:formula="of:=[.C17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67">
            <text:p>1767</text:p>
          </table:table-cell>
          <table:table-cell office:value-type="float" office:value="73.56">
            <text:p>73,56</text:p>
          </table:table-cell>
          <table:table-cell table:formula="of:=[.C17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68">
            <text:p>1768</text:p>
          </table:table-cell>
          <table:table-cell office:value-type="float" office:value="77.56">
            <text:p>77,56</text:p>
          </table:table-cell>
          <table:table-cell table:formula="of:=[.C17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69">
            <text:p>1769</text:p>
          </table:table-cell>
          <table:table-cell office:value-type="float" office:value="73.21">
            <text:p>73,21</text:p>
          </table:table-cell>
          <table:table-cell table:formula="of:=[.C17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74.37">
            <text:p>74,37</text:p>
          </table:table-cell>
          <table:table-cell table:formula="of:=[.C17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71">
            <text:p>1771</text:p>
          </table:table-cell>
          <table:table-cell office:value-type="float" office:value="72.24">
            <text:p>72,24</text:p>
          </table:table-cell>
          <table:table-cell table:formula="of:=[.C17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72">
            <text:p>1772</text:p>
          </table:table-cell>
          <table:table-cell office:value-type="float" office:value="74.13">
            <text:p>74,13</text:p>
          </table:table-cell>
          <table:table-cell table:formula="of:=[.C17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73">
            <text:p>1773</text:p>
          </table:table-cell>
          <table:table-cell office:value-type="float" office:value="75.37">
            <text:p>75,37</text:p>
          </table:table-cell>
          <table:table-cell table:formula="of:=[.C17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74">
            <text:p>1774</text:p>
          </table:table-cell>
          <table:table-cell office:value-type="float" office:value="82.05">
            <text:p>82,05</text:p>
          </table:table-cell>
          <table:table-cell table:formula="of:=[.C17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75">
            <text:p>1775</text:p>
          </table:table-cell>
          <table:table-cell office:value-type="float" office:value="75.03">
            <text:p>75,03</text:p>
          </table:table-cell>
          <table:table-cell table:formula="of:=[.C17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76">
            <text:p>1776</text:p>
          </table:table-cell>
          <table:table-cell office:value-type="float" office:value="75.73">
            <text:p>75,73</text:p>
          </table:table-cell>
          <table:table-cell table:formula="of:=[.C17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77">
            <text:p>1777</text:p>
          </table:table-cell>
          <table:table-cell office:value-type="float" office:value="74.56">
            <text:p>74,56</text:p>
          </table:table-cell>
          <table:table-cell table:formula="of:=[.C17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78">
            <text:p>1778</text:p>
          </table:table-cell>
          <table:table-cell office:value-type="float" office:value="74.99">
            <text:p>74,99</text:p>
          </table:table-cell>
          <table:table-cell table:formula="of:=[.C17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79">
            <text:p>1779</text:p>
          </table:table-cell>
          <table:table-cell office:value-type="float" office:value="73.3">
            <text:p>73,30</text:p>
          </table:table-cell>
          <table:table-cell table:formula="of:=[.C17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74.71">
            <text:p>74,71</text:p>
          </table:table-cell>
          <table:table-cell table:formula="of:=[.C17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81">
            <text:p>1781</text:p>
          </table:table-cell>
          <table:table-cell office:value-type="float" office:value="74.15">
            <text:p>74,15</text:p>
          </table:table-cell>
          <table:table-cell table:formula="of:=[.C17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82">
            <text:p>1782</text:p>
          </table:table-cell>
          <table:table-cell office:value-type="float" office:value="72.08">
            <text:p>72,08</text:p>
          </table:table-cell>
          <table:table-cell table:formula="of:=[.C17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83">
            <text:p>1783</text:p>
          </table:table-cell>
          <table:table-cell office:value-type="float" office:value="77.19">
            <text:p>77,19</text:p>
          </table:table-cell>
          <table:table-cell table:formula="of:=[.C17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84">
            <text:p>1784</text:p>
          </table:table-cell>
          <table:table-cell office:value-type="float" office:value="71.33">
            <text:p>71,33</text:p>
          </table:table-cell>
          <table:table-cell table:formula="of:=[.C17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85">
            <text:p>1785</text:p>
          </table:table-cell>
          <table:table-cell office:value-type="float" office:value="76.65">
            <text:p>76,65</text:p>
          </table:table-cell>
          <table:table-cell table:formula="of:=[.C17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86">
            <text:p>1786</text:p>
          </table:table-cell>
          <table:table-cell office:value-type="float" office:value="77.07">
            <text:p>77,07</text:p>
          </table:table-cell>
          <table:table-cell table:formula="of:=[.C17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87">
            <text:p>1787</text:p>
          </table:table-cell>
          <table:table-cell office:value-type="float" office:value="71.9">
            <text:p>71,90</text:p>
          </table:table-cell>
          <table:table-cell table:formula="of:=[.C17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88">
            <text:p>1788</text:p>
          </table:table-cell>
          <table:table-cell office:value-type="float" office:value="250.93">
            <text:p>250,93</text:p>
          </table:table-cell>
          <table:table-cell table:formula="of:=[.C17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89">
            <text:p>1789</text:p>
          </table:table-cell>
          <table:table-cell office:value-type="float" office:value="75.33">
            <text:p>75,33</text:p>
          </table:table-cell>
          <table:table-cell table:formula="of:=[.C17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76.93">
            <text:p>76,93</text:p>
          </table:table-cell>
          <table:table-cell table:formula="of:=[.C17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91">
            <text:p>1791</text:p>
          </table:table-cell>
          <table:table-cell office:value-type="float" office:value="75.61">
            <text:p>75,61</text:p>
          </table:table-cell>
          <table:table-cell table:formula="of:=[.C17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71.78">
            <text:p>71,78</text:p>
          </table:table-cell>
          <table:table-cell table:formula="of:=[.C17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93">
            <text:p>1793</text:p>
          </table:table-cell>
          <table:table-cell office:value-type="float" office:value="72.38">
            <text:p>72,38</text:p>
          </table:table-cell>
          <table:table-cell table:formula="of:=[.C17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94">
            <text:p>1794</text:p>
          </table:table-cell>
          <table:table-cell office:value-type="float" office:value="74.74">
            <text:p>74,74</text:p>
          </table:table-cell>
          <table:table-cell table:formula="of:=[.C17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95">
            <text:p>1795</text:p>
          </table:table-cell>
          <table:table-cell office:value-type="float" office:value="74.97">
            <text:p>74,97</text:p>
          </table:table-cell>
          <table:table-cell table:formula="of:=[.C17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96">
            <text:p>1796</text:p>
          </table:table-cell>
          <table:table-cell office:value-type="float" office:value="75.18">
            <text:p>75,18</text:p>
          </table:table-cell>
          <table:table-cell table:formula="of:=[.C17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97">
            <text:p>1797</text:p>
          </table:table-cell>
          <table:table-cell office:value-type="float" office:value="72.89">
            <text:p>72,89</text:p>
          </table:table-cell>
          <table:table-cell table:formula="of:=[.C17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98">
            <text:p>1798</text:p>
          </table:table-cell>
          <table:table-cell office:value-type="float" office:value="74.57">
            <text:p>74,57</text:p>
          </table:table-cell>
          <table:table-cell table:formula="of:=[.C18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799">
            <text:p>1799</text:p>
          </table:table-cell>
          <table:table-cell office:value-type="float" office:value="73.03">
            <text:p>73,03</text:p>
          </table:table-cell>
          <table:table-cell table:formula="of:=[.C18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84.7">
            <text:p>84,70</text:p>
          </table:table-cell>
          <table:table-cell table:formula="of:=[.C18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5.12">
            <text:p>75,12</text:p>
          </table:table-cell>
          <table:table-cell table:formula="of:=[.C18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74.53">
            <text:p>74,53</text:p>
          </table:table-cell>
          <table:table-cell table:formula="of:=[.C18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03">
            <text:p>1803</text:p>
          </table:table-cell>
          <table:table-cell office:value-type="float" office:value="73.44">
            <text:p>73,44</text:p>
          </table:table-cell>
          <table:table-cell table:formula="of:=[.C18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04">
            <text:p>1804</text:p>
          </table:table-cell>
          <table:table-cell office:value-type="float" office:value="71.76">
            <text:p>71,76</text:p>
          </table:table-cell>
          <table:table-cell table:formula="of:=[.C18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05">
            <text:p>1805</text:p>
          </table:table-cell>
          <table:table-cell office:value-type="float" office:value="75.55">
            <text:p>75,55</text:p>
          </table:table-cell>
          <table:table-cell table:formula="of:=[.C18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06">
            <text:p>1806</text:p>
          </table:table-cell>
          <table:table-cell office:value-type="float" office:value="80.06">
            <text:p>80,06</text:p>
          </table:table-cell>
          <table:table-cell table:formula="of:=[.C18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07">
            <text:p>1807</text:p>
          </table:table-cell>
          <table:table-cell office:value-type="float" office:value="73.9">
            <text:p>73,90</text:p>
          </table:table-cell>
          <table:table-cell table:formula="of:=[.C18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74.06">
            <text:p>74,06</text:p>
          </table:table-cell>
          <table:table-cell table:formula="of:=[.C18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09">
            <text:p>1809</text:p>
          </table:table-cell>
          <table:table-cell office:value-type="float" office:value="75.43">
            <text:p>75,43</text:p>
          </table:table-cell>
          <table:table-cell table:formula="of:=[.C18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73.68">
            <text:p>73,68</text:p>
          </table:table-cell>
          <table:table-cell table:formula="of:=[.C18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11">
            <text:p>1811</text:p>
          </table:table-cell>
          <table:table-cell office:value-type="float" office:value="72.8">
            <text:p>72,80</text:p>
          </table:table-cell>
          <table:table-cell table:formula="of:=[.C18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78.7">
            <text:p>78,70</text:p>
          </table:table-cell>
          <table:table-cell table:formula="of:=[.C18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13">
            <text:p>1813</text:p>
          </table:table-cell>
          <table:table-cell office:value-type="float" office:value="73.17">
            <text:p>73,17</text:p>
          </table:table-cell>
          <table:table-cell table:formula="of:=[.C18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14">
            <text:p>1814</text:p>
          </table:table-cell>
          <table:table-cell office:value-type="float" office:value="74.07">
            <text:p>74,07</text:p>
          </table:table-cell>
          <table:table-cell table:formula="of:=[.C18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15">
            <text:p>1815</text:p>
          </table:table-cell>
          <table:table-cell office:value-type="float" office:value="73.79">
            <text:p>73,79</text:p>
          </table:table-cell>
          <table:table-cell table:formula="of:=[.C18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16">
            <text:p>1816</text:p>
          </table:table-cell>
          <table:table-cell office:value-type="float" office:value="77.67">
            <text:p>77,67</text:p>
          </table:table-cell>
          <table:table-cell table:formula="of:=[.C18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77.16">
            <text:p>77,16</text:p>
          </table:table-cell>
          <table:table-cell table:formula="of:=[.C18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18">
            <text:p>1818</text:p>
          </table:table-cell>
          <table:table-cell office:value-type="float" office:value="80.7">
            <text:p>80,70</text:p>
          </table:table-cell>
          <table:table-cell table:formula="of:=[.C18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19">
            <text:p>1819</text:p>
          </table:table-cell>
          <table:table-cell office:value-type="float" office:value="78.35">
            <text:p>78,35</text:p>
          </table:table-cell>
          <table:table-cell table:formula="of:=[.C18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73.96">
            <text:p>73,96</text:p>
          </table:table-cell>
          <table:table-cell table:formula="of:=[.C18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21">
            <text:p>1821</text:p>
          </table:table-cell>
          <table:table-cell office:value-type="float" office:value="75.35">
            <text:p>75,35</text:p>
          </table:table-cell>
          <table:table-cell table:formula="of:=[.C18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22">
            <text:p>1822</text:p>
          </table:table-cell>
          <table:table-cell office:value-type="float" office:value="73.37">
            <text:p>73,37</text:p>
          </table:table-cell>
          <table:table-cell table:formula="of:=[.C18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23">
            <text:p>1823</text:p>
          </table:table-cell>
          <table:table-cell office:value-type="float" office:value="79.95">
            <text:p>79,95</text:p>
          </table:table-cell>
          <table:table-cell table:formula="of:=[.C18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24">
            <text:p>1824</text:p>
          </table:table-cell>
          <table:table-cell office:value-type="float" office:value="75.91">
            <text:p>75,91</text:p>
          </table:table-cell>
          <table:table-cell table:formula="of:=[.C18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25">
            <text:p>1825</text:p>
          </table:table-cell>
          <table:table-cell office:value-type="float" office:value="80.2">
            <text:p>80,20</text:p>
          </table:table-cell>
          <table:table-cell table:formula="of:=[.C18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26">
            <text:p>1826</text:p>
          </table:table-cell>
          <table:table-cell office:value-type="float" office:value="73.85">
            <text:p>73,85</text:p>
          </table:table-cell>
          <table:table-cell table:formula="of:=[.C18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27">
            <text:p>1827</text:p>
          </table:table-cell>
          <table:table-cell office:value-type="float" office:value="74.87">
            <text:p>74,87</text:p>
          </table:table-cell>
          <table:table-cell table:formula="of:=[.C18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28">
            <text:p>1828</text:p>
          </table:table-cell>
          <table:table-cell office:value-type="float" office:value="75.4">
            <text:p>75,40</text:p>
          </table:table-cell>
          <table:table-cell table:formula="of:=[.C18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29">
            <text:p>1829</text:p>
          </table:table-cell>
          <table:table-cell office:value-type="float" office:value="77.06">
            <text:p>77,06</text:p>
          </table:table-cell>
          <table:table-cell table:formula="of:=[.C18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73.62">
            <text:p>73,62</text:p>
          </table:table-cell>
          <table:table-cell table:formula="of:=[.C18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31">
            <text:p>1831</text:p>
          </table:table-cell>
          <table:table-cell office:value-type="float" office:value="72.01">
            <text:p>72,01</text:p>
          </table:table-cell>
          <table:table-cell table:formula="of:=[.C18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32">
            <text:p>1832</text:p>
          </table:table-cell>
          <table:table-cell office:value-type="float" office:value="73.79">
            <text:p>73,79</text:p>
          </table:table-cell>
          <table:table-cell table:formula="of:=[.C18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33">
            <text:p>1833</text:p>
          </table:table-cell>
          <table:table-cell office:value-type="float" office:value="73.32">
            <text:p>73,32</text:p>
          </table:table-cell>
          <table:table-cell table:formula="of:=[.C18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34">
            <text:p>1834</text:p>
          </table:table-cell>
          <table:table-cell office:value-type="float" office:value="81.01">
            <text:p>81,01</text:p>
          </table:table-cell>
          <table:table-cell table:formula="of:=[.C18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35">
            <text:p>1835</text:p>
          </table:table-cell>
          <table:table-cell office:value-type="float" office:value="76.45">
            <text:p>76,45</text:p>
          </table:table-cell>
          <table:table-cell table:formula="of:=[.C18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36">
            <text:p>1836</text:p>
          </table:table-cell>
          <table:table-cell office:value-type="float" office:value="73.01">
            <text:p>73,01</text:p>
          </table:table-cell>
          <table:table-cell table:formula="of:=[.C18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37">
            <text:p>1837</text:p>
          </table:table-cell>
          <table:table-cell office:value-type="float" office:value="74.25">
            <text:p>74,25</text:p>
          </table:table-cell>
          <table:table-cell table:formula="of:=[.C18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38">
            <text:p>1838</text:p>
          </table:table-cell>
          <table:table-cell office:value-type="float" office:value="75.43">
            <text:p>75,43</text:p>
          </table:table-cell>
          <table:table-cell table:formula="of:=[.C18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39">
            <text:p>1839</text:p>
          </table:table-cell>
          <table:table-cell office:value-type="float" office:value="74.15">
            <text:p>74,15</text:p>
          </table:table-cell>
          <table:table-cell table:formula="of:=[.C18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82.86">
            <text:p>82,86</text:p>
          </table:table-cell>
          <table:table-cell table:formula="of:=[.C18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41">
            <text:p>1841</text:p>
          </table:table-cell>
          <table:table-cell office:value-type="float" office:value="73.78">
            <text:p>73,78</text:p>
          </table:table-cell>
          <table:table-cell table:formula="of:=[.C18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42">
            <text:p>1842</text:p>
          </table:table-cell>
          <table:table-cell office:value-type="float" office:value="74.78">
            <text:p>74,78</text:p>
          </table:table-cell>
          <table:table-cell table:formula="of:=[.C18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43">
            <text:p>1843</text:p>
          </table:table-cell>
          <table:table-cell office:value-type="float" office:value="75.49">
            <text:p>75,49</text:p>
          </table:table-cell>
          <table:table-cell table:formula="of:=[.C18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44">
            <text:p>1844</text:p>
          </table:table-cell>
          <table:table-cell office:value-type="float" office:value="71.96">
            <text:p>71,96</text:p>
          </table:table-cell>
          <table:table-cell table:formula="of:=[.C18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45">
            <text:p>1845</text:p>
          </table:table-cell>
          <table:table-cell office:value-type="float" office:value="76.6">
            <text:p>76,60</text:p>
          </table:table-cell>
          <table:table-cell table:formula="of:=[.C18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46">
            <text:p>1846</text:p>
          </table:table-cell>
          <table:table-cell office:value-type="float" office:value="76.28">
            <text:p>76,28</text:p>
          </table:table-cell>
          <table:table-cell table:formula="of:=[.C18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47">
            <text:p>1847</text:p>
          </table:table-cell>
          <table:table-cell office:value-type="float" office:value="252.64">
            <text:p>252,64</text:p>
          </table:table-cell>
          <table:table-cell table:formula="of:=[.C18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48">
            <text:p>1848</text:p>
          </table:table-cell>
          <table:table-cell office:value-type="float" office:value="69.05">
            <text:p>69,05</text:p>
          </table:table-cell>
          <table:table-cell table:formula="of:=[.C18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49">
            <text:p>1849</text:p>
          </table:table-cell>
          <table:table-cell office:value-type="float" office:value="79.66">
            <text:p>79,66</text:p>
          </table:table-cell>
          <table:table-cell table:formula="of:=[.C18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74.79">
            <text:p>74,79</text:p>
          </table:table-cell>
          <table:table-cell table:formula="of:=[.C18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51">
            <text:p>1851</text:p>
          </table:table-cell>
          <table:table-cell office:value-type="float" office:value="74.78">
            <text:p>74,78</text:p>
          </table:table-cell>
          <table:table-cell table:formula="of:=[.C18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52">
            <text:p>1852</text:p>
          </table:table-cell>
          <table:table-cell office:value-type="float" office:value="74.57">
            <text:p>74,57</text:p>
          </table:table-cell>
          <table:table-cell table:formula="of:=[.C18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53">
            <text:p>1853</text:p>
          </table:table-cell>
          <table:table-cell office:value-type="float" office:value="77.15">
            <text:p>77,15</text:p>
          </table:table-cell>
          <table:table-cell table:formula="of:=[.C18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54">
            <text:p>1854</text:p>
          </table:table-cell>
          <table:table-cell office:value-type="float" office:value="73.23">
            <text:p>73,23</text:p>
          </table:table-cell>
          <table:table-cell table:formula="of:=[.C18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55">
            <text:p>1855</text:p>
          </table:table-cell>
          <table:table-cell office:value-type="float" office:value="74.71">
            <text:p>74,71</text:p>
          </table:table-cell>
          <table:table-cell table:formula="of:=[.C18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73.21">
            <text:p>73,21</text:p>
          </table:table-cell>
          <table:table-cell table:formula="of:=[.C18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57">
            <text:p>1857</text:p>
          </table:table-cell>
          <table:table-cell office:value-type="float" office:value="72.33">
            <text:p>72,33</text:p>
          </table:table-cell>
          <table:table-cell table:formula="of:=[.C18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58">
            <text:p>1858</text:p>
          </table:table-cell>
          <table:table-cell office:value-type="float" office:value="73.37">
            <text:p>73,37</text:p>
          </table:table-cell>
          <table:table-cell table:formula="of:=[.C18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59">
            <text:p>1859</text:p>
          </table:table-cell>
          <table:table-cell office:value-type="float" office:value="74.63">
            <text:p>74,63</text:p>
          </table:table-cell>
          <table:table-cell table:formula="of:=[.C18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85.69">
            <text:p>85,69</text:p>
          </table:table-cell>
          <table:table-cell table:formula="of:=[.C18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61">
            <text:p>1861</text:p>
          </table:table-cell>
          <table:table-cell office:value-type="float" office:value="75.51">
            <text:p>75,51</text:p>
          </table:table-cell>
          <table:table-cell table:formula="of:=[.C18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62">
            <text:p>1862</text:p>
          </table:table-cell>
          <table:table-cell office:value-type="float" office:value="74.55">
            <text:p>74,55</text:p>
          </table:table-cell>
          <table:table-cell table:formula="of:=[.C18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63">
            <text:p>1863</text:p>
          </table:table-cell>
          <table:table-cell office:value-type="float" office:value="75.68">
            <text:p>75,68</text:p>
          </table:table-cell>
          <table:table-cell table:formula="of:=[.C18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64">
            <text:p>1864</text:p>
          </table:table-cell>
          <table:table-cell office:value-type="float" office:value="78.16">
            <text:p>78,16</text:p>
          </table:table-cell>
          <table:table-cell table:formula="of:=[.C18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65">
            <text:p>1865</text:p>
          </table:table-cell>
          <table:table-cell office:value-type="float" office:value="72.2">
            <text:p>72,20</text:p>
          </table:table-cell>
          <table:table-cell table:formula="of:=[.C18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66">
            <text:p>1866</text:p>
          </table:table-cell>
          <table:table-cell office:value-type="float" office:value="80.94">
            <text:p>80,94</text:p>
          </table:table-cell>
          <table:table-cell table:formula="of:=[.C186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67">
            <text:p>1867</text:p>
          </table:table-cell>
          <table:table-cell office:value-type="float" office:value="73.93">
            <text:p>73,93</text:p>
          </table:table-cell>
          <table:table-cell table:formula="of:=[.C18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68">
            <text:p>1868</text:p>
          </table:table-cell>
          <table:table-cell office:value-type="float" office:value="72.08">
            <text:p>72,08</text:p>
          </table:table-cell>
          <table:table-cell table:formula="of:=[.C18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69">
            <text:p>1869</text:p>
          </table:table-cell>
          <table:table-cell office:value-type="float" office:value="74.6">
            <text:p>74,60</text:p>
          </table:table-cell>
          <table:table-cell table:formula="of:=[.C18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74.2">
            <text:p>74,20</text:p>
          </table:table-cell>
          <table:table-cell table:formula="of:=[.C18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71">
            <text:p>1871</text:p>
          </table:table-cell>
          <table:table-cell office:value-type="float" office:value="72.49">
            <text:p>72,49</text:p>
          </table:table-cell>
          <table:table-cell table:formula="of:=[.C18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72">
            <text:p>1872</text:p>
          </table:table-cell>
          <table:table-cell office:value-type="float" office:value="76.47">
            <text:p>76,47</text:p>
          </table:table-cell>
          <table:table-cell table:formula="of:=[.C18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73">
            <text:p>1873</text:p>
          </table:table-cell>
          <table:table-cell office:value-type="float" office:value="73.45">
            <text:p>73,45</text:p>
          </table:table-cell>
          <table:table-cell table:formula="of:=[.C18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74">
            <text:p>1874</text:p>
          </table:table-cell>
          <table:table-cell office:value-type="float" office:value="75.44">
            <text:p>75,44</text:p>
          </table:table-cell>
          <table:table-cell table:formula="of:=[.C18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75">
            <text:p>1875</text:p>
          </table:table-cell>
          <table:table-cell office:value-type="float" office:value="74.19">
            <text:p>74,19</text:p>
          </table:table-cell>
          <table:table-cell table:formula="of:=[.C18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76">
            <text:p>1876</text:p>
          </table:table-cell>
          <table:table-cell office:value-type="float" office:value="75.87">
            <text:p>75,87</text:p>
          </table:table-cell>
          <table:table-cell table:formula="of:=[.C18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77">
            <text:p>1877</text:p>
          </table:table-cell>
          <table:table-cell office:value-type="float" office:value="75.37">
            <text:p>75,37</text:p>
          </table:table-cell>
          <table:table-cell table:formula="of:=[.C18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75.52">
            <text:p>75,52</text:p>
          </table:table-cell>
          <table:table-cell table:formula="of:=[.C18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79">
            <text:p>1879</text:p>
          </table:table-cell>
          <table:table-cell office:value-type="float" office:value="75.56">
            <text:p>75,56</text:p>
          </table:table-cell>
          <table:table-cell table:formula="of:=[.C18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75.79">
            <text:p>75,79</text:p>
          </table:table-cell>
          <table:table-cell table:formula="of:=[.C18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72.35">
            <text:p>72,35</text:p>
          </table:table-cell>
          <table:table-cell table:formula="of:=[.C18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82">
            <text:p>1882</text:p>
          </table:table-cell>
          <table:table-cell office:value-type="float" office:value="81.77">
            <text:p>81,77</text:p>
          </table:table-cell>
          <table:table-cell table:formula="of:=[.C18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83">
            <text:p>1883</text:p>
          </table:table-cell>
          <table:table-cell office:value-type="float" office:value="78.03">
            <text:p>78,03</text:p>
          </table:table-cell>
          <table:table-cell table:formula="of:=[.C18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84">
            <text:p>1884</text:p>
          </table:table-cell>
          <table:table-cell office:value-type="float" office:value="73.74">
            <text:p>73,74</text:p>
          </table:table-cell>
          <table:table-cell table:formula="of:=[.C18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85">
            <text:p>1885</text:p>
          </table:table-cell>
          <table:table-cell office:value-type="float" office:value="72.73">
            <text:p>72,73</text:p>
          </table:table-cell>
          <table:table-cell table:formula="of:=[.C18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86">
            <text:p>1886</text:p>
          </table:table-cell>
          <table:table-cell office:value-type="float" office:value="71.11">
            <text:p>71,11</text:p>
          </table:table-cell>
          <table:table-cell table:formula="of:=[.C18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87">
            <text:p>1887</text:p>
          </table:table-cell>
          <table:table-cell office:value-type="float" office:value="73.87">
            <text:p>73,87</text:p>
          </table:table-cell>
          <table:table-cell table:formula="of:=[.C18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88">
            <text:p>1888</text:p>
          </table:table-cell>
          <table:table-cell office:value-type="float" office:value="78.01">
            <text:p>78,01</text:p>
          </table:table-cell>
          <table:table-cell table:formula="of:=[.C18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89">
            <text:p>1889</text:p>
          </table:table-cell>
          <table:table-cell office:value-type="float" office:value="77.43">
            <text:p>77,43</text:p>
          </table:table-cell>
          <table:table-cell table:formula="of:=[.C18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74.1">
            <text:p>74,10</text:p>
          </table:table-cell>
          <table:table-cell table:formula="of:=[.C18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91">
            <text:p>1891</text:p>
          </table:table-cell>
          <table:table-cell office:value-type="float" office:value="74.54">
            <text:p>74,54</text:p>
          </table:table-cell>
          <table:table-cell table:formula="of:=[.C18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92">
            <text:p>1892</text:p>
          </table:table-cell>
          <table:table-cell office:value-type="float" office:value="75.35">
            <text:p>75,35</text:p>
          </table:table-cell>
          <table:table-cell table:formula="of:=[.C18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93">
            <text:p>1893</text:p>
          </table:table-cell>
          <table:table-cell office:value-type="float" office:value="71.72">
            <text:p>71,72</text:p>
          </table:table-cell>
          <table:table-cell table:formula="of:=[.C18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94">
            <text:p>1894</text:p>
          </table:table-cell>
          <table:table-cell office:value-type="float" office:value="78.32">
            <text:p>78,32</text:p>
          </table:table-cell>
          <table:table-cell table:formula="of:=[.C18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95">
            <text:p>1895</text:p>
          </table:table-cell>
          <table:table-cell office:value-type="float" office:value="73.21">
            <text:p>73,21</text:p>
          </table:table-cell>
          <table:table-cell table:formula="of:=[.C18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96">
            <text:p>1896</text:p>
          </table:table-cell>
          <table:table-cell office:value-type="float" office:value="74.81">
            <text:p>74,81</text:p>
          </table:table-cell>
          <table:table-cell table:formula="of:=[.C18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97">
            <text:p>1897</text:p>
          </table:table-cell>
          <table:table-cell office:value-type="float" office:value="73.42">
            <text:p>73,42</text:p>
          </table:table-cell>
          <table:table-cell table:formula="of:=[.C18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98">
            <text:p>1898</text:p>
          </table:table-cell>
          <table:table-cell office:value-type="float" office:value="72.86">
            <text:p>72,86</text:p>
          </table:table-cell>
          <table:table-cell table:formula="of:=[.C19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899">
            <text:p>1899</text:p>
          </table:table-cell>
          <table:table-cell office:value-type="float" office:value="73.32">
            <text:p>73,32</text:p>
          </table:table-cell>
          <table:table-cell table:formula="of:=[.C190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75.51">
            <text:p>75,51</text:p>
          </table:table-cell>
          <table:table-cell table:formula="of:=[.C190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73.54">
            <text:p>73,54</text:p>
          </table:table-cell>
          <table:table-cell table:formula="of:=[.C190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73.87">
            <text:p>73,87</text:p>
          </table:table-cell>
          <table:table-cell table:formula="of:=[.C190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74.67">
            <text:p>74,67</text:p>
          </table:table-cell>
          <table:table-cell table:formula="of:=[.C190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81.32">
            <text:p>81,32</text:p>
          </table:table-cell>
          <table:table-cell table:formula="of:=[.C190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78.77">
            <text:p>78,77</text:p>
          </table:table-cell>
          <table:table-cell table:formula="of:=[.C190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255.86">
            <text:p>255,86</text:p>
          </table:table-cell>
          <table:table-cell table:formula="of:=[.C190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69.25">
            <text:p>69,25</text:p>
          </table:table-cell>
          <table:table-cell table:formula="of:=[.C190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75.3">
            <text:p>75,30</text:p>
          </table:table-cell>
          <table:table-cell table:formula="of:=[.C191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82.4">
            <text:p>82,40</text:p>
          </table:table-cell>
          <table:table-cell table:formula="of:=[.C191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73.5">
            <text:p>73,50</text:p>
          </table:table-cell>
          <table:table-cell table:formula="of:=[.C191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73.97">
            <text:p>73,97</text:p>
          </table:table-cell>
          <table:table-cell table:formula="of:=[.C191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73.87">
            <text:p>73,87</text:p>
          </table:table-cell>
          <table:table-cell table:formula="of:=[.C191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73.6">
            <text:p>73,60</text:p>
          </table:table-cell>
          <table:table-cell table:formula="of:=[.C191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72.55">
            <text:p>72,55</text:p>
          </table:table-cell>
          <table:table-cell table:formula="of:=[.C191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78.8">
            <text:p>78,80</text:p>
          </table:table-cell>
          <table:table-cell table:formula="of:=[.C191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74.13">
            <text:p>74,13</text:p>
          </table:table-cell>
          <table:table-cell table:formula="of:=[.C191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73.88">
            <text:p>73,88</text:p>
          </table:table-cell>
          <table:table-cell table:formula="of:=[.C191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79.14">
            <text:p>79,14</text:p>
          </table:table-cell>
          <table:table-cell table:formula="of:=[.C192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73.36">
            <text:p>73,36</text:p>
          </table:table-cell>
          <table:table-cell table:formula="of:=[.C192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76.65">
            <text:p>76,65</text:p>
          </table:table-cell>
          <table:table-cell table:formula="of:=[.C192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73.92">
            <text:p>73,92</text:p>
          </table:table-cell>
          <table:table-cell table:formula="of:=[.C192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73.43">
            <text:p>73,43</text:p>
          </table:table-cell>
          <table:table-cell table:formula="of:=[.C192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73.2">
            <text:p>73,20</text:p>
          </table:table-cell>
          <table:table-cell table:formula="of:=[.C192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82.81">
            <text:p>82,81</text:p>
          </table:table-cell>
          <table:table-cell table:formula="of:=[.C192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76.18">
            <text:p>76,18</text:p>
          </table:table-cell>
          <table:table-cell table:formula="of:=[.C192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77.05">
            <text:p>77,05</text:p>
          </table:table-cell>
          <table:table-cell table:formula="of:=[.C192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75.43">
            <text:p>75,43</text:p>
          </table:table-cell>
          <table:table-cell table:formula="of:=[.C192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72.29">
            <text:p>72,29</text:p>
          </table:table-cell>
          <table:table-cell table:formula="of:=[.C193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73.16">
            <text:p>73,16</text:p>
          </table:table-cell>
          <table:table-cell table:formula="of:=[.C193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74.06">
            <text:p>74,06</text:p>
          </table:table-cell>
          <table:table-cell table:formula="of:=[.C193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75.16">
            <text:p>75,16</text:p>
          </table:table-cell>
          <table:table-cell table:formula="of:=[.C193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72.92">
            <text:p>72,92</text:p>
          </table:table-cell>
          <table:table-cell table:formula="of:=[.C193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74.4">
            <text:p>74,40</text:p>
          </table:table-cell>
          <table:table-cell table:formula="of:=[.C193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75.99">
            <text:p>75,99</text:p>
          </table:table-cell>
          <table:table-cell table:formula="of:=[.C193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72.57">
            <text:p>72,57</text:p>
          </table:table-cell>
          <table:table-cell table:formula="of:=[.C193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75.04">
            <text:p>75,04</text:p>
          </table:table-cell>
          <table:table-cell table:formula="of:=[.C193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79.39">
            <text:p>79,39</text:p>
          </table:table-cell>
          <table:table-cell table:formula="of:=[.C193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74.38">
            <text:p>74,38</text:p>
          </table:table-cell>
          <table:table-cell table:formula="of:=[.C194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72.84">
            <text:p>72,84</text:p>
          </table:table-cell>
          <table:table-cell table:formula="of:=[.C194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71.69">
            <text:p>71,69</text:p>
          </table:table-cell>
          <table:table-cell table:formula="of:=[.C194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73.53">
            <text:p>73,53</text:p>
          </table:table-cell>
          <table:table-cell table:formula="of:=[.C194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74.98">
            <text:p>74,98</text:p>
          </table:table-cell>
          <table:table-cell table:formula="of:=[.C194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77.81">
            <text:p>77,81</text:p>
          </table:table-cell>
          <table:table-cell table:formula="of:=[.C194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73.9">
            <text:p>73,90</text:p>
          </table:table-cell>
          <table:table-cell table:formula="of:=[.C194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77.64">
            <text:p>77,64</text:p>
          </table:table-cell>
          <table:table-cell table:formula="of:=[.C194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79.98">
            <text:p>79,98</text:p>
          </table:table-cell>
          <table:table-cell table:formula="of:=[.C194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75.62">
            <text:p>75,62</text:p>
          </table:table-cell>
          <table:table-cell table:formula="of:=[.C194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77.38">
            <text:p>77,38</text:p>
          </table:table-cell>
          <table:table-cell table:formula="of:=[.C195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74.72">
            <text:p>74,72</text:p>
          </table:table-cell>
          <table:table-cell table:formula="of:=[.C195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73.24">
            <text:p>73,24</text:p>
          </table:table-cell>
          <table:table-cell table:formula="of:=[.C195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73.5">
            <text:p>73,50</text:p>
          </table:table-cell>
          <table:table-cell table:formula="of:=[.C195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75.28">
            <text:p>75,28</text:p>
          </table:table-cell>
          <table:table-cell table:formula="of:=[.C195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70.58">
            <text:p>70,58</text:p>
          </table:table-cell>
          <table:table-cell table:formula="of:=[.C195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76.59">
            <text:p>76,59</text:p>
          </table:table-cell>
          <table:table-cell table:formula="of:=[.C195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74.14">
            <text:p>74,14</text:p>
          </table:table-cell>
          <table:table-cell table:formula="of:=[.C195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70.94">
            <text:p>70,94</text:p>
          </table:table-cell>
          <table:table-cell table:formula="of:=[.C195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78.37">
            <text:p>78,37</text:p>
          </table:table-cell>
          <table:table-cell table:formula="of:=[.C195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89.85">
            <text:p>89,85</text:p>
          </table:table-cell>
          <table:table-cell table:formula="of:=[.C196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92.98">
            <text:p>92,98</text:p>
          </table:table-cell>
          <table:table-cell table:formula="of:=[.C196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90.79">
            <text:p>90,79</text:p>
          </table:table-cell>
          <table:table-cell table:formula="of:=[.C196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68.9">
            <text:p>68,90</text:p>
          </table:table-cell>
          <table:table-cell table:formula="of:=[.C196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75.78">
            <text:p>75,78</text:p>
          </table:table-cell>
          <table:table-cell table:formula="of:=[.C196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69.32">
            <text:p>69,32</text:p>
          </table:table-cell>
          <table:table-cell table:formula="of:=[.C196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69.19">
            <text:p>69,19</text:p>
          </table:table-cell>
          <table:table-cell table:formula="of:=[.C196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261.3">
            <text:p>261,30</text:p>
          </table:table-cell>
          <table:table-cell table:formula="of:=[.C196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table:style-name="ce2" office:value-type="float" office:value="1966">
            <text:p>1966</text:p>
          </table:table-cell>
          <table:table-cell table:style-name="ce5" office:value-type="float" office:value="65.42">
            <text:p>65,42</text:p>
          </table:table-cell>
          <table:table-cell table:style-name="ce2" table:formula="of:=[.C1968]" office:value-type="float" office:value="451.77">
            <text:p>451,77</text:p>
          </table:table-cell>
          <table:table-cell office:value-type="string">
            <text:p>&lt;--MINIMO</text:p>
          </table:table-cell>
          <table:table-cell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69.73">
            <text:p>69,73</text:p>
          </table:table-cell>
          <table:table-cell table:formula="of:=[.C196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71.07">
            <text:p>71,07</text:p>
          </table:table-cell>
          <table:table-cell table:formula="of:=[.C197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70.99">
            <text:p>70,99</text:p>
          </table:table-cell>
          <table:table-cell table:formula="of:=[.C197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70">
            <text:p>70,00</text:p>
          </table:table-cell>
          <table:table-cell table:formula="of:=[.C197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68.75">
            <text:p>68,75</text:p>
          </table:table-cell>
          <table:table-cell table:formula="of:=[.C197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69.16">
            <text:p>69,16</text:p>
          </table:table-cell>
          <table:table-cell table:formula="of:=[.C197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67.77">
            <text:p>67,77</text:p>
          </table:table-cell>
          <table:table-cell table:formula="of:=[.C197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68.73">
            <text:p>68,73</text:p>
          </table:table-cell>
          <table:table-cell table:formula="of:=[.C197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70.18">
            <text:p>70,18</text:p>
          </table:table-cell>
          <table:table-cell table:formula="of:=[.C197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71.02">
            <text:p>71,02</text:p>
          </table:table-cell>
          <table:table-cell table:formula="of:=[.C197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68.89">
            <text:p>68,89</text:p>
          </table:table-cell>
          <table:table-cell table:formula="of:=[.C197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71.62">
            <text:p>71,62</text:p>
          </table:table-cell>
          <table:table-cell table:formula="of:=[.C198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71.54">
            <text:p>71,54</text:p>
          </table:table-cell>
          <table:table-cell table:formula="of:=[.C198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68.36">
            <text:p>68,36</text:p>
          </table:table-cell>
          <table:table-cell table:formula="of:=[.C198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69.07">
            <text:p>69,07</text:p>
          </table:table-cell>
          <table:table-cell table:formula="of:=[.C198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70.16">
            <text:p>70,16</text:p>
          </table:table-cell>
          <table:table-cell table:formula="of:=[.C198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72.74">
            <text:p>72,74</text:p>
          </table:table-cell>
          <table:table-cell table:formula="of:=[.C198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71.57">
            <text:p>71,57</text:p>
          </table:table-cell>
          <table:table-cell table:formula="of:=[.C198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70.43">
            <text:p>70,43</text:p>
          </table:table-cell>
          <table:table-cell table:formula="of:=[.C198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76.1">
            <text:p>76,10</text:p>
          </table:table-cell>
          <table:table-cell table:formula="of:=[.C198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70.03">
            <text:p>70,03</text:p>
          </table:table-cell>
          <table:table-cell table:formula="of:=[.C198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70.09">
            <text:p>70,09</text:p>
          </table:table-cell>
          <table:table-cell table:formula="of:=[.C199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69.41">
            <text:p>69,41</text:p>
          </table:table-cell>
          <table:table-cell table:formula="of:=[.C1991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71.28">
            <text:p>71,28</text:p>
          </table:table-cell>
          <table:table-cell table:formula="of:=[.C1992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70.59">
            <text:p>70,59</text:p>
          </table:table-cell>
          <table:table-cell table:formula="of:=[.C1993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76.34">
            <text:p>76,34</text:p>
          </table:table-cell>
          <table:table-cell table:formula="of:=[.C1994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76.28">
            <text:p>76,28</text:p>
          </table:table-cell>
          <table:table-cell table:formula="of:=[.C1995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69.23">
            <text:p>69,23</text:p>
          </table:table-cell>
          <table:table-cell table:formula="of:=[.C1996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70.93">
            <text:p>70,93</text:p>
          </table:table-cell>
          <table:table-cell table:formula="of:=[.C1997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68.59">
            <text:p>68,59</text:p>
          </table:table-cell>
          <table:table-cell table:formula="of:=[.C1998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81.73">
            <text:p>81,73</text:p>
          </table:table-cell>
          <table:table-cell table:formula="of:=[.C1999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75.04">
            <text:p>75,04</text:p>
          </table:table-cell>
          <table:table-cell table:formula="of:=[.C2000]" office:value-type="float" office:value="451.77">
            <text:p>451,77</text:p>
          </table:table-cell>
          <table:table-cell table:number-columns-repeated="2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71.22">
            <text:p>71,22</text:p>
          </table:table-cell>
          <table:table-cell table:formula="of:=[.C2001]" office:value-type="float" office:value="451.77">
            <text:p>451,7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17/02/2013</text:date>, <text:time>18.49.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8:38:38</meta:creation-date>
    <dc:date>2013-02-17T18:49:37</dc:date>
    <meta:editing-duration>PT10M2S</meta:editing-duration>
    <meta:editing-cycles>4</meta:editing-cycles>
    <meta:generator>OpenOffice.org/3.4.1$Unix OpenOffice.org_project/341m1$Build-9593</meta:generator>
    <dc:creator>Andrea Peretti</dc:creator>
    <meta:document-statistic meta:table-count="1" meta:cell-count="6310" meta:object-count="1"/>
  </office:meta>
</office:document-meta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281cm" svg:height="26.791cm" xlink:href=".." xlink:type="simple" chart:class="chart:line" chart:style-name="ch1">
        <chart:title svg:x="15.72cm" svg:y="0.671cm" chart:style-name="ch2">
          <text:p>Tempi  soglie quicksort + insertionsort</text:p>
        </chart:title>
        <chart:subtitle svg:x="18.151cm" svg:y="1.995cm" chart:style-name="ch3">
          <text:p>Linguaggio Java</text:p>
        </chart:subtitle>
        <chart:legend chart:legend-position="end" svg:x="35.181cm" svg:y="12.586cm" style:legend-expansion="high" chart:style-name="ch4"/>
        <chart:plot-area chart:style-name="ch5" table:cell-range-address="'java ricerca soglia mergesort'.A2:'java ricerca soglia mergesort'.D302" chart:data-source-has-labels="both" svg:x="1.235cm" svg:y="3.73cm" svg:width="32.376cm" svg:height="22.106cm">
          <chartooo:coordinate-region svg:x="2.567cm" svg:y="3.934cm" svg:width="30.951cm" svg:height="20.841cm"/>
          <chart:axis chart:dimension="x" chart:name="primary-x" chart:style-name="ch6" chartooo:axis-type="auto">
            <chartooo:date-scale/>
            <chart:categories table:cell-range-address="'java ricerca soglia mergesort'.A3:'java ricerca soglia mergesort'.A30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java ricerca soglia mergesort'.B3:'java ricerca soglia mergesort'.B302" chart:label-cell-address="'java ricerca soglia mergesort'.B2:'java ricerca soglia mergesort'.B2" chart:class="chart:line">
            <chart:data-point chart:repeated="300"/>
          </chart:series>
          <chart:series chart:style-name="ch10" chart:values-cell-range-address="'java ricerca soglia mergesort'.C3:'java ricerca soglia mergesort'.C302" chart:label-cell-address="'java ricerca soglia mergesort'.C2:'java ricerca soglia mergesort'.C2" chart:class="chart:line">
            <chart:data-point chart:repeated="300"/>
          </chart:series>
          <chart:series chart:style-name="ch11" chart:values-cell-range-address="'java ricerca soglia mergesort'.D3:'java ricerca soglia mergesort'.D302" chart:label-cell-address="'java ricerca soglia mergesort'.D2:'java ricerca soglia mergesort'.D2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ms)</text:p>
                <draw:g>
                  <svg:desc>'java ricerca soglia mergesort'.B2:'java ricerca soglia mergesort'.B2</svg:desc>
                </draw:g>
              </table:table-cell>
              <table:table-cell office:value-type="string">
                <text:p>Tempo mergesort</text:p>
                <draw:g>
                  <svg:desc>'java ricerca soglia mergesort'.C2:'java ricerca soglia mergesort'.C2</svg:desc>
                </draw:g>
              </table:table-cell>
              <table:table-cell office:value-type="string">
                <text:p>Minimo:</text:p>
                <draw:g>
                  <svg:desc>'java ricerca soglia mergesort'.D2:'java ricerca soglia mergesort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java ricerca soglia mergesort'.A3:'java ricerca soglia mergesort'.A302</svg:desc>
                </draw:g>
              </table:table-cell>
              <table:table-cell office:value-type="float" office:value="630.29">
                <text:p>630.29</text:p>
                <draw:g>
                  <svg:desc>'java ricerca soglia mergesort'.B3:'java ricerca soglia mergesort'.B302</svg:desc>
                </draw:g>
              </table:table-cell>
              <table:table-cell office:value-type="float" office:value="451.77">
                <text:p>451.77</text:p>
                <draw:g>
                  <svg:desc>'java ricerca soglia mergesort'.C3:'java ricerca soglia mergesort'.C302</svg:desc>
                </draw:g>
              </table:table-cell>
              <table:table-cell office:value-type="float" office:value="272.43">
                <text:p>272.43</text:p>
                <draw:g>
                  <svg:desc>'java ricerca soglia mergesort'.D3:'java ricerca soglia mergesort'.D3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96.72">
                <text:p>496.7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39.66">
                <text:p>439.6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34.98">
                <text:p>434.9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2.87">
                <text:p>422.8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24.57">
                <text:p>424.5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64.54">
                <text:p>364.5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60.16">
                <text:p>360.1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7.29">
                <text:p>347.2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45.59">
                <text:p>345.5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5.43">
                <text:p>335.4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5.31">
                <text:p>335.3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26.77">
                <text:p>326.7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3.31">
                <text:p>323.3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7.41">
                <text:p>317.4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14.18">
                <text:p>314.1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1.29">
                <text:p>311.2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9.42">
                <text:p>309.4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8.35">
                <text:p>308.3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4.45">
                <text:p>304.4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6.45">
                <text:p>316.4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.43">
                <text:p>310.4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09.12">
                <text:p>309.1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07.18">
                <text:p>307.1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02.78">
                <text:p>302.7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00.89">
                <text:p>300.8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00.97">
                <text:p>300.9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4.57">
                <text:p>304.5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97.75">
                <text:p>297.7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1.95">
                <text:p>291.9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9.34">
                <text:p>289.3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90.36">
                <text:p>290.3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9.86">
                <text:p>289.8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91.48">
                <text:p>291.4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86.92">
                <text:p>286.9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89.27">
                <text:p>289.2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85.3">
                <text:p>285.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86.11">
                <text:p>286.1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83.85">
                <text:p>283.8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84.22">
                <text:p>284.2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2.83">
                <text:p>282.8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87.33">
                <text:p>287.3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3.96">
                <text:p>283.9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83.03">
                <text:p>283.0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81.07">
                <text:p>281.0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79.59">
                <text:p>279.5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79.34">
                <text:p>279.3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79.58">
                <text:p>279.5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81.73">
                <text:p>281.7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77.77">
                <text:p>277.7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5.19">
                <text:p>285.1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79.87">
                <text:p>279.8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79.2">
                <text:p>279.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75.93">
                <text:p>275.9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79.86">
                <text:p>279.8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78.94">
                <text:p>278.9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8.6">
                <text:p>278.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77.04">
                <text:p>277.0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76.66">
                <text:p>276.6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76.47">
                <text:p>276.4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7.04">
                <text:p>277.0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76.57">
                <text:p>276.5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75.96">
                <text:p>275.9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76.34">
                <text:p>276.3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5.53">
                <text:p>275.5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74.83">
                <text:p>274.8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75.38">
                <text:p>275.3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74.21">
                <text:p>274.2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74.48">
                <text:p>274.4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72.43">
                <text:p>272.4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77.89">
                <text:p>277.8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74.11">
                <text:p>274.1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75.07">
                <text:p>275.0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73.79">
                <text:p>273.7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73.94">
                <text:p>273.9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74.9">
                <text:p>274.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74.19">
                <text:p>274.1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75.9">
                <text:p>275.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73.61">
                <text:p>273.6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74.08">
                <text:p>274.0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2.63">
                <text:p>272.6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73.79">
                <text:p>273.7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74.36">
                <text:p>274.3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73.99">
                <text:p>273.9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78.14">
                <text:p>278.1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95.67">
                <text:p>295.6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75.06">
                <text:p>275.0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73.25">
                <text:p>273.2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73.96">
                <text:p>273.9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77.32">
                <text:p>277.3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6.61">
                <text:p>276.6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75.49">
                <text:p>275.4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76.1">
                <text:p>276.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76.11">
                <text:p>276.1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77.58">
                <text:p>277.5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75.77">
                <text:p>275.7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76.12">
                <text:p>276.1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76.66">
                <text:p>276.6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78.87">
                <text:p>278.8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00.54">
                <text:p>300.5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3.93">
                <text:p>273.9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74.57">
                <text:p>274.5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77.49">
                <text:p>277.4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74.31">
                <text:p>274.3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74.67">
                <text:p>274.6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73.23">
                <text:p>273.2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75.09">
                <text:p>275.0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78.02">
                <text:p>278.0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73.87">
                <text:p>273.8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76.31">
                <text:p>276.3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5.9">
                <text:p>275.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74.29">
                <text:p>274.2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73.12">
                <text:p>273.1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74.78">
                <text:p>274.7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73.76">
                <text:p>273.7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72.97">
                <text:p>272.9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74.86">
                <text:p>274.8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80.6">
                <text:p>280.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73.93">
                <text:p>273.9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76.14">
                <text:p>276.1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7.69">
                <text:p>277.6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78.59">
                <text:p>278.5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74.68">
                <text:p>274.6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76.91">
                <text:p>276.9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75.34">
                <text:p>275.3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76.5">
                <text:p>276.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75.26">
                <text:p>275.2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75.88">
                <text:p>275.8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76.49">
                <text:p>276.4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76.44">
                <text:p>276.4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79.16">
                <text:p>279.1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76.54">
                <text:p>276.5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78.01">
                <text:p>278.0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74.98">
                <text:p>274.9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86.41">
                <text:p>286.4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77.52">
                <text:p>277.5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82.35">
                <text:p>282.3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76.5">
                <text:p>276.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78.35">
                <text:p>278.3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79.05">
                <text:p>279.0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76.35">
                <text:p>276.3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78.12">
                <text:p>278.1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76.21">
                <text:p>276.2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78.25">
                <text:p>278.2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77.47">
                <text:p>277.4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75.59">
                <text:p>275.5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77.53">
                <text:p>277.5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78.15">
                <text:p>278.1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80.96">
                <text:p>280.9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77.58">
                <text:p>277.5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82.28">
                <text:p>282.2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77.91">
                <text:p>277.9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83.01">
                <text:p>283.0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79.49">
                <text:p>279.4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78.04">
                <text:p>278.0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76.46">
                <text:p>276.4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76.5">
                <text:p>276.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79.07">
                <text:p>279.0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80.67">
                <text:p>280.6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80.41">
                <text:p>280.4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9.77">
                <text:p>279.7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80.47">
                <text:p>280.4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78.64">
                <text:p>278.6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80.07">
                <text:p>280.0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78.88">
                <text:p>278.8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79.6">
                <text:p>279.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83.15">
                <text:p>283.1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82.08">
                <text:p>282.0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81.98">
                <text:p>281.9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79.22">
                <text:p>279.2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81.74">
                <text:p>281.7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80.49">
                <text:p>280.4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79.96">
                <text:p>279.9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81.53">
                <text:p>281.5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81.75">
                <text:p>281.7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82.61">
                <text:p>282.6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80.72">
                <text:p>280.7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80.69">
                <text:p>280.6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80.62">
                <text:p>280.6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84.64">
                <text:p>284.6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81.92">
                <text:p>281.9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85.11">
                <text:p>285.1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85">
                <text:p>28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84.05">
                <text:p>284.0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80.24">
                <text:p>280.2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84.09">
                <text:p>284.0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83.52">
                <text:p>283.5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84.17">
                <text:p>284.1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83.44">
                <text:p>283.4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85.65">
                <text:p>285.6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84.58">
                <text:p>284.5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84.82">
                <text:p>284.8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87.05">
                <text:p>287.0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84.76">
                <text:p>284.7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86.02">
                <text:p>286.0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86.54">
                <text:p>286.5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84.37">
                <text:p>284.3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89.8">
                <text:p>289.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84.43">
                <text:p>284.4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84.39">
                <text:p>284.3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0.19">
                <text:p>290.1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85.67">
                <text:p>285.6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87.9">
                <text:p>287.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87.89">
                <text:p>287.8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90.02">
                <text:p>290.0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86.3">
                <text:p>286.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87.24">
                <text:p>287.2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90.54">
                <text:p>290.5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86.9">
                <text:p>286.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88.32">
                <text:p>288.3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89.05">
                <text:p>289.0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89.29">
                <text:p>289.2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88.12">
                <text:p>288.1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89.41">
                <text:p>289.4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91.18">
                <text:p>291.1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88.42">
                <text:p>288.4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88.62">
                <text:p>288.6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89.16">
                <text:p>289.1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91.79">
                <text:p>291.7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90.09">
                <text:p>290.0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89.58">
                <text:p>289.5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88.45">
                <text:p>288.4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94">
                <text:p>29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92.05">
                <text:p>292.0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90.29">
                <text:p>290.2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91.33">
                <text:p>291.3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91.7">
                <text:p>291.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93.77">
                <text:p>293.7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91.21">
                <text:p>291.2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92.59">
                <text:p>292.5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93.99">
                <text:p>293.9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91.79">
                <text:p>291.7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92.32">
                <text:p>292.3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90.14">
                <text:p>290.1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92.79">
                <text:p>292.7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92.66">
                <text:p>292.6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92.49">
                <text:p>292.4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93.87">
                <text:p>293.8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92.01">
                <text:p>292.0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93.77">
                <text:p>293.7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00.37">
                <text:p>300.3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95.04">
                <text:p>295.0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92.16">
                <text:p>292.1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94.96">
                <text:p>294.9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94.09">
                <text:p>294.0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98.22">
                <text:p>298.2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95.84">
                <text:p>295.8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93.84">
                <text:p>293.8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95.62">
                <text:p>295.62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98.97">
                <text:p>298.9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97.37">
                <text:p>297.3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95.81">
                <text:p>295.8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96.94">
                <text:p>296.9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97.89">
                <text:p>297.8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00.24">
                <text:p>300.2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99.99">
                <text:p>299.9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9.83">
                <text:p>299.8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99.03">
                <text:p>299.0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99.49">
                <text:p>299.4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99.19">
                <text:p>299.1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97.16">
                <text:p>297.1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00.17">
                <text:p>300.1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09.63">
                <text:p>309.6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99.86">
                <text:p>299.8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99.91">
                <text:p>299.9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00.45">
                <text:p>300.4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00.21">
                <text:p>300.2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01.61">
                <text:p>301.6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97.95">
                <text:p>297.9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00.01">
                <text:p>300.0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00.76">
                <text:p>300.7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01.41">
                <text:p>301.4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00.16">
                <text:p>300.1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01.46">
                <text:p>301.4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04.05">
                <text:p>304.0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00.77">
                <text:p>300.7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03.6">
                <text:p>303.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02.48">
                <text:p>302.4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05.35">
                <text:p>305.3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01.36">
                <text:p>301.36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01.48">
                <text:p>301.4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03.4">
                <text:p>303.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04.28">
                <text:p>304.2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07.23">
                <text:p>307.2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04.19">
                <text:p>304.1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07.28">
                <text:p>307.2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25.25">
                <text:p>325.2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18.53">
                <text:p>318.5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11.15">
                <text:p>311.1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11.5">
                <text:p>311.5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21.08">
                <text:p>321.0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06.88">
                <text:p>306.88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07.03">
                <text:p>307.0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09.44">
                <text:p>309.44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05.73">
                <text:p>305.73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05.17">
                <text:p>305.1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09.79">
                <text:p>309.79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07.01">
                <text:p>307.01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07.07">
                <text:p>307.0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07.57">
                <text:p>307.57</text:p>
              </table:table-cell>
              <table:table-cell office:value-type="float" office:value="451.77">
                <text:p>451.77</text:p>
              </table:table-cell>
              <table:table-cell office:value-type="float" office:value="272.43">
                <text:p>272.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